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automatic-styles>
    <style:style style:name="dp1" style:family="drawing-page"/>
    <style:style style:name="gr1" style:family="graphic" style:parent-style-name="Default_20_Drawing_20_Style_5f_1">
      <style:graphic-properties draw:stroke="none" draw:fill-color="#1c527f" draw:textarea-horizontal-align="justify" draw:textarea-vertical-align="middle" draw:auto-grow-height="false" fo:min-height="8.774cm" fo:min-width="8.524cm"/>
    </style:style>
    <style:style style:name="gr2" style:family="graphic" style:parent-style-name="Default_20_Drawing_20_Style_5f_1">
      <style:graphic-properties draw:stroke="none" draw:fill-color="#ffffff" draw:textarea-horizontal-align="justify" draw:textarea-vertical-align="middle" draw:auto-grow-height="false" fo:min-height="0.214cm" fo:min-width="0.988cm"/>
    </style:style>
    <style:style style:name="gr3" style:family="graphic" style:parent-style-name="Default_20_Drawing_20_Style_5f_1">
      <style:graphic-properties draw:stroke="none" draw:fill-color="#ffffff" draw:textarea-horizontal-align="justify" draw:textarea-vertical-align="middle" draw:auto-grow-height="false" fo:min-height="0.211cm" fo:min-width="0.992cm"/>
    </style:style>
    <style:style style:name="gr4" style:family="graphic" style:parent-style-name="Default_20_Drawing_20_Style_5f_1">
      <style:graphic-properties draw:stroke="none" draw:fill-color="#ffffff" draw:textarea-horizontal-align="justify" draw:textarea-vertical-align="middle" draw:auto-grow-height="false" fo:min-height="0.977cm" fo:min-width="4.032cm"/>
    </style:style>
    <style:style style:name="gr5" style:family="graphic" style:parent-style-name="Default_20_Drawing_20_Style_5f_1">
      <style:graphic-properties draw:textarea-horizontal-align="justify" draw:textarea-vertical-align="middle" draw:auto-grow-height="false" fo:min-height="0.252cm" fo:min-width="0cm"/>
    </style:style>
    <style:style style:name="gr6" style:family="graphic" style:parent-style-name="Default_20_Drawing_20_Style_5f_1">
      <style:graphic-properties draw:textarea-horizontal-align="justify" draw:textarea-vertical-align="middle" draw:auto-grow-height="false" fo:min-height="0.243cm" fo:min-width="0cm"/>
    </style:style>
    <style:style style:name="gr7" style:family="graphic" style:parent-style-name="Default_20_Drawing_20_Style_5f_1">
      <style:graphic-properties draw:textarea-horizontal-align="justify" draw:textarea-vertical-align="middle" draw:auto-grow-height="false" fo:min-height="1.961cm" fo:min-width="0cm"/>
    </style:style>
    <style:style style:name="gr8" style:family="graphic" style:parent-style-name="Default_20_Drawing_20_Style_5f_1">
      <style:graphic-properties draw:textarea-horizontal-align="justify" draw:textarea-vertical-align="middle" draw:auto-grow-height="false" fo:min-height="2.31cm" fo:min-width="0.328cm"/>
    </style:style>
    <style:style style:name="gr9" style:family="graphic" style:parent-style-name="Default_20_Drawing_20_Style_5f_1">
      <style:graphic-properties draw:textarea-horizontal-align="justify" draw:textarea-vertical-align="middle" draw:auto-grow-height="false" fo:min-height="0.304cm" fo:min-width="0.537cm"/>
    </style:style>
    <style:style style:name="gr10" style:family="graphic" style:parent-style-name="Default_20_Drawing_20_Style_5f_1">
      <style:graphic-properties draw:textarea-horizontal-align="justify" draw:textarea-vertical-align="middle" draw:auto-grow-height="false" fo:min-height="0.248cm" fo:min-width="0cm" draw:shadow="hidden"/>
    </style:style>
    <style:style style:name="gr11" style:family="graphic" style:parent-style-name="Default_20_Drawing_20_Style_5f_1">
      <style:graphic-properties draw:textarea-horizontal-align="justify" draw:textarea-vertical-align="middle" draw:auto-grow-height="false" fo:min-height="1.295cm" fo:min-width="0.583cm" draw:shadow="hidden"/>
    </style:style>
    <style:style style:name="gr12" style:family="graphic" style:parent-style-name="Default_20_Drawing_20_Style_5f_1">
      <style:graphic-properties draw:textarea-horizontal-align="justify" draw:textarea-vertical-align="middle" draw:auto-grow-height="false" fo:min-height="0.04cm" fo:min-width="0cm" draw:shadow="hidden"/>
    </style:style>
    <style:style style:name="gr13" style:family="graphic" style:parent-style-name="Default_20_Drawing_20_Style_5f_1">
      <style:graphic-properties draw:fill-color="#ffffff" draw:textarea-horizontal-align="justify" draw:textarea-vertical-align="middle" draw:auto-grow-height="false" fo:min-height="2.302cm" fo:min-width="1.152cm" draw:shadow="hidden"/>
    </style:style>
    <style:style style:name="gr14" style:family="graphic" style:parent-style-name="Default_20_Drawing_20_Style_5f_1">
      <style:graphic-properties draw:textarea-horizontal-align="justify" draw:textarea-vertical-align="middle" draw:auto-grow-height="false" fo:min-height="4.456cm" fo:min-width="4.182cm"/>
    </style:style>
    <style:style style:name="gr15" style:family="graphic" style:parent-style-name="Default_20_Drawing_20_Style_5f_1">
      <style:graphic-properties draw:fill-color="#1c527f" draw:textarea-horizontal-align="center" draw:textarea-vertical-align="middle"/>
    </style:style>
    <style:style style:name="gr16" style:family="graphic" style:parent-style-name="Default_20_Drawing_20_Style_5f_1">
      <style:graphic-properties draw:fill-color="#1c527f" draw:textarea-vertical-align="middle"/>
    </style:style>
    <style:style style:name="gr17" style:family="graphic" style:parent-style-name="Obj_5f_Line1">
      <style:graphic-properties draw:stroke="dash" draw:stroke-dash="Dash_20__28_Rounded_29_" svg:stroke-width="0.159cm" draw:marker-start-width="0.438cm" draw:marker-end-width="0.438cm" svg:stroke-linecap="round" fo:padding-top="0.204cm" fo:padding-bottom="0.204cm" fo:padding-left="0.329cm" fo:padding-right="0.329cm"/>
    </style:style>
    <style:style style:name="gr18" style:family="graphic" style:parent-style-name="standard">
      <style:graphic-properties draw:stroke="none" svg:stroke-width="0cm" draw:fill="solid" draw:fill-color="#1c527f" draw:opacity="100%" draw:textarea-horizontal-align="center" draw:textarea-vertical-align="middle"/>
    </style:style>
    <style:style style:name="gr19" style:family="graphic" style:parent-style-name="Obj_5f_Line1">
      <style:graphic-properties draw:textarea-vertical-align="middle"/>
    </style:style>
    <style:style style:name="gr20" style:family="graphic" style:parent-style-name="Obj_5f_Line2">
      <style:graphic-properties draw:textarea-vertical-align="middle"/>
    </style:style>
    <style:style style:name="gr21" style:family="graphic" style:parent-style-name="Default_20_Drawing_20_Style_5f_1">
      <style:graphic-properties draw:textarea-horizontal-align="justify" draw:textarea-vertical-align="middle" draw:auto-grow-height="false" fo:min-height="0.306cm" fo:min-width="0.277cm"/>
    </style:style>
    <style:style style:name="gr22" style:family="graphic" style:parent-style-name="Default_20_Drawing_20_Style_5f_1">
      <style:graphic-properties draw:textarea-horizontal-align="center" draw:textarea-vertical-align="middle"/>
    </style:style>
    <style:style style:name="gr23" style:family="graphic" style:parent-style-name="Default_20_Drawing_20_Style_5f_1">
      <style:graphic-properties svg:stroke-color="#ffffff" draw:fill="none" draw:textarea-horizontal-align="justify" draw:textarea-vertical-align="middle" draw:auto-grow-height="false" fo:min-height="6.369cm" fo:min-width="6.116cm"/>
    </style:style>
    <style:style style:name="gr24" style:family="graphic" style:parent-style-name="Default_20_Drawing_20_Style_5f_1">
      <style:graphic-properties draw:stroke="solid" svg:stroke-width="0.106cm" svg:stroke-color="#1c527f" draw:marker-start-width="0.359cm" draw:marker-end-width="0.359cm" draw:textarea-horizontal-align="justify" draw:textarea-vertical-align="middle" draw:auto-grow-height="false" fo:min-height="1.131cm" fo:min-width="0.765cm" fo:padding-top="0.178cm" fo:padding-bottom="0.178cm" fo:padding-left="0.303cm" fo:padding-right="0.303cm"/>
    </style:style>
    <style:style style:name="gr25" style:family="graphic" style:parent-style-name="Default_20_Drawing_20_Style_5f_1">
      <style:graphic-properties draw:stroke="solid" svg:stroke-width="0.106cm" svg:stroke-color="#1c527f" draw:marker-start-width="0.359cm" draw:marker-end-width="0.359cm" draw:textarea-horizontal-align="center" draw:textarea-vertical-align="middle" fo:padding-top="0.178cm" fo:padding-bottom="0.178cm" fo:padding-left="0.303cm" fo:padding-right="0.303cm"/>
    </style:style>
    <style:style style:name="gr26" style:family="graphic" style:parent-style-name="Default_20_Drawing_20_Style_5f_1">
      <style:graphic-properties draw:stroke="solid" svg:stroke-width="0.106cm" svg:stroke-color="#1c527f" draw:marker-start-width="0.359cm" draw:marker-end-width="0.359cm" draw:fill-color="#ffffff" draw:opacity="100%" draw:textarea-horizontal-align="justify" draw:textarea-vertical-align="middle" draw:auto-grow-height="false" fo:min-height="1.131cm" fo:min-width="0.77cm" fo:padding-top="0.178cm" fo:padding-bottom="0.178cm" fo:padding-left="0.303cm" fo:padding-right="0.303cm"/>
    </style:style>
    <style:style style:name="gr27" style:family="graphic" style:parent-style-name="Default_20_Drawing_20_Style_5f_1">
      <style:graphic-properties draw:stroke="solid" svg:stroke-width="0.106cm" svg:stroke-color="#1c527f" draw:marker-start-width="0.359cm" draw:marker-end-width="0.359cm" draw:fill-color="#ffffff" draw:opacity="100%" draw:textarea-horizontal-align="center" draw:textarea-vertical-align="middle" fo:padding-top="0.178cm" fo:padding-bottom="0.178cm" fo:padding-left="0.303cm" fo:padding-right="0.303cm"/>
    </style:style>
    <style:style style:name="gr28" style:family="graphic" style:parent-style-name="Default_20_Drawing_20_Style_5f_1">
      <style:graphic-properties draw:stroke="none" draw:textarea-horizontal-align="justify" draw:textarea-vertical-align="middle" draw:auto-grow-height="false" fo:min-height="0.528cm" fo:min-width="2.527cm" fo:wrap-option="wrap"/>
    </style:style>
    <style:style style:name="gr29" style:family="graphic" style:parent-style-name="Default_20_Drawing_20_Style_5f_1">
      <style:graphic-properties draw:stroke="none" draw:textarea-horizontal-align="justify" draw:textarea-vertical-align="middle" draw:auto-grow-height="false" fo:min-height="0.543cm" fo:min-width="0.864cm" fo:wrap-option="wrap"/>
    </style:style>
    <style:style style:name="gr30" style:family="graphic" style:parent-style-name="Default_20_Drawing_20_Style_5f_1">
      <style:graphic-properties draw:stroke="none" draw:textarea-horizontal-align="justify" draw:textarea-vertical-align="middle" draw:auto-grow-height="false" fo:min-height="0.533cm" fo:min-width="0.861cm" fo:wrap-option="wrap"/>
    </style:style>
    <style:style style:name="gr31" style:family="graphic" style:parent-style-name="Default_20_Drawing_20_Style_5f_1">
      <style:graphic-properties draw:textarea-horizontal-align="justify" draw:textarea-vertical-align="middle" draw:auto-grow-height="false" fo:min-height="4.448cm" fo:min-width="4.179cm"/>
    </style:style>
    <style:style style:name="gr32" style:family="graphic" style:parent-style-name="Default_20_Drawing_20_Style_5f_1">
      <style:graphic-properties draw:stroke="none" draw:textarea-horizontal-align="justify" draw:textarea-vertical-align="middle" draw:auto-grow-height="false" fo:min-height="2.015cm" fo:min-width="1.625cm"/>
    </style:style>
    <style:style style:name="gr33" style:family="graphic" style:parent-style-name="Default_20_Drawing_20_Style_5f_1">
      <style:graphic-properties draw:stroke="none" draw:textarea-horizontal-align="center" draw:textarea-vertical-align="middle"/>
    </style:style>
    <style:style style:name="gr34" style:family="graphic" style:parent-style-name="Default_20_Drawing_20_Style_5f_1">
      <style:graphic-properties draw:stroke="none" draw:textarea-horizontal-align="justify" draw:textarea-vertical-align="middle" draw:auto-grow-height="false" fo:min-height="1.119cm" fo:min-width="0cm"/>
    </style:style>
    <style:style style:name="gr35" style:family="graphic" style:parent-style-name="Default_20_Drawing_20_Style_5f_1">
      <style:graphic-properties draw:stroke="none" draw:textarea-horizontal-align="justify" draw:textarea-vertical-align="middle" draw:auto-grow-height="false" fo:min-height="1.108cm" fo:min-width="0cm"/>
    </style:style>
    <style:style style:name="gr36" style:family="graphic" style:parent-style-name="Default_20_Drawing_20_Style_5f_1">
      <style:graphic-properties draw:stroke="none" draw:textarea-horizontal-align="justify" draw:textarea-vertical-align="middle" draw:auto-grow-height="false" fo:min-height="0.863cm" fo:min-width="1.153cm" draw:shadow="hidden"/>
    </style:style>
    <style:style style:name="gr37" style:family="graphic" style:parent-style-name="Default_20_Drawing_20_Style_5f_1">
      <style:graphic-properties draw:stroke="none" draw:textarea-horizontal-align="justify" draw:textarea-vertical-align="middle" draw:auto-grow-height="false" fo:min-height="0cm" fo:min-width="0cm"/>
    </style:style>
    <style:style style:name="gr38" style:family="graphic" style:parent-style-name="standard">
      <style:graphic-properties draw:stroke="none" draw:fill-color="#1c527f" draw:textarea-horizontal-align="justify" draw:textarea-vertical-align="middle" draw:auto-grow-height="false" fo:min-height="8.774cm" fo:min-width="8.524cm"/>
    </style:style>
    <style:style style:name="gr39"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5.898cm" fo:min-width="5.637cm" fo:padding-top="0.231cm" fo:padding-bottom="0.231cm" fo:padding-left="0.356cm" fo:padding-right="0.356cm"/>
    </style:style>
    <style:style style:name="gr40" style:family="graphic" style:parent-style-name="standard">
      <style:graphic-properties draw:stroke="solid" svg:stroke-width="0.212cm" svg:stroke-color="#ffffff" draw:marker-start-width="0.518cm" draw:marker-end-width="0.518cm" draw:fill="none" draw:textarea-horizontal-align="justify" draw:textarea-vertical-align="middle" draw:auto-grow-height="false" fo:min-height="0.184cm" fo:min-width="0.232cm" fo:padding-top="0.231cm" fo:padding-bottom="0.231cm" fo:padding-left="0.356cm" fo:padding-right="0.356cm"/>
    </style:style>
    <style:style style:name="gr41" style:family="graphic" style:parent-style-name="standard">
      <style:graphic-properties draw:stroke="none" svg:stroke-width="0.212cm" svg:stroke-color="#ffffff" draw:marker-start-width="0.518cm" draw:marker-end-width="0.518cm" draw:fill="solid" draw:fill-color="#1c527f" draw:textarea-horizontal-align="justify" draw:textarea-vertical-align="middle" draw:auto-grow-height="false" fo:min-height="0.391cm" fo:min-width="0.534cm" fo:padding-top="0.231cm" fo:padding-bottom="0.231cm" fo:padding-left="0.356cm" fo:padding-right="0.356cm"/>
    </style:style>
    <style:style style:name="gr42" style:family="graphic" style:parent-style-name="standard">
      <style:graphic-properties draw:stroke="none" svg:stroke-color="#000000" draw:fill="solid" draw:fill-color="#ffffff" draw:textarea-horizontal-align="center" draw:textarea-vertical-align="middle" draw:auto-grow-height="true" draw:auto-grow-width="false" fo:max-height="0cm" fo:min-height="4.045cm" draw:shadow="hidden"/>
    </style:style>
    <style:style style:name="gr43" style:family="graphic" style:parent-style-name="standard">
      <style:graphic-properties svg:stroke-color="#ffffff" draw:fill="none" draw:textarea-horizontal-align="justify" draw:textarea-vertical-align="middle" draw:auto-grow-height="false" fo:min-height="6.369cm" fo:min-width="6.123cm"/>
    </style:style>
    <style:style style:name="gr44" style:family="graphic" style:parent-style-name="standard">
      <style:graphic-properties draw:stroke="none" draw:fill-color="#ffffff" draw:textarea-horizontal-align="justify" draw:textarea-vertical-align="middle" draw:auto-grow-height="false" fo:min-height="3.579cm" fo:min-width="5.897cm"/>
    </style:style>
    <style:style style:name="gr45" style:family="graphic" style:parent-style-name="standard">
      <style:graphic-properties draw:stroke="none" draw:fill-color="#1c527f" draw:textarea-horizontal-align="justify" draw:textarea-vertical-align="middle" draw:auto-grow-height="false" fo:min-height="2.611cm" fo:min-width="0.609cm"/>
    </style:style>
    <style:style style:name="gr46" style:family="graphic" style:parent-style-name="standard">
      <style:graphic-properties draw:stroke="none" draw:fill-color="#1c527f" draw:textarea-horizontal-align="justify" draw:textarea-vertical-align="middle" draw:auto-grow-height="false" fo:min-height="0.41cm" fo:min-width="2.834cm"/>
    </style:style>
    <style:style style:name="gr47" style:family="graphic" style:parent-style-name="standard">
      <style:graphic-properties draw:stroke="none" draw:fill-color="#1c527f" draw:textarea-horizontal-align="justify" draw:textarea-vertical-align="middle" draw:auto-grow-height="false" fo:min-height="0.418cm" fo:min-width="2.832cm"/>
    </style:style>
    <style:style style:name="gr48" style:family="graphic" style:parent-style-name="standard">
      <style:graphic-properties draw:stroke="none" draw:fill-color="#1c527f" draw:textarea-horizontal-align="justify" draw:textarea-vertical-align="middle" draw:auto-grow-height="false" fo:min-height="0cm" fo:min-width="0cm"/>
    </style:style>
    <style:style style:name="gr49" style:family="graphic" style:parent-style-name="standard">
      <style:graphic-properties draw:stroke="none" draw:fill-color="#ffffff" draw:textarea-horizontal-align="justify" draw:textarea-vertical-align="middle" draw:auto-grow-height="false" fo:min-height="0.092cm" fo:min-width="0.316cm"/>
    </style:style>
    <style:style style:name="gr50" style:family="graphic" style:parent-style-name="standard">
      <style:graphic-properties draw:stroke="none" draw:fill-color="#ffffff" draw:textarea-horizontal-align="justify" draw:textarea-vertical-align="middle" draw:auto-grow-height="false" fo:min-height="4.402cm" fo:min-width="4.159cm"/>
    </style:style>
    <style:style style:name="gr51" style:family="graphic" style:parent-style-name="standard">
      <style:graphic-properties draw:stroke="none" draw:fill-color="#1c527f" draw:textarea-horizontal-align="justify" draw:textarea-vertical-align="middle" draw:auto-grow-height="false" fo:min-height="0.265cm" fo:min-width="3.392cm"/>
    </style:style>
    <style:style style:name="gr52" style:family="graphic" style:parent-style-name="standard">
      <style:graphic-properties draw:stroke="none" draw:fill-color="#1c527f" draw:textarea-horizontal-align="justify" draw:textarea-vertical-align="middle" draw:auto-grow-height="false" fo:min-height="0.266cm" fo:min-width="2.18cm"/>
    </style:style>
    <style:style style:name="gr53" style:family="graphic" style:parent-style-name="standard">
      <style:graphic-properties draw:stroke="none" draw:fill-color="#1c527f" draw:textarea-horizontal-align="justify" draw:textarea-vertical-align="middle" draw:auto-grow-height="false" fo:min-height="0.706cm" fo:min-width="0.452cm" fo:wrap-option="wrap"/>
    </style:style>
    <style:style style:name="gr54" style:family="graphic" style:parent-style-name="standard">
      <style:graphic-properties draw:stroke="none" draw:fill-color="#1c527f" draw:textarea-horizontal-align="justify" draw:textarea-vertical-align="middle" draw:auto-grow-height="false" fo:min-height="0.705cm" fo:min-width="0.453cm" fo:wrap-option="wrap"/>
    </style:style>
    <style:style style:name="gr55" style:family="graphic" style:parent-style-name="standard">
      <style:graphic-properties draw:stroke="none" draw:fill-color="#1c527f" draw:textarea-horizontal-align="justify" draw:textarea-vertical-align="middle" draw:auto-grow-height="false" fo:min-height="0.705cm" fo:min-width="0.452cm" fo:wrap-option="wrap"/>
    </style:style>
    <style:style style:name="gr56" style:family="graphic" style:parent-style-name="standard">
      <style:graphic-properties draw:stroke="none" draw:fill-color="#ffffff" draw:textarea-horizontal-align="justify" draw:textarea-vertical-align="middle" draw:auto-grow-height="false" fo:min-height="1.911cm" fo:min-width="4.214cm"/>
    </style:style>
    <style:style style:name="gr57" style:family="graphic" style:parent-style-name="standard">
      <style:graphic-properties draw:stroke="none" draw:fill-color="#ffffff" draw:textarea-horizontal-align="justify" draw:textarea-vertical-align="middle" draw:auto-grow-height="false" fo:min-height="1.502cm" fo:min-width="3.272cm" draw:shadow="hidden"/>
    </style:style>
    <style:style style:name="gr58" style:family="graphic" style:parent-style-name="Obj_5f_Background">
      <style:graphic-properties fo:min-height="8.774cm" fo:min-width="8.524cm"/>
    </style:style>
    <style:style style:name="gr59" style:family="graphic" style:parent-style-name="Obj_5f_Inner">
      <style:graphic-properties fo:min-height="4.25cm" fo:min-width="6.5cm"/>
    </style:style>
    <style:style style:name="gr60" style:family="graphic" style:parent-style-name="Obj_5f_Inner2">
      <style:graphic-properties fo:min-height="0cm" fo:min-width="0cm"/>
      <style:paragraph-properties style:writing-mode="lr-tb"/>
    </style:style>
    <style:style style:name="gr61" style:family="graphic" style:parent-style-name="Obj_5f_Inner">
      <style:graphic-properties fo:min-height="0.5cm" fo:min-width="5.125cm"/>
    </style:style>
    <style:style style:name="gr62" style:family="graphic" style:parent-style-name="Obj_5f_Boundary">
      <style:graphic-properties fo:min-height="6.375cm" fo:min-width="6.125cm"/>
    </style:style>
    <style:style style:name="gr63" style:family="graphic" style:parent-style-name="Obj_5f_Inner">
      <style:graphic-properties/>
    </style:style>
    <style:style style:name="gr64" style:family="graphic" style:parent-style-name="standard">
      <style:graphic-properties draw:stroke="none" svg:stroke-color="#000000" draw:fill="solid" draw:fill-color="#ffffff" draw:textarea-horizontal-align="center" draw:textarea-vertical-align="middle" fo:min-height="4.065cm" draw:shadow="hidden"/>
    </style:style>
    <style:style style:name="gr65" style:family="graphic" style:parent-style-name="Obj_5f_Inner">
      <style:graphic-properties fo:min-height="0.369cm" fo:min-width="0.119cm"/>
    </style:style>
    <style:style style:name="gr66" style:family="graphic" style:parent-style-name="Obj_5f_Inner">
      <style:graphic-properties draw:textarea-horizontal-align="center" draw:textarea-vertical-align="middle" fo:min-height="3.125cm" fo:min-width="6.875cm" draw:shadow="hidden"/>
    </style:style>
    <style:style style:name="gr67" style:family="graphic" style:parent-style-name="Default_20_Drawing_20_Style_5f_1">
      <style:graphic-properties draw:opacity="19%" draw:textarea-horizontal-align="justify" draw:textarea-vertical-align="middle" draw:auto-grow-height="false" fo:min-height="4.456cm" fo:min-width="4.182cm"/>
    </style:style>
    <style:style style:name="gr68" style:family="graphic" style:parent-style-name="Obj_5f_Line2">
      <style:graphic-properties draw:opacity="37%" draw:textarea-vertical-align="middle"/>
    </style:style>
    <style:style style:name="gr69" style:family="graphic" style:parent-style-name="standard">
      <style:graphic-properties draw:stroke="solid" svg:stroke-color="#ffffff" draw:fill="solid" draw:fill-color="#1c527f" draw:textarea-horizontal-align="center" draw:textarea-vertical-align="middle" fo:min-height="4.065cm" draw:shadow="hidden"/>
    </style:style>
    <style:style style:name="gr70" style:family="graphic" style:parent-style-name="Obj_5f_Inner">
      <style:graphic-properties fo:min-height="0.055cm" fo:min-width="0cm"/>
    </style:style>
    <style:style style:name="gr71" style:family="graphic" style:parent-style-name="Obj_5f_Inner">
      <style:graphic-properties fo:min-height="0.082cm" fo:min-width="0cm"/>
    </style:style>
    <style:style style:name="gr72" style:family="graphic" style:parent-style-name="Obj_5f_Inner">
      <style:graphic-properties fo:min-height="0cm" fo:min-width="0cm"/>
    </style:style>
    <style:style style:name="gr73" style:family="graphic" style:parent-style-name="Obj_5f_Inner">
      <style:graphic-properties fo:min-height="0.001cm" fo:min-width="0cm"/>
    </style:style>
    <style:style style:name="gr74" style:family="graphic" style:parent-style-name="Obj_5f_Inner2">
      <style:graphic-properties draw:opacity="100%" draw:textarea-vertical-align="middle" draw:auto-grow-height="false"/>
    </style:style>
    <style:style style:name="gr75" style:family="graphic" style:parent-style-name="Obj_5f_Background">
      <style:graphic-properties fo:min-height="9.706cm" fo:min-width="9.456cm"/>
    </style:style>
    <style:style style:name="gr76" style:family="graphic" style:parent-style-name="standard">
      <style:graphic-properties draw:stroke="none" svg:stroke-color="#000000" draw:fill="solid" draw:fill-color="#ffffff" draw:textarea-horizontal-align="center" draw:textarea-vertical-align="middle" fo:min-height="1.69cm" draw:shadow="hidden"/>
      <style:paragraph-properties style:writing-mode="lr-tb"/>
    </style:style>
    <style:style style:name="gr77" style:family="graphic" style:parent-style-name="Default_20_Drawing_20_Style_5f_1">
      <style:graphic-properties draw:textarea-horizontal-align="justify" draw:textarea-vertical-align="middle" draw:auto-grow-height="false" fo:min-height="4.448cm" fo:min-width="4.179cm" draw:shadow="hidden"/>
    </style:style>
    <style:style style:name="gr78" style:family="graphic" style:parent-style-name="Obj_5f_Inner2">
      <style:graphic-properties draw:fill-color="#236aa5" draw:textarea-horizontal-align="justify" draw:textarea-vertical-align="middle" draw:auto-grow-height="false" fo:min-height="7.375cm" fo:min-width="9.875cm" draw:shadow="hidden"/>
    </style:style>
    <style:style style:name="gr79" style:family="graphic" style:parent-style-name="standard">
      <style:graphic-properties draw:textarea-horizontal-align="justify" draw:textarea-vertical-align="middle" draw:auto-grow-height="false" fo:min-height="0cm" fo:min-width="0cm"/>
    </style:style>
    <style:style style:name="gr80" style:family="graphic" style:parent-style-name="Obj_5f_Inner">
      <style:graphic-properties fo:min-height="0.226cm" fo:min-width="0cm"/>
    </style:style>
    <style:style style:name="gr81" style:family="graphic" style:parent-style-name="standard">
      <style:graphic-properties draw:stroke="none" draw:stroke-dash="Dash_20__28_Rounded_29_" svg:stroke-width="0cm" draw:marker-start-width="0.28cm" draw:marker-end-width="0.28cm" svg:stroke-linecap="round" draw:fill="solid" draw:fill-color="#ffffff" draw:opacity="100%" draw:textarea-horizontal-align="center" draw:textarea-vertical-align="middle" fo:padding-top="0.072cm" fo:padding-bottom="0.072cm" fo:padding-left="0.197cm" fo:padding-right="0.197cm"/>
    </style:style>
    <style:style style:name="gr82" style:family="graphic" style:parent-style-name="Default_20_Drawing_20_Style_5f_1">
      <style:graphic-properties draw:textarea-horizontal-align="justify" draw:textarea-vertical-align="middle" draw:auto-grow-height="false" fo:min-height="4.456cm" fo:min-width="4.182cm" draw:shadow="hidden"/>
    </style:style>
    <style:style style:name="gr83" style:family="graphic" style:parent-style-name="standard">
      <style:graphic-properties draw:stroke="none" draw:fill-color="#ffffff" draw:textarea-horizontal-align="justify" draw:textarea-vertical-align="middle" draw:auto-grow-height="false" fo:min-height="0.435cm" fo:min-width="0.892cm"/>
    </style:style>
    <style:style style:name="gr84" style:family="graphic" style:parent-style-name="standard">
      <style:graphic-properties draw:stroke="none" draw:fill-color="#ffffff" draw:textarea-horizontal-align="justify" draw:textarea-vertical-align="middle" draw:auto-grow-height="false" fo:min-height="0.939cm" fo:min-width="4.16cm"/>
    </style:style>
    <style:style style:name="gr85" style:family="graphic" style:parent-style-name="Obj_5f_Inner">
      <style:graphic-properties draw:textarea-horizontal-align="center" draw:textarea-vertical-align="middle" fo:min-height="1.4cm" fo:min-width="0.15cm"/>
    </style:style>
    <style:style style:name="gr86" style:family="graphic" style:parent-style-name="Obj_5f_Inner">
      <style:graphic-properties draw:textarea-horizontal-align="center" draw:textarea-vertical-align="middle" fo:min-height="1.45cm" fo:min-width="0.15cm"/>
    </style:style>
    <style:style style:name="gr87" style:family="graphic" style:parent-style-name="Obj_5f_Inner2">
      <style:graphic-properties draw:textarea-horizontal-align="justify" draw:textarea-vertical-align="middle" draw:auto-grow-height="false" fo:min-height="0.5cm" fo:min-width="0.15cm"/>
    </style:style>
    <style:style style:name="gr88" style:family="graphic" style:parent-style-name="Obj_5f_Inner2">
      <style:graphic-properties draw:textarea-horizontal-align="justify" draw:textarea-vertical-align="middle" draw:auto-grow-height="false" fo:min-height="0.422cm" fo:min-width="0.172cm"/>
    </style:style>
    <style:style style:name="gr89" style:family="graphic" style:parent-style-name="standard">
      <style:graphic-properties draw:stroke="none" draw:fill-color="#ffffff" draw:textarea-horizontal-align="justify" draw:textarea-vertical-align="middle" draw:auto-grow-height="false" fo:min-height="0.565cm" fo:min-width="1.351cm"/>
    </style:style>
    <style:style style:name="gr90" style:family="graphic" style:parent-style-name="Obj_5f_Inner2">
      <style:graphic-properties draw:stroke="none" svg:stroke-color="#000000" draw:fill="none" draw:fill-color="#ffffff" fo:min-height="1.7cm"/>
      <style:paragraph-properties style:writing-mode="lr-tb"/>
    </style:style>
    <style:style style:name="gr91" style:family="graphic" style:parent-style-name="Obj_5f_Inner2">
      <style:graphic-properties draw:stroke="none" draw:fill="none" fo:min-height="2.118cm"/>
      <style:paragraph-properties style:writing-mode="lr-tb"/>
    </style:style>
    <style:style style:name="gr92"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0.355cm" fo:min-width="0.812cm" fo:padding-top="0.165cm" fo:padding-bottom="0.165cm" fo:padding-left="0.29cm" fo:padding-right="0.29cm"/>
    </style:style>
    <style:style style:name="gr93" style:family="graphic" style:parent-style-name="standard">
      <style:graphic-properties draw:stroke="solid" svg:stroke-width="0.081cm" svg:stroke-color="#1c527f" draw:marker-start-width="0.321cm" draw:marker-end-width="0.321cm" draw:fill-color="#ffffff" draw:textarea-horizontal-align="justify" draw:textarea-vertical-align="middle" draw:auto-grow-height="false" fo:min-height="1.502cm" fo:min-width="3.272cm" fo:padding-top="0.165cm" fo:padding-bottom="0.165cm" fo:padding-left="0.29cm" fo:padding-right="0.29cm" draw:shadow="hidden"/>
    </style:style>
    <style:style style:name="gr94" style:family="graphic" style:parent-style-name="Obj_5f_Line1">
      <style:graphic-properties draw:stroke="solid" draw:textarea-vertical-align="middle"/>
    </style:style>
    <style:style style:name="gr95" style:family="graphic" style:parent-style-name="standard">
      <style:graphic-properties draw:stroke="none" draw:fill-color="#ffffff" draw:textarea-horizontal-align="justify" draw:textarea-vertical-align="middle" draw:auto-grow-height="false" fo:min-height="0.498cm" fo:min-width="1.351cm"/>
    </style:style>
    <style:style style:name="gr96" style:family="graphic" style:parent-style-name="Obj_5f_Inner">
      <style:graphic-properties fo:min-height="0.174cm" fo:min-width="0cm"/>
    </style:style>
    <style:style style:name="gr97" style:family="graphic" style:parent-style-name="Obj_5f_Inner">
      <style:graphic-properties draw:textarea-horizontal-align="center" draw:textarea-vertical-align="middle" fo:min-height="0cm" fo:min-width="3cm"/>
    </style:style>
    <style:style style:name="gr98" style:family="graphic" style:parent-style-name="Obj_5f_Inner">
      <style:graphic-properties draw:textarea-horizontal-align="center" draw:textarea-vertical-align="middle" fo:min-height="0cm" fo:min-width="3.15cm"/>
    </style:style>
    <style:style style:name="gr99" style:family="graphic" style:parent-style-name="Obj_5f_Inner">
      <style:graphic-properties draw:textarea-horizontal-align="center" draw:textarea-vertical-align="middle" fo:min-height="0cm" fo:min-width="2.426cm"/>
    </style:style>
    <style:style style:name="P1" style:family="paragraph">
      <loext:graphic-properties draw:fill-color="#1c527f"/>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loext:graphic-properties draw:fill="solid" draw:fill-color="#1c527f" draw:opacity="100%"/>
      <style:paragraph-properties fo:text-align="center"/>
    </style:style>
    <style:style style:name="P5" style:family="paragraph">
      <loext:graphic-properties draw:fill="none"/>
      <style:paragraph-properties fo:text-align="center"/>
    </style:style>
    <style:style style:name="P6" style:family="paragraph">
      <loext:graphic-properties draw:fill-color="#ffffff" draw:opacity="100%"/>
      <style:paragraph-properties fo:text-align="center"/>
    </style:style>
    <style:style style:name="P7" style:family="paragraph">
      <loext:graphic-properties draw:fill="solid" draw:fill-color="#1c527f"/>
      <style:paragraph-properties fo:text-align="center"/>
    </style:style>
    <style:style style:name="P8" style:family="paragraph">
      <loext:graphic-properties draw:fill="solid" draw:fill-color="#ffffff"/>
      <style:paragraph-properties fo:text-align="center" style:writing-mode="lr-tb"/>
      <style:text-properties fo:color="#ffffff" loext:opacity="100%" style:font-name="Noto Mono" fo:font-size="9pt" style:font-size-asian="9pt" style:font-size-complex="9pt"/>
    </style:style>
    <style:style style:name="P9" style:family="paragraph">
      <style:paragraph-properties style:writing-mode="lr-tb"/>
    </style:style>
    <style:style style:name="P10" style:family="paragraph">
      <loext:graphic-properties draw:fill="solid" draw:fill-color="#ffffff"/>
      <style:paragraph-properties fo:text-align="center" style:writing-mode="lr-tb"/>
      <style:text-properties fo:color="#ffffff" loext:opacity="100%" style:text-outline="false" style:font-name="Cantarell Extra Bold" fo:font-size="47pt" fo:letter-spacing="-0.032cm" fo:font-weight="bold" fo:background-color="transparent" style:font-size-asian="47pt" style:font-weight-asian="bold" style:font-size-complex="47pt" style:font-weight-complex="bold"/>
    </style:style>
    <style:style style:name="P11" style:family="paragraph">
      <loext:graphic-properties draw:opacity="19%"/>
      <style:paragraph-properties fo:text-align="center"/>
    </style:style>
    <style:style style:name="P12" style:family="paragraph">
      <loext:graphic-properties draw:opacity="37%"/>
      <style:paragraph-properties fo:text-align="center"/>
    </style:style>
    <style:style style:name="P13" style:family="paragraph">
      <loext:graphic-properties draw:fill="solid" draw:fill-color="#1c527f"/>
      <style:paragraph-properties fo:text-align="center" style:writing-mode="lr-tb"/>
      <style:text-properties fo:color="#1c527f" loext:opacity="100%" style:text-outline="false" style:font-name="Cantarell Extra Bold" fo:font-size="47pt" fo:letter-spacing="-0.032cm" fo:font-weight="bold" fo:background-color="#1c527f" style:font-size-asian="47pt" style:font-weight-asian="bold" style:font-size-complex="47pt" style:font-weight-complex="bold"/>
    </style:style>
    <style:style style:name="P14" style:family="paragraph">
      <loext:graphic-properties draw:opacity="100%"/>
      <style:paragraph-properties fo:text-align="center"/>
    </style:style>
    <style:style style:name="P15" style:family="paragraph">
      <loext:graphic-properties draw:fill="solid" draw:fill-color="#ffffff"/>
      <style:paragraph-properties fo:text-align="center" style:writing-mode="lr-tb"/>
      <style:text-properties fo:color="#ffffff" loext:opacity="100%" style:font-name="Cantarell Extra Bold" fo:font-size="37pt" style:font-size-asian="37pt" style:font-size-complex="37pt"/>
    </style:style>
    <style:style style:name="P16" style:family="paragraph">
      <loext:graphic-properties draw:fill-color="#236aa5"/>
      <style:paragraph-properties fo:text-align="center"/>
    </style:style>
    <style:style style:name="P17" style:family="paragraph">
      <loext:graphic-properties draw:fill="solid" draw:fill-color="#ffffff" draw:opacity="100%"/>
      <style:paragraph-properties fo:text-align="center"/>
    </style:style>
    <style:style style:name="P18" style:family="paragraph">
      <loext:graphic-properties draw:fill="none" draw:fill-color="#ffffff"/>
      <style:paragraph-properties style:writing-mode="lr-tb"/>
      <style:text-properties fo:color="#ffffff" loext:opacity="100%" style:font-name="Cantarell Extra Bold" fo:font-size="26pt" style:font-size-asian="26pt" style:font-size-complex="26pt"/>
    </style:style>
    <style:style style:name="P19" style:family="paragraph">
      <loext:graphic-properties draw:fill="none"/>
      <style:paragraph-properties style:writing-mode="lr-tb"/>
      <style:text-properties fo:font-size="50pt" style:font-size-asian="50pt" style:font-size-complex="50pt"/>
    </style:style>
    <style:style style:name="T1" style:family="text">
      <style:text-properties fo:color="#ffffff" loext:opacity="100%" style:font-name="Cantarell Extra Bold" fo:font-size="40pt" style:font-size-asian="40pt" style:font-size-complex="40pt"/>
    </style:style>
    <style:style style:name="T2" style:family="text">
      <style:text-properties fo:color="#ffffff" loext:opacity="100%" style:font-name="Cantarell Extra Bold" fo:font-size="50pt" style:font-size-asian="50pt" style:font-size-complex="5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g>
              <draw:custom-shape draw:style-name="gr2" draw:text-style-name="P2" draw:layer="layout" svg:width="2.654cm" svg:height="0.826cm" draw:transform="rotate (-1.5707963267949) translate (4.53cm 1.706cm)">
                <text:p/>
                <draw:enhanced-geometry svg:viewBox="0 0 21600 21600"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 draw:text-style-name="P2" draw:layer="layout" svg:width="2.664cm" svg:height="0.821cm" draw:transform="rotate (1.5707963267949) translate (5.278cm 4.349cm)">
                <text:p/>
                <draw:enhanced-geometry svg:viewBox="0 0 21600 21600" draw:mirror-horizontal="false"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4" draw:text-style-name="P2" draw:layer="layout" svg:width="4.532cm" svg:height="1.227cm" draw:transform="rotate (-1.5707963267949) translate (5.496cm 3.772cm)">
                <text:p/>
                <draw:enhanced-geometry svg:viewBox="0 0 21600 21600" draw:type="rectangle" draw:enhanced-path="M 0 0 L 21600 0 21600 21600 0 21600 0 0 Z N"/>
              </draw:custom-shape>
            </draw:g>
          </draw:g>
          <draw:g>
            <draw:g>
              <draw:custom-shape draw:style-name="gr5" draw:text-style-name="P3" draw:layer="layout" svg:width="0.66cm" svg:height="0.896cm" svg:x="2.156cm" svg:y="1.682cm">
                <text:p/>
                <draw:enhanced-geometry svg:viewBox="0 0 21600 21600" draw:mirror-vertical="tru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6" draw:text-style-name="P3" draw:layer="layout" svg:width="0.658cm" svg:height="0.879cm" svg:x="2.158cm" svg:y="2.616cm">
                <text:p/>
                <draw:enhanced-geometry svg:viewBox="0 0 21600 21600"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7" draw:text-style-name="P3" draw:layer="layout" svg:width="0.325cm" svg:height="2.211cm" svg:x="2.327cm" svg:y="3.519cm">
                <text:p/>
                <draw:enhanced-geometry svg:viewBox="0 0 21600 21600" draw:type="rectangle" draw:enhanced-path="M 0 0 L 21600 0 21600 21600 0 21600 0 0 Z N"/>
              </draw:custom-shape>
              <draw:custom-shape draw:style-name="gr8" draw:text-style-name="P3" draw:layer="layout" svg:width="0.828cm" svg:height="2.56cm" svg:x="2.085cm" svg:y="5.744cm">
                <text:p/>
                <draw:enhanced-geometry svg:viewBox="0 0 21600 21600" draw:type="rectangle" draw:enhanced-path="M 0 0 L 21600 0 21600 21600 0 21600 0 0 Z N"/>
              </draw:custom-shape>
            </draw:g>
          </draw:g>
          <draw:g>
            <draw:custom-shape draw:style-name="gr9" draw:text-style-name="P3" draw:layer="layout" svg:width="1.037cm" svg:height="0.554cm" svg:x="6.807cm" svg:y="4.512cm">
              <text:p/>
              <draw:enhanced-geometry svg:viewBox="0 0 21600 21600" draw:type="rectangle" draw:enhanced-path="M 0 0 L 21600 0 21600 21600 0 21600 0 0 Z N"/>
            </draw:custom-shape>
            <draw:path draw:style-name="gr10" draw:text-style-name="P3" draw:layer="layout" svg:width="0.513cm" svg:height="2.785cm" svg:x="7.33cm" svg:y="1.725cm" svg:viewBox="0 0 514 2786" svg:d="M254 2241c0-62-10-125-32-180-21-55-51-100-88-131-37-33-78-49-120-49-5 0-9 0-14 0v-1881l514 2786h-514v-184c5 0 9 0 14 0 42 0 83-16 120-49 37-31 67-76 88-131 22-55 32-117 32-181z">
              <text:p/>
            </draw:path>
            <draw:path draw:style-name="gr11" draw:text-style-name="P3" draw:layer="layout" svg:width="0.879cm" svg:height="2.959cm" draw:transform="skewX (0.246964089157198) rotate (0.463733982254893) translate (7.15029295704434cm 5.39224058282673cm)" svg:viewBox="0 0 880 2960" svg:d="M761 1c11 50 22 101 34 153 57 285 85 608 85 936 1 329-28 650-84 935-54 284-134 520-230 684s-206 251-317 251c-87-1-170-52-249-152 24-28 46-61 69-100 96-163 176-399 231-684s84-606 83-935c0-327-30-650-86-934-10-54-21-105-33-155z">
              <text:p/>
            </draw:path>
            <draw:polygon draw:style-name="gr12" draw:text-style-name="P3" draw:layer="layout" svg:width="0.514cm" svg:height="0.5cm" svg:x="7.33cm" svg:y="5.059cm" svg:viewBox="0 0 515 501" draw:points="0,501 0,0 515,0 356,501">
              <text:p/>
            </draw:polygon>
            <draw:path draw:style-name="gr10" draw:text-style-name="P3" draw:layer="layout" svg:width="0.513cm" svg:height="2.785cm" svg:x="6.809cm" svg:y="1.725cm" svg:viewBox="0 0 514 2786" svg:d="M259 2241c0-62 11-125 32-180s51-100 89-131c36-33 77-49 120-49 4 0 9 0 14 0v-1881l-514 2786h514v-184c-5 0-10 0-14 0-43 0-84-16-120-49-38-31-68-76-89-131s-32-117-32-181z">
              <text:p/>
            </draw:path>
            <draw:path draw:style-name="gr11" draw:text-style-name="P3" draw:layer="layout" svg:width="0.882cm" svg:height="2.956cm" draw:transform="skewX (-0.248185819633594) rotate (-0.465130245656489) translate (6.71470092414485cm 4.99800581940057cm)" svg:viewBox="0 0 883 2957" svg:d="M120 1c-13 50-24 101-34 153-56 285-86 608-86 935 0 329 29 651 84 935s135 519 231 684c98 163 206 249 318 249 85 1 170-50 250-150-24-28-48-61-69-100-98-165-178-399-233-684-55-283-85-607-83-935-1-327 31-650 86-934 11-53 22-104 33-154z">
              <text:p/>
            </draw:path>
            <draw:polygon draw:style-name="gr12" draw:text-style-name="P3" draw:layer="layout" svg:width="0.514cm" svg:height="0.5cm" svg:x="6.808cm" svg:y="5.059cm" svg:viewBox="0 0 515 501" draw:points="515,501 515,0 0,0 159,501">
              <text:p/>
            </draw:polygon>
          </draw:g>
        </draw:g>
      </draw:page>
      <draw:page draw:name="page2"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3" draw:text-style-name="P2" draw:layer="layout" svg:width="3.631cm" svg:height="5.713cm" svg:x="3.181cm" svg:y="2.615cm" svg:viewBox="0 0 3632 5714" svg:d="M3061 2122l571 3592h-3632l571-3592zM612 1861l295-1861h1815l296 1861z">
              <text:p/>
            </draw:path>
            <draw:path draw:style-name="gr13" draw:text-style-name="P2" draw:layer="layout" svg:width="1.454cm" svg:height="4.646cm" svg:x="2.385cm" svg:y="3.443cm" svg:viewBox="0 0 1455 4647" svg:d="M1214 1514h-763l217-1514h787zM715 4647h-715l420-2921h761z">
              <text:p/>
            </draw:path>
            <draw:path draw:style-name="gr13" draw:text-style-name="P2" draw:layer="layout" svg:width="1.186cm" svg:height="3.959cm" svg:x="1.728cm" svg:y="3.797cm" svg:viewBox="0 0 1187 3960" svg:d="M996 1290h-659l163-1290h687zM601 3960h-601l314-2488h655z">
              <text:p/>
            </draw:path>
            <draw:path draw:style-name="gr13" draw:text-style-name="P2" draw:layer="layout" svg:width="1.454cm" svg:height="4.646cm" svg:x="6.161cm" svg:y="3.444cm" svg:viewBox="0 0 1455 4647" svg:d="M241 1514h765l-219-1514h-787zM741 4647h714l-419-2921h-761z">
              <text:p/>
            </draw:path>
            <draw:path draw:style-name="gr13" draw:text-style-name="P2" draw:layer="layout" svg:width="1.186cm" svg:height="3.959cm" svg:x="7.088cm" svg:y="3.799cm" svg:viewBox="0 0 1187 3960" svg:d="M191 1290h659l-163-1290h-687zM585 3960h602l-315-2488h-655z">
              <text:p/>
            </draw:path>
          </draw:g>
        </draw:g>
      </draw:page>
      <draw:page draw:name="page3"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6"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6"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page>
      <draw:page draw:name="page4"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1.767cm" svg:height="1.368cm" svg:x="6.208cm" svg:y="5.706cm" svg:viewBox="0 0 1768 1369" svg:d="M1595 813c-79 136-171 265-269 386-34 15-67 33-97 51l-192 119-147-140c-68-265-378-285-725-258-382 28-7-575 191-659 243-101 489-414 704-278 338 216 448-266 595 220 24 75 69 149 113 222-50 116-108 229-173 337z">
            <text:p/>
          </draw:path>
          <draw:path draw:style-name="gr16" draw:text-style-name="P1" draw:layer="layout" svg:width="4.399cm" svg:height="2.325cm" svg:x="2.827cm" svg:y="2.578cm" svg:viewBox="0 0 4400 2326" svg:d="M1527 1330c482-113-43-413-226-242-218 204-414-70-679 65-137 70-842 393-553 47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path draw:style-name="gr16" draw:text-style-name="P1" draw:layer="layout" svg:width="2.869cm" svg:height="3.689cm" svg:x="2.176cm" svg:y="3.835cm" svg:viewBox="0 0 2870 3690" svg:d="M1544 3690c-246-146-517-336-546-699-23-313 35-565 50-857 17-309-199-619-545-545-338 71-595-398-471-726 102-273 7-634 372-778 308-122 663-126 942 78 247 179 622 6 794 363 121 251 229 434 620 570 257 90 21 735-247 778-720 114 122 328-100 623-206 274-479 495-645 803l-149 260 25 130z">
            <text:p/>
          </draw:path>
          <draw:g>
            <draw:line draw:style-name="gr17" draw:layer="layout" svg:x1="5cm" svg:y1="2.875cm" svg:x2="5cm" svg:y2="4.5cm">
              <text:p/>
            </draw:line>
            <draw:path draw:style-name="gr18" draw:text-style-name="P4" draw:layer="layout" svg:width="0.158cm" svg:height="6.783cm" svg:x="4.921cm" svg:y="1.546cm" svg:viewBox="0 0 159 6784" svg:d="M154 2970c-1 4-3 9-6 13-7 12-17 22-29 29s-26 11-39 11c-14 0-28-4-40-11 35-7 73-20 114-42zM159 2687v26c-94-42-179-53 0-26zM0 80c0-14 4-28 11-40s17-22 29-29 26-11 40-11c13 0 27 4 39 11s22 17 29 29 11 26 11 40v319c0 14-4 28-11 40s-17 22-29 29-26 11-39 11c-14 0-28-4-40-11s-22-17-29-29-11-26-11-40zM0 716c0-14 4-28 11-40s17-22 29-29 26-11 40-11c13 0 27 4 39 11s22 17 29 29 11 26 11 40v319c0 14-4 28-11 40s-17 22-29 29-26 11-39 11c-14 0-28-4-40-11s-22-17-29-29-11-26-11-40zM0 3260c0-14 4-28 11-40s17-22 29-29 26-11 40-11c13 0 27 4 39 11s22 17 29 29 11 26 11 40v319c0 14-4 28-11 40s-17 22-29 29-26 11-39 11c-14 0-28-4-40-11s-22-17-29-29-11-26-11-40zM0 3896c0-14 4-28 11-40s17-22 29-29 26-11 40-11c13 0 27 4 39 11s22 17 29 29 11 26 11 40v319c0 14-4 28-11 40s-17 22-29 29-26 11-39 11c-14 0-28-4-40-11s-22-17-29-29-11-26-11-40zM0 4532c0-14 4-28 11-40s17-22 29-29 26-11 40-11c13 0 27 4 39 11s22 17 29 29 11 26 11 40v319c0 14-4 28-11 40s-17 22-29 29-26 11-39 11c-14 0-28-4-40-11s-22-17-29-29-11-26-11-40zM0 5168c0-14 4-28 11-40s17-22 29-29 26-11 40-11c13 0 27 4 39 11s22 17 29 29 11 26 11 40v319c0 14-4 28-11 40s-17 22-29 29-26 11-39 11c-14 0-28-4-40-11s-22-17-29-29-11-26-11-40zM0 5804c0-14 4-28 11-40s17-22 29-29 26-11 40-11c13 0 27 4 39 11s22 17 29 29 11 26 11 40v319c0 14-4 28-11 40s-17 22-29 29-26 11-39 11c-14 0-28-4-40-11s-22-17-29-29-11-26-11-40zM0 6440c0-14 4-28 11-40s17-22 29-29 26-11 40-11c13 0 27 4 39 11s22 17 29 29 11 26 11 40v265c0 13-4 27-11 39s-17 22-29 29-26 11-39 11c-14 0-28-4-40-11s-22-17-29-29-11-26-11-39z">
              <text:p/>
            </draw:path>
          </draw:g>
          <draw:path draw:style-name="gr19" draw:text-style-name="P3" draw:layer="layout" svg:width="4.602cm" svg:height="3.003cm" draw:transform="skewX (-0.369311669722) rotate (-1.07215575950012) translate (5.43314440084498cm 1.74970416419607cm)" svg:viewBox="0 0 4603 3004" svg:d="M0 0c4285-1 4603 3004 4603 3004">
            <text:p/>
          </draw:path>
          <draw:path draw:style-name="gr19" draw:text-style-name="P3" draw:layer="layout" svg:width="6.244cm" svg:height="4.759cm" draw:transform="skewX (0.39706240482871) rotate (-0.687834258210965) translate (5.43431652619304cm 1.74970984906346cm)" svg:viewBox="0 0 6245 4760" svg:d="M0 0c5814-1 6245 4760 6245 4760">
            <text:p/>
          </draw:path>
          <draw:path draw:style-name="gr19" draw:text-style-name="P3" draw:layer="layout" svg:width="4.602cm" svg:height="3.004cm" draw:transform="skewX (0.369137136796801) rotate (1.07198122657492) translate (2.49992035688658cm 5.79169566802364cm)" svg:viewBox="0 0 4603 3005" svg:d="M4603 0c-4285 0-4603 3005-4603 3005">
            <text:p/>
          </draw:path>
          <draw:path draw:style-name="gr19" draw:text-style-name="P3" draw:layer="layout" svg:width="6.244cm" svg:height="4.76cm" draw:transform="skewX (-0.39706240482871) rotate (0.687659725285766) translate (-0.124982547561731cm 5.71355676146649cm)" svg:viewBox="0 0 6245 4761" svg:d="M6245 0c-5814 0-6245 4761-6245 4761">
            <text:p/>
          </draw:path>
          <draw:path draw:style-name="gr19" draw:text-style-name="P3" draw:layer="layout" svg:width="4.602cm" svg:height="3.003cm" draw:transform="skewX (-0.369311669722) rotate (-1.07215575950012) translate (5.43414440084498cm 1.74970416419607cm)" svg:viewBox="0 0 4603 3004" svg:d="M0 0c4285-1 4603 3004 4603 3004">
            <text:p/>
          </draw:path>
        </draw:g>
        <draw:g>
          <draw:path draw:style-name="gr20" draw:text-style-name="P3" draw:layer="layout" svg:width="4.602cm" svg:height="3.003cm" draw:transform="skewX (-0.369311669722) rotate (-1.07215575950012) translate (11.803144400845cm 3.49970416419607cm)" svg:viewBox="0 0 4603 3004" svg:d="M0 0c4285-1 4603 3004 4603 3004">
            <text:p/>
          </draw:path>
          <draw:path draw:style-name="gr20" draw:text-style-name="P3" draw:layer="layout" svg:width="6.244cm" svg:height="4.759cm" draw:transform="skewX (0.39706240482871) rotate (-0.687834258210965) translate (12.104316526193cm 3.49970984906345cm)" svg:viewBox="0 0 6245 4760" svg:d="M0 0c5814-1 6245 4760 6245 4760">
            <text:p/>
          </draw:path>
          <draw:path draw:style-name="gr20" draw:text-style-name="P3" draw:layer="layout" svg:width="4.602cm" svg:height="3.004cm" draw:transform="skewX (0.369137136796801) rotate (1.07198122657492) translate (8.86992035688659cm 7.54169566802366cm)" svg:viewBox="0 0 4603 3005" svg:d="M4603 0c-4285 0-4603 3005-4603 3005">
            <text:p/>
          </draw:path>
          <draw:path draw:style-name="gr20" draw:text-style-name="P3" draw:layer="layout" svg:width="6.244cm" svg:height="4.76cm" draw:transform="skewX (-0.39706240482871) rotate (0.687659725285766) translate (5.94501745243827cm 7.4635567614665cm)" svg:viewBox="0 0 6245 4761" svg:d="M6245 0c-5814 0-6245 4761-6245 4761">
            <text:p/>
          </draw:path>
          <draw:line draw:style-name="gr20" draw:text-style-name="P3" draw:layer="layout" svg:x1="11.421cm" svg:y1="3.375cm" svg:x2="11.421cm" svg:y2="10cm">
            <text:p/>
          </draw:line>
          <draw:path draw:style-name="gr20" draw:text-style-name="P3" draw:layer="layout" svg:width="4.602cm" svg:height="3.003cm" draw:transform="skewX (-0.369311669722) rotate (-2.64295208629501) translate (14.6252958358039cm 7.05414440084498cm)" svg:viewBox="0 0 4603 3004" svg:d="M0 0c4285-1 4603 3004 4603 3004">
            <text:p/>
          </draw:path>
          <draw:path draw:style-name="gr20" draw:text-style-name="P3" draw:layer="layout" svg:width="6.244cm" svg:height="4.759cm" draw:transform="skewX (0.39706240482871) rotate (-2.25863058500586) translate (14.6252901509365cm 7.35531652619305cm)" svg:viewBox="0 0 6245 4760" svg:d="M0 0c5814-1 6245 4760 6245 4760">
            <text:p/>
          </draw:path>
          <draw:path draw:style-name="gr20" draw:text-style-name="P3" draw:layer="layout" svg:width="4.602cm" svg:height="3.004cm" draw:transform="skewX (0.369137136796801) rotate (-0.49881510021998) translate (10.5833043319763cm 4.12092035688661cm)" svg:viewBox="0 0 4603 3005" svg:d="M4603 0c-4285 0-4603 3005-4603 3005">
            <text:p/>
          </draw:path>
          <draw:path draw:style-name="gr20" draw:text-style-name="P3" draw:layer="layout" svg:width="6.244cm" svg:height="4.76cm" draw:transform="skewX (-0.39706240482871) rotate (-0.883136601509131) translate (10.6614432385335cm 1.19601745243826cm)" svg:viewBox="0 0 6245 4761" svg:d="M6245 0c-5814 0-6245 4761-6245 4761">
            <text:p/>
          </draw:path>
          <draw:line draw:style-name="gr20" draw:text-style-name="P3" draw:layer="layout" svg:x1="14.75cm" svg:y1="6.672cm" svg:x2="8.125cm" svg:y2="6.672cm">
            <text:p/>
          </draw:line>
        </draw:g>
      </draw:page>
      <draw:page draw:name="page5"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5" draw:text-style-name="P1" draw:layer="layout" svg:width="5.799cm" svg:height="4.946cm" svg:x="2.176cm" svg:y="2.578cm" svg:viewBox="0 0 5800 4947" svg:d="M5627 3941c-79 136-171 265-269 386-34 15-67 33-97 51l-192 119-147-140c-68-265-378-285-725-258-382 28-7-575 191-659 243-101 489-414 704-278 338 216 448-266 595 220 24 75 69 149 113 222-50 116-108 229-173 337zM2178 1330c482-113-43-413-226-242-218 204-414-70-679 65-46 23-154 75-268 120 120 23 236 70 341 147 247 179 622 6 794 363 121 251 229 434 620 570 257 90 21 735-247 778-720 114 122 328-100 623-206 274-479 495-645 803l-149 260 25 130h-100c-246-146-517-336-546-699-23-313 35-565 50-857 17-309-199-619-545-545-338 71-595-398-471-726 102-273 7-634 372-778 86-34 175-59 266-73 11-19 27-42 50-69 213-254 50-287 0-419-76-203 280-97 574-97 289 0 138-408 350-468 213-60 411 135 636 16 220-117 497-29 738-130 198-82 436-76 658-96 248-21 487 21 739 0 231-20 638 10 636 210-1 194-791 241-533 387 264 151 384 215 369 387-15 170 158 265 82 501-79 250-240 321-410 469-173 148 135 641-165 161-95-152-574-528-512-112 28 202-406 361-411 63-4-195-209-368-453-402-623-89 325 16-102 257-306 174-446-92-553-210l-144-161-185-161z">
            <text:p/>
          </draw:path>
        </draw:g>
      </draw:page>
      <draw:page draw:name="page6"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4" draw:text-style-name="P3" draw:layer="layout" svg:width="6.62cm" svg:height="6.654cm" svg:x="1.697cm" svg:y="1.6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0" draw:text-style-name="P3" draw:layer="layout" svg:width="4.602cm" svg:height="3.003cm" draw:transform="skewX (-0.369311669722) rotate (-1.07215575950012) translate (5.43314440084498cm 1.75070416419607cm)" svg:viewBox="0 0 4603 3004" svg:d="M0 0c4285-1 4603 3004 4603 3004">
              <text:p/>
            </draw:path>
            <draw:path draw:style-name="gr20" draw:text-style-name="P3" draw:layer="layout" svg:width="6.244cm" svg:height="4.759cm" draw:transform="skewX (0.39706240482871) rotate (-0.687834258210965) translate (5.73431652619304cm 1.75070984906346cm)" svg:viewBox="0 0 6245 4760" svg:d="M0 0c5814-1 6245 4760 6245 4760">
              <text:p/>
            </draw:path>
            <draw:path draw:style-name="gr20" draw:text-style-name="P3" draw:layer="layout" svg:width="4.602cm" svg:height="3.004cm" draw:transform="skewX (0.369137136796801) rotate (1.07198122657492) translate (2.49992035688659cm 5.79269566802364cm)" svg:viewBox="0 0 4603 3005" svg:d="M4603 0c-4285 0-4603 3005-4603 3005">
              <text:p/>
            </draw:path>
            <draw:path draw:style-name="gr20" draw:text-style-name="P3" draw:layer="layout" svg:width="6.244cm" svg:height="4.76cm" draw:transform="skewX (-0.39706240482871) rotate (0.687659725285766) translate (-0.424982547561731cm 5.71455676146649cm)" svg:viewBox="0 0 6245 4761" svg:d="M6245 0c-5814 0-6245 4761-6245 4761">
              <text:p/>
            </draw:path>
            <draw:line draw:style-name="gr20" draw:text-style-name="P3" draw:layer="layout" svg:x1="5.051cm" svg:y1="1.626cm" svg:x2="5.051cm" svg:y2="8.251cm">
              <text:p/>
            </draw:line>
            <draw:path draw:style-name="gr20" draw:text-style-name="P3" draw:layer="layout" svg:width="4.602cm" svg:height="3.003cm" draw:transform="skewX (-0.369311669722) rotate (-2.64295208629501) translate (8.25529583580393cm 5.30514440084498cm)" svg:viewBox="0 0 4603 3004" svg:d="M0 0c4285-1 4603 3004 4603 3004">
              <text:p/>
            </draw:path>
            <draw:path draw:style-name="gr20" draw:text-style-name="P3" draw:layer="layout" svg:width="6.244cm" svg:height="4.759cm" draw:transform="skewX (0.39706240482871) rotate (-2.25863058500586) translate (8.25529015093654cm 5.60631652619305cm)" svg:viewBox="0 0 6245 4760" svg:d="M0 0c5814-1 6245 4760 6245 4760">
              <text:p/>
            </draw:path>
            <draw:path draw:style-name="gr20" draw:text-style-name="P3" draw:layer="layout" svg:width="4.602cm" svg:height="3.004cm" draw:transform="skewX (0.369137136796801) rotate (-0.49881510021998) translate (4.2133043319763cm 2.37192035688661cm)" svg:viewBox="0 0 4603 3005" svg:d="M4603 0c-4285 0-4603 3005-4603 3005">
              <text:p/>
            </draw:path>
            <draw:path draw:style-name="gr20" draw:text-style-name="P3" draw:layer="layout" svg:width="6.244cm" svg:height="4.76cm" draw:transform="skewX (-0.39706240482871) rotate (-0.883136601509131) translate (4.29144323853351cm -0.552982547561735cm)" svg:viewBox="0 0 6245 4761" svg:d="M6245 0c-5814 0-6245 4761-6245 4761">
              <text:p/>
            </draw:path>
            <draw:line draw:style-name="gr20" draw:text-style-name="P3" draw:layer="layout" svg:x1="8.38cm" svg:y1="4.923cm" svg:x2="1.755cm" svg:y2="4.923cm">
              <text:p/>
            </draw:line>
          </draw:g>
        </draw:g>
      </draw:page>
      <draw:page draw:name="page7" draw:style-name="dp1" draw:master-page-name="預設">
        <draw:g>
          <draw:custom-shape draw:style-name="gr21" draw:text-style-name="P3" draw:layer="layout" svg:width="1.097cm" svg:height="0.786cm" svg:x="0.661cm" svg:y="3.55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2" draw:text-style-name="P3" draw:layer="layout" svg:width="1.125cm" svg:height="0.738cm" svg:x="0.663cm" svg:y="4.366cm" svg:viewBox="0 0 1126 739" svg:d="M548 58c96 0 189-18 273-53 4-2 9-3 12-5 5 2 8 4 11 6 86 51 158 123 207 210s75 186 75 286c0 83-17 163-50 237h-1025c-33-74-51-154-51-237 0-100 26-199 75-286 50-86 120-158 205-208 81 33 174 50 268 50z">
            <text:p/>
          </draw:path>
        </draw:g>
        <draw:g>
          <draw:g>
            <draw:custom-shape draw:style-name="gr23" draw:text-style-name="P5" draw:layer="layout" svg:width="6.616cm" svg:height="6.619cm" svg:x="1.692cm" svg:y="2.308cm">
              <text:p/>
              <draw:enhanced-geometry svg:viewBox="0 0 21600 21600" draw:type="rectangle" draw:enhanced-path="M 0 0 L 21600 0 21600 21600 0 21600 0 0 Z N"/>
            </draw:custom-shape>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4" draw:text-style-name="P3" draw:layer="layout" svg:width="1.939cm" svg:height="2.101cm" svg:x="1.785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1.995cm" svg:height="1.976cm" svg:x="1.785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4" draw:text-style-name="P3" draw:layer="layout" svg:width="1.937cm" svg:height="2.101cm" svg:x="4.066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5" draw:text-style-name="P3" draw:layer="layout" svg:width="1.995cm" svg:height="1.976cm" svg:x="4.061cm" svg:y="6.281cm" svg:viewBox="0 0 1996 1977" svg:d="M971 155c168 0 337-49 484-140 8-6 15-10 22-15 7 5 13 11 20 16 152 136 278 330 366 562 87 233 133 498 133 766 0 220-31 435-90 633h-1816c-59-198-90-413-90-633 0-268 46-533 134-766 87-231 211-423 362-557 145 88 307 134 475 134z">
              <text:p/>
            </draw:path>
          </draw:g>
          <draw:g>
            <draw:custom-shape draw:style-name="gr26" draw:text-style-name="P6" draw:layer="layout" svg:width="1.944cm" svg:height="2.101cm" svg:x="6.281cm" svg:y="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27" draw:text-style-name="P6" draw:layer="layout" svg:width="1.995cm" svg:height="1.976cm" svg:x="6.283cm" svg:y="6.278cm" svg:viewBox="0 0 1996 1977" svg:d="M971 155c168 0 337-49 484-140 8-6 15-10 22-15 7 5 13 11 20 16 152 136 278 330 366 562 87 233 133 498 133 766 0 220-31 435-90 633h-1816c-59-198-90-413-90-633 0-268 46-533 134-766 87-231 211-423 362-557 145 88 307 134 475 134z">
              <text:p/>
            </draw:path>
          </draw:g>
          <draw:custom-shape draw:style-name="gr28" draw:text-style-name="P3" draw:layer="layout" svg:width="3.269cm" svg:height="0.84cm" svg:x="3.8cm" svg:y="1.72cm">
            <text:p/>
            <draw:enhanced-geometry svg:viewBox="0 0 21600 21600" draw:text-areas="800 800 20800 20800" draw:type="round-rectangular-callout" draw:modifiers="-1360.73394495413 39604.280618311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 draw:layer="layout" svg:width="1.472cm" svg:height="0.855cm" svg:x="1.683cm" svg:y="1.972cm">
            <text:p/>
            <draw:enhanced-geometry svg:viewBox="0 0 21600 21600" draw:text-areas="800 800 20800 20800" draw:type="round-rectangular-callout" draw:modifiers="8197.14867617108 34317.7570093458"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3" draw:layer="layout" svg:width="1.469cm" svg:height="0.845cm" svg:x="5.832cm" svg:y="2.975cm">
            <text:p/>
            <draw:enhanced-geometry svg:viewBox="0 0 21600 21600" draw:text-areas="800 800 20800 20800" draw:type="round-rectangular-callout" draw:modifiers="-4878.36734693878 6025.5319148936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8"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1" draw:text-style-name="P3" draw:layer="layout" svg:width="6.617cm" svg:height="6.644cm" svg:x="1.702cm" svg:y="1.70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6" draw:text-style-name="P1" draw:layer="layout" svg:width="2.31cm" svg:height="3.133cm" svg:x="4.902cm" svg:y="4.554cm" svg:viewBox="0 0 2311 3134" svg:d="M1243 3134c-199-124-416-285-440-595-18-263 29-479 40-727 14-262-160-524-438-462-271 60-479-340-380-617 84-232 6-540 300-661 248-103 533-107 758 66 199 153 501 5 640 309 97 214 185 367 499 483 207 77 17 626-199 661-579 96 98 280-80 530-167 232-386 421-520 683l-120 220 20 110z">
              <text:p/>
            </draw:path>
            <draw:path draw:style-name="gr15" draw:text-style-name="P1" draw:layer="layout" svg:width="2.716cm" svg:height="4.837cm" svg:x="1.958cm" svg:y="2.739cm" svg:viewBox="0 0 2717 4838" svg:d="M1167 4657c-4-25-8-48-11-68-35-213-172-397-199-611-23-179 134-352-149-507-177-97-317-327-281-558 25-166 189-391-100-506-158-64-281-131-365-385-20-61-40-116-62-168 52-386 181-761 379-1101 43-76 91-150 142-221 36 1 86-8 155-29 273-85 295-355 580-366 202-9 401-235 629-87 176 113 422 140 612 52 464-212 58 269 0 349-132 187-323 298-479 454-351 351-84-153-217-262-203-166-413 111-247 332 81 109 300 559-34 419-408-173-172 332-529 245-354-88-44 574-365 315-254-208-396 313-165 313 300 0 154 392 413 350 224-38 370 79 514 208 186 168 512 264 463 541-42 248 175 350-132 577-171 127-241 319-331 524-54 122 11 256 46 371-92-56-181-116-267-181z">
              <text:p/>
            </draw:path>
            <draw:path draw:style-name="gr15" draw:text-style-name="P1" draw:layer="layout" svg:width="3.107cm" svg:height="2.659cm" svg:x="4.887cm" svg:y="2.817cm" svg:viewBox="0 0 3108 2660" svg:d="M2702 677c266 458 406 978 406 1507 0 93-4 187-13 279-95-135-242-234-404-264-710-129 368 23-118 377-348 255-506-135-628-306l-164-236-211-236 164-95c548-167-48-605-256-355-248 298-470-101-771 95-156 102-957 577-629 71 241-374 57-422 0-613-87-298 318-143 652-143 329 0 157-597 398-684 241-88 468 197 723 23 96-67 204-87 314-97 210 199 391 426 537 677z">
              <text:p/>
            </draw:path>
          </draw:g>
        </draw:g>
      </draw:page>
      <draw:page draw:name="page9"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2" draw:text-style-name="P3" draw:layer="layout" svg:width="3.005cm" svg:height="3.201cm" svg:x="3.392cm" svg:y="2.031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3" draw:text-style-name="P3" draw:layer="layout" svg:width="3.091cm" svg:height="3.011cm" svg:x="3.392cm" svg:y="5.316cm" svg:viewBox="0 0 3092 3012" svg:d="M1502 236c264 0 523-74 752-215 12-6 23-14 35-21 10 9 20 17 30 26 234 205 431 500 566 855 136 353 207 757 207 1165 0 335-48 663-139 966h-2814c-92-303-139-631-139-966 0-408 71-812 207-1165 134-353 328-645 560-850 224 135 477 205 735 205z">
              <text:p/>
            </draw:path>
          </draw:g>
          <draw:g>
            <draw:custom-shape draw:style-name="gr34" draw:text-style-name="P3" draw:layer="layout" svg:width="0.377cm" svg:height="1.405cm" svg:x="2.896cm" svg:y="2.9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3" draw:layer="layout" svg:width="0.37cm" svg:height="1.394cm" svg:x="6.568cm" svg:y="2.94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36" draw:text-style-name="P3" draw:layer="layout" svg:width="3.653cm" svg:height="1.324cm" svg:x="3.091cm" svg:y="1.716cm" svg:viewBox="0 0 3654 1325" svg:d="M3409 782c-160-190-391-347-668-456-279-110-594-167-915-167-319 0-634 57-913 167-277 109-508 266-668 456-141 166-224 352-241 543-3-26-4-52-4-78 0-219 85-434 245-624s391-347 668-456c279-110 594-167 913-167 321 0 636 57 915 167 277 109 508 266 668 456s245 405 245 624c0 26-1 52-4 78-17-191-100-377-241-543z">
              <text:p/>
            </draw:path>
            <draw:path draw:style-name="gr36" draw:text-style-name="P3" draw:layer="layout" svg:width="0.497cm" svg:height="0.933cm" svg:x="6.31cm" svg:y="4.08cm" svg:viewBox="0 0 498 934" svg:d="M0 777c97-71 182-149 254-232 141-168 223-354 241-545 2 26 3 52 3 79 0 220-84 434-244 623-72 85-157 162-254 232z">
              <text:p/>
            </draw:path>
            <draw:custom-shape draw:style-name="gr37" draw:text-style-name="P3" draw:layer="layout" svg:width="0.351cm" svg:height="0.273cm" svg:x="5.979cm" svg:y="4.7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0" draw:style-name="dp1" draw:master-page-name="預設">
        <draw:g>
          <draw:g>
            <draw:g>
              <draw:custom-shape draw:style-name="gr38"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5" draw:layer="layout" svg:width="6.349cm" svg:height="6.36cm" svg:x="1.829cm" svg:y="1.834cm">
              <text:p/>
              <draw:enhanced-geometry svg:viewBox="0 0 21600 21600" draw:mirror-horizontal="false" draw:mirror-vertical="false" draw:type="rectangle" draw:enhanced-path="M 0 0 L 21600 0 21600 21600 0 21600 0 0 Z N"/>
            </draw:custom-shape>
            <draw:custom-shape draw:style-name="gr40" draw:text-style-name="P5" draw:layer="layout" svg:width="1.886cm" svg:height="1.993cm" svg:x="6.309cm" svg:y="1.882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41" draw:text-style-name="P7" draw:layer="layout" svg:width="2.492cm" svg:height="2.63cm" draw:transform="rotate (-3.14159265358979) translate (8.506cm 4.014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g>
          <draw:g>
            <draw:polygon draw:style-name="gr42" draw:text-style-name="P8" draw:layer="layout" svg:width="0.24cm" svg:height="0.453cm" svg:x="2.315cm" svg:y="3.584cm" svg:viewBox="0 0 241 454" draw:points="241,454 0,454 0,416 91,410 91,44 0,38 0,0 241,0 241,38 149,44 149,410 241,416">
              <text:p/>
            </draw:polygon>
            <draw:polygon draw:style-name="gr42" draw:text-style-name="P8" draw:layer="layout" svg:width="0.296cm" svg:height="0.453cm" svg:x="2.668cm" svg:y="3.584cm" svg:viewBox="0 0 297 454" draw:points="297,454 230,454 50,78 48,78 52,154 53,183 53,208 53,454 0,454 0,0 66,0 245,374 247,374 243,248 243,0 297,0">
              <text:p/>
            </draw:polygon>
            <draw:polygon draw:style-name="gr42" draw:text-style-name="P8" draw:layer="layout" svg:width="0.316cm" svg:height="0.453cm" svg:x="3.039cm" svg:y="3.584cm" svg:viewBox="0 0 317 454" draw:points="188,454 130,454 130,51 0,51 0,0 317,0 317,51 188,51">
              <text:p/>
            </draw:polygon>
            <draw:polygon draw:style-name="gr42" draw:text-style-name="P8" draw:layer="layout" svg:width="0.31cm" svg:height="0.453cm" svg:x="3.804cm" svg:y="3.584cm" svg:viewBox="0 0 311 454" draw:points="130,454 44,56 41,56 45,129 46,158 47,183 47,454 0,454 0,0 77,0 153,370 155,370 233,0 311,0 311,454 264,454 264,178 268,57 265,57 178,454">
              <text:p/>
            </draw:polygon>
            <draw:path draw:style-name="gr42" draw:text-style-name="P8" draw:layer="layout" svg:width="0.36cm" svg:height="0.455cm" svg:x="4.16cm" svg:y="3.582cm" svg:viewBox="0 0 361 456" svg:d="M301 456l-45-141h-152l-45 141h-59l150-456h60l151 456zM240 264l-41-132-11-37-5-17-3-16-4 15-3 15-4 14-4 13-44 145z">
              <text:p/>
            </draw:path>
            <draw:polygon draw:style-name="gr42" draw:text-style-name="P8" draw:layer="layout" svg:width="0.24cm" svg:height="0.453cm" svg:x="4.601cm" svg:y="3.584cm" svg:viewBox="0 0 241 454" draw:points="241,454 0,454 0,416 91,410 91,44 0,38 0,0 241,0 241,38 149,44 149,410 241,416">
              <text:p/>
            </draw:polygon>
            <draw:polygon draw:style-name="gr42" draw:text-style-name="P8" draw:layer="layout" svg:width="0.296cm" svg:height="0.453cm" svg:x="4.954cm" svg:y="3.584cm" svg:viewBox="0 0 297 454" draw:points="297,454 230,454 50,78 48,78 52,154 53,183 53,208 53,454 0,454 0,0 66,0 245,374 247,374 243,248 243,0 297,0">
              <text:p/>
            </draw:polygon>
            <draw:polygon draw:style-name="gr42" draw:text-style-name="P8" draw:layer="layout" svg:width="0.24cm" svg:height="0.553cm" svg:x="5.363cm" svg:y="3.584cm" svg:viewBox="0 0 241 554" draw:points="161,459 162,465 162,468 162,471 163,473 164,476 165,478 166,481 167,483 168,485 169,487 171,489 173,491 175,493 176,494 179,496 181,497 183,499 186,500 189,501 195,503 203,505 211,506 220,507 230,507 241,508 241,554 209,553 194,551 181,548 169,545 158,541 148,536 139,531 131,525 124,518 118,511 113,503 110,494 107,484 105,474 105,463 105,360 104,353 103,346 101,340 98,334 95,329 90,324 85,320 79,316 72,312 64,309 55,307 46,305 36,303 25,302 0,301 0,253 25,252 36,251 46,249 55,247 64,245 72,242 79,238 85,234 90,230 95,225 98,220 101,214 103,208 104,201 105,194 105,91 105,80 107,70 110,61 113,52 118,44 124,36 131,30 139,24 148,18 158,14 169,10 181,6 194,4 209,2 241,0 241,47 230,47 220,47 211,48 203,49 195,51 189,53 186,54 183,55 181,57 179,58 176,60 175,61 173,63 171,65 169,67 168,69 167,71 166,73 165,76 164,78 163,81 162,83 162,86 162,89 161,95 161,198 161,206 160,214 159,221 157,227 154,233 151,239 147,245 143,250 138,254 133,258 127,262 121,266 114,269 106,271 98,274 89,275 89,279 98,281 106,283 114,286 121,289 127,292 133,296 138,300 143,305 147,310 151,315 154,321 157,327 159,334 160,341 161,348 161,356">
              <text:p/>
            </draw:polygon>
            <draw:polygon draw:style-name="gr42" draw:text-style-name="P8" draw:layer="layout" svg:width="0.26cm" svg:height="0.453cm" svg:x="3.083cm" svg:y="4.329cm" svg:viewBox="0 0 261 454" draw:points="58,454 0,454 0,0 261,0 261,51 58,51 58,211 249,211 249,262 58,262">
              <text:p/>
            </draw:polygon>
            <draw:polygon draw:style-name="gr42" draw:text-style-name="P8" draw:layer="layout" svg:width="0.272cm" svg:height="0.482cm" svg:x="3.446cm" svg:y="4.3cm" svg:viewBox="0 0 273 483" draw:points="107,44 24,38 24,0 163,0 163,439 273,445 273,483 0,483 0,445 107,439">
              <text:p/>
            </draw:polygon>
            <draw:path draw:style-name="gr42" draw:text-style-name="P8" draw:layer="layout" svg:width="0.308cm" svg:height="0.352cm" svg:x="3.805cm" svg:y="4.436cm" svg:viewBox="0 0 309 353" svg:d="M153 353l-16-1-8-1-8-1-7-2-7-2-8-2-7-3-6-3-7-4-6-4-7-4-6-5-6-5-11-11-5-6-5-7-4-6-5-7-4-8-3-7-6-16-5-16-3-18-2-18-1-20 1-20 2-19 3-17 5-17 5-16 4-7 4-7 4-7 4-7 5-6 5-6 5-6 6-5 6-5 6-4 6-5 7-4 6-3 7-3 8-3 7-2 8-2 8-2 16-2 17-1 17 1 16 2 7 2 8 2 7 2 7 3 7 3 6 4 7 4 6 4 6 5 6 5 6 5 5 6 5 6 5 7 5 6 4 7 4 7 3 8 6 15 5 17 3 17 2 18 1 20-1 20-2 19-3 18-4 16-6 16-4 7-4 8-4 7-4 6-5 6-5 7-6 5-5 6-6 5-6 4-7 5-6 3-7 4-7 3-7 3-7 2-8 2-8 2-16 2zM155 306h11l11-2 10-2 10-4 8-5 8-5 7-7 7-7 5-9 5-10 4-10 4-12 2-13 2-14 1-14 1-16-1-16-1-14-2-14-2-13-4-11-4-11-5-9-5-9-7-7-7-7-8-6-9-4-9-4-10-2-11-2h-12-12l-10 2-10 2-10 4-8 4-8 6-7 7-7 7-5 9-5 9-4 11-4 11-2 13-2 14-1 14-1 16 1 16 1 14 2 14 2 13 4 12 4 10 5 10 5 9 7 7 7 7 8 5 9 5 9 4 10 2 11 2z">
              <text:p/>
            </draw:path>
            <draw:path draw:style-name="gr42" draw:text-style-name="P8" draw:layer="layout" svg:width="0.275cm" svg:height="0.352cm" svg:x="4.192cm" svg:y="4.436cm" svg:viewBox="0 0 276 353" svg:d="M236 347l-12-47h-2l-6 7-6 7-6 6-6 5-7 5-6 4-6 4-6 3-7 3-7 2-7 2-8 2-8 1-9 1-9 1h-10-12l-12-2-11-2-10-3-10-3-4-3-5-2-4-3-4-2-4-3-3-4-4-3-3-4-3-3-3-4-2-4-3-5-2-4-2-5-2-4-1-5-2-11-2-11v-11l1-13 1-12 4-11 4-10 5-9 7-9 8-8 10-7 10-6 12-6 13-5 14-4 15-3 17-3 37-2 63-3v-21-9l-1-8-2-8-2-7-2-7-4-6-3-5-5-5-5-4-5-4-7-3-6-3-8-2-8-1-8-1h-10-11l-12 1-12 2-13 3-13 4-13 4-13 5-14 6-20-42 15-7 15-6 15-5 15-5 15-3 15-2 14-2h15 17l16 2 14 2 14 3 12 4 5 2 6 2 5 3 4 3 5 3 4 3 4 3 3 4 3 4 4 5 2 4 3 5 2 5 2 5 2 6 2 5 2 13 2 13v15 233zM220 180l-50 2-14 1-14 2-12 1-12 2-10 3-9 3-8 4-4 1-3 2-3 3-3 2-3 2-2 3-2 3-2 2-2 3-2 3-2 4-1 3-1 4-1 3-1 4v4 8 7l1 6 1 6 1 5 3 5 2 5 3 4 4 4 4 3 5 3 5 2 5 2 7 1 6 2h7 8 11l10-1 10-2 10-3 8-3 5-3 4-2 3-2 4-3 4-3 3-3 4-3 3-4 3-3 2-4 3-4 2-4 2-4 2-4 1-5 2-5 2-9 1-11v-11z">
              <text:p/>
            </draw:path>
            <draw:polygon draw:style-name="gr42" draw:text-style-name="P8" draw:layer="layout" svg:width="0.274cm" svg:height="0.437cm" svg:x="4.574cm" svg:y="4.351cm" svg:viewBox="0 0 275 438" draw:points="273,385 273,428 253,432 233,436 214,437 205,438 195,438 181,438 169,436 157,434 146,431 136,428 127,423 118,418 111,411 104,404 99,396 94,388 90,378 87,368 85,356 83,344 83,331 83,134 0,134 0,104 83,89 107,0 139,0 139,91 275,91 275,134 139,134 139,331 139,339 140,345 141,352 143,358 145,363 148,368 151,373 154,377 158,380 162,383 167,386 173,388 179,390 185,391 192,392 199,392 214,391 232,390 251,388">
              <text:p/>
            </draw:polygon>
            <draw:polygon draw:style-name="gr42" draw:text-style-name="P8" draw:layer="layout" svg:width="0.36cm" svg:height="0.453cm" svg:x="5.303cm" svg:y="4.329cm" svg:viewBox="0 0 361 454" draw:points="299,0 361,0 209,454 151,454 0,0 61,0 152,288 159,309 165,334 180,392 185,368 192,343 199,315 208,286">
              <text:p/>
            </draw:polygon>
            <draw:path draw:style-name="gr42" draw:text-style-name="P8" draw:layer="layout" svg:width="0.36cm" svg:height="0.455cm" svg:x="5.684cm" svg:y="4.327cm" svg:viewBox="0 0 361 456" svg:d="M301 456l-45-141h-152l-45 141h-59l150-456h60l151 456zM240 264l-41-132-11-37-5-17-3-16-4 15-3 15-4 14-4 13-44 145z">
              <text:p/>
            </draw:path>
            <draw:path draw:style-name="gr42" draw:text-style-name="P8" draw:layer="layout" svg:width="0.304cm" svg:height="0.453cm" svg:x="6.113cm" svg:y="4.33cm" svg:viewBox="0 0 305 454" svg:d="M58 266v188h-58v-454h111l19 1 18 1 17 3 16 3 15 5 13 5 12 7 11 7 9 9 8 9 7 11 6 11 4 13 3 14 2 14 1 16v11l-1 10-2 10-3 10-3 9-4 9-4 8-5 8-6 7-7 7-7 7-8 6-9 5-10 5-10 5-11 5 123 203h-67l-109-188zM58 217h51 13l12-1 11-2 10-2 9-3 5-1 4-2 4-2 3-2 4-3 3-2 3-3 3-3 2-3 3-3 2-3 2-4 2-4 2-4 1-4 2-4 2-10 1-10v-10-11l-1-10-2-9-2-4-1-4-2-4-2-4-2-3-2-3-2-3-3-3-3-3-3-2-3-3-3-2-4-2-4-2-9-3-9-3-11-2-11-1-12-1-14-1h-49z">
              <text:p/>
            </draw:path>
            <draw:path draw:style-name="gr42" draw:text-style-name="P8" draw:layer="layout" svg:width="0.271cm" svg:height="0.48cm" svg:x="3.068cm" svg:y="5.04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2" draw:text-style-name="P8" draw:layer="layout" svg:width="0.296cm" svg:height="0.486cm" svg:x="3.436cm" svg:y="5.04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2" draw:text-style-name="P8" draw:layer="layout" svg:width="0.197cm" svg:height="0.554cm" svg:x="4.241cm" svg:y="5.075cm" svg:viewBox="0 0 198 555" draw:points="138,0 198,0 165,30 137,61 124,77 113,94 102,111 93,128 85,145 78,163 72,181 67,200 63,219 60,238 59,257 58,277 59,297 60,317 63,336 67,355 72,374 78,392 85,410 93,427 102,445 112,461 124,478 136,494 164,525 197,555 138,555 105,526 91,511 77,496 65,480 54,464 44,448 34,431 26,413 19,395 13,377 9,358 5,338 2,319 1,299 0,278 1,257 2,237 5,218 9,199 13,180 19,161 26,143 34,126 44,109 54,92 65,76 77,60 91,44 105,29">
              <text:p/>
            </draw:polygon>
            <draw:polygon draw:style-name="gr42" draw:text-style-name="P8" draw:layer="layout" svg:width="0.197cm" svg:height="0.554cm" svg:x="4.623cm" svg:y="5.075cm" svg:viewBox="0 0 198 555" draw:points="60,555 1,555 33,525 61,494 74,478 85,462 95,445 104,428 112,410 119,392 125,374 130,355 134,336 137,317 138,297 139,277 138,257 137,238 134,219 130,200 125,181 119,163 112,145 104,128 95,110 85,94 73,77 61,61 33,30 0,0 60,0 92,29 106,44 120,59 132,75 144,92 154,108 163,126 171,143 178,161 184,179 189,198 193,218 195,237 197,257 198,278 197,299 195,319 193,339 189,358 184,377 178,395 171,413 163,431 154,448 144,465 132,481 120,496 106,512 92,526">
              <text:p/>
            </draw:polygon>
            <draw:path draw:style-name="gr42" draw:text-style-name="P8" draw:layer="layout" svg:width="0.078cm" svg:height="0.357cm" svg:x="5.063cm" svg:y="5.179cm" svg:viewBox="0 0 79 358" svg:d="M39 0h5l5 1 4 1 4 1 3 1 3 2 3 2 3 3 2 3 2 3 2 3 1 4 1 4 1 5 1 5v5 5l-1 5-1 5-1 4-1 4-2 3-2 4-2 2-3 3-3 2-3 2-3 2-4 1-4 1h-5-5-4-5l-4-1-4-1-3-2-4-2-3-2-2-3-2-2-2-4-2-3-2-4-1-4v-5l-1-5v-5-5l1-5v-5l1-4 2-4 2-3 2-3 2-3 2-3 3-2 4-2 3-1 4-1 4-1 5-1zM39 272h5 5l4 1 4 1 3 2 3 2 3 2 3 2 2 3 2 4 2 3 1 4 1 4 1 5 1 5v5 5l-1 5-1 5-1 4-1 4-2 3-2 4-2 2-3 3-3 2-3 2-3 2-4 1-4 1h-5-5-4-5l-4-1-4-1-3-2-4-2-3-2-2-3-2-2-2-4-2-3-2-4-1-4v-5l-1-5v-5-5l1-5v-5l1-4 2-4 2-3 2-4 2-3 2-2 3-2 4-2 3-2 4-1 4-1h5z">
              <text:p/>
            </draw:path>
            <draw:path draw:style-name="gr42" draw:text-style-name="P8" draw:layer="layout" svg:width="0.298cm" svg:height="0.352cm" svg:x="3.048cm" svg:y="6.671cm" svg:viewBox="0 0 299 353" svg:d="M299 187h-240v14l2 13 2 13 3 11 4 11 5 9 5 9 7 7 7 7 7 6 9 5 10 4 10 4 11 2 12 1 12 1 15-1 15-1 15-2 14-2 14-4 14-4 14-4 14-6v50l-13 5-13 5-14 4-14 3-14 3-15 2-15 1h-15l-18-1-18-2-17-4-8-2-7-3-8-3-7-3-7-4-7-4-6-5-7-5-6-5-5-5-6-6-5-7-5-6-4-7-4-7-4-7-4-8-3-7-5-17-3-18-2-18-1-20 1-20 2-19 3-18 5-17 5-16 8-15 4-6 4-7 5-7 5-6 5-6 6-5 6-5 6-5 6-4 7-4 6-4 7-3 7-3 8-2 7-2 8-2 16-2 17-1 16 1 16 2 14 3 7 2 7 2 6 3 6 3 6 4 6 3 6 4 5 5 5 4 5 5 5 6 5 5 4 6 4 6 3 6 3 6 3 7 3 7 4 14 3 15 2 16 1 17zM60 141h178l-1-11-1-11-1-10-3-9-3-9-3-7-5-7-5-7-5-5-6-5-7-4-8-3-8-3-9-2-10-1h-10-10l-10 1-9 2-9 3-8 3-7 4-7 5-6 5-5 7-5 7-5 7-3 9-3 9-3 10-2 11z">
              <text:p/>
            </draw:path>
            <draw:polygon draw:style-name="gr42" draw:text-style-name="P8" draw:layer="layout" svg:width="0.281cm" svg:height="0.346cm" svg:x="3.438cm" svg:y="6.671cm" svg:viewBox="0 0 282 347" draw:points="225,347 225,128 225,118 224,109 223,100 221,92 218,85 215,78 211,72 207,67 202,62 197,58 191,55 184,52 177,50 169,48 161,47 152,47 140,47 129,49 119,51 110,55 101,59 94,64 87,71 80,78 75,86 70,95 66,105 62,116 60,128 58,141 57,155 56,170 56,347 0,347 0,6 46,6 54,52 57,52 61,46 66,40 70,34 76,29 81,25 87,20 93,16 99,13 106,10 113,7 120,5 128,3 136,2 144,1 161,0 176,0 190,2 202,4 214,8 225,12 235,18 244,24 252,31 259,39 265,49 270,59 274,70 278,82 280,95 281,109 282,124 282,347">
              <text:p/>
            </draw:polygon>
            <draw:path draw:style-name="gr42" draw:text-style-name="P8" draw:layer="layout" svg:width="0.289cm" svg:height="0.488cm" svg:x="3.811cm" svg:y="6.535cm" svg:viewBox="0 0 290 489" svg:d="M236 437h-3l-4 7-5 5-5 6-5 5-6 5-5 4-6 4-6 3-7 3-6 3-7 2-7 2-7 1-8 1-8 1h-8l-15-1-7-1-7-1-7-2-7-2-6-2-6-3-6-3-6-3-6-4-5-4-5-5-5-5-5-5-4-5-5-6-4-7-7-13-6-14-5-16-4-17-3-18-1-19-1-20 1-20 1-19 3-18 4-17 5-16 6-15 7-13 4-6 5-6 4-6 5-5 5-5 5-5 6-4 5-4 6-3 6-3 6-3 7-2 6-2 7-2 7-1 7-1 15-1h8l8 1 7 1 8 1 7 2 6 2 7 3 6 2 6 4 6 3 6 4 5 5 6 5 5 5 5 6 4 6h4l-3-33-1-11v-7-135h57v483h-46zM233 326v-13-17l-1-16-2-14-2-13-3-12-4-11-2-5-2-4-3-4-2-4-3-4-3-3-3-3-4-3-3-3-4-2-4-3-4-2-5-1-4-2-5-1-5-1-11-2h-11-10l-10 2-9 2-8 4-8 5-6 5-7 7-5 8-5 8-5 10-3 11-3 11-2 13-2 14-1 31 1 30 2 13 2 13 3 11 4 11 4 10 5 8 5 8 7 6 7 6 7 4 9 4 9 2 9 2h11 11l10-2 5-1 5-1 5-1 4-2 4-2 4-2 4-2 3-2 4-3 3-3 3-3 2-3 3-4 2-4 2-4 2-4 4-10 3-10 3-12 1-13 2-13z">
              <text:p/>
            </draw:path>
            <draw:path draw:style-name="gr42" draw:text-style-name="P8" draw:layer="layout" svg:width="0.271cm" svg:height="0.48cm" svg:x="4.211cm" svg:y="6.537cm" svg:viewBox="0 0 272 481" svg:d="M135 0h4l4 1h3l4 1 3 1 2 2 3 2 2 2 2 2 1 3 2 3 1 3 1 3 1 4v4 4 5l-1 4v4l-1 1v2l-1 2-1 1-1 2v1l-1 2-1 1-2 1-1 1-2 2-3 2-3 2-2 1-3 1-3 1h-4-3-4-4l-3-1-3-1-3-1-3-2-2-2-3-2-2-2-1-3-2-3-1-3-1-3v-4l-1-4v-5-4l1-4v-4l1-3 1-3 2-3 1-3 2-2 3-2 2-2 3-2 3-1 3-1h3l4-1zM107 185l-84-7v-38h140v297l109 6v38h-272v-38l107-6z">
              <text:p/>
            </draw:path>
            <draw:polygon draw:style-name="gr42" draw:text-style-name="P8" draw:layer="layout" svg:width="0.296cm" svg:height="0.486cm" svg:x="4.579cm" svg:y="6.532cm" svg:viewBox="0 0 297 487" draw:points="275,188 155,188 155,487 98,487 98,188 0,188 0,154 98,144 98,114 99,99 100,86 102,74 105,62 107,57 109,52 111,47 114,43 117,38 120,34 123,30 126,27 130,24 134,21 138,18 142,15 147,13 152,11 158,9 163,7 175,4 189,2 203,0 219,0 229,0 239,1 249,2 258,3 268,4 278,6 287,8 297,11 284,55 276,53 268,51 260,50 252,49 244,48 236,47 228,47 220,47 211,47 203,48 195,49 188,50 185,51 182,53 179,54 177,55 174,57 172,58 170,60 168,62 167,64 165,66 164,69 162,71 161,74 160,77 158,83 157,89 156,97 155,105 155,113 155,145 275,145">
              <text:p/>
            </draw:polygon>
            <draw:polygon draw:style-name="gr42" draw:text-style-name="P8" draw:layer="layout" svg:width="0.24cm" svg:height="0.553cm" svg:x="2.315cm" svg:y="7.309cm" svg:viewBox="0 0 241 554" draw:points="79,356 80,348 81,341 82,334 84,327 86,321 90,315 93,310 98,305 102,300 108,296 114,292 120,289 127,286 135,283 143,281 152,279 152,275 143,274 135,271 127,269 120,266 114,262 108,259 102,254 98,250 93,245 90,239 86,233 84,227 82,221 81,214 80,206 79,198 79,95 79,89 79,86 78,84 78,81 77,78 76,76 75,73 74,71 73,69 71,67 70,65 68,63 66,62 64,60 62,58 60,57 57,56 54,54 51,53 45,51 38,50 29,48 20,47 11,47 0,47 0,0 32,2 46,4 60,6 72,10 83,14 93,18 102,24 110,30 117,36 123,44 128,52 131,61 134,70 136,80 136,91 136,194 137,201 138,208 140,214 143,220 146,225 151,230 156,234 162,238 169,242 177,245 186,247 195,249 205,251 216,252 241,253 241,301 216,302 205,303 195,305 186,307 177,309 169,312 162,316 156,320 151,324 146,329 143,334 140,340 138,346 137,353 136,360 136,463 136,474 134,484 131,494 128,502 123,510 117,518 110,524 102,530 93,536 83,540 72,544 60,548 46,550 32,552 0,554 0,508 11,507 20,507 29,506 38,505 45,503 51,501 54,500 57,499 60,497 62,496 64,494 66,493 68,491 70,489 71,487 73,485 74,483 75,481 76,478 77,476 78,473 78,471 79,468 79,465 79,459">
              <text:p/>
            </draw:polygon>
          </draw:g>
        </draw:g>
      </draw:page>
      <draw:page draw:name="page11" draw:style-name="dp1" draw:master-page-name="預設">
        <draw:g>
          <draw:g>
            <draw:custom-shape draw:style-name="gr43" draw:text-style-name="P5" draw:layer="layout" svg:width="6.623cm" svg:height="6.619cm" svg:x="1.685cm" svg:y="2.308cm">
              <text:p/>
              <draw:enhanced-geometry svg:viewBox="0 0 21600 21600" draw:type="rectangle" draw:enhanced-path="M 0 0 L 21600 0 21600 21600 0 21600 0 0 Z N"/>
            </draw:custom-shape>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44" draw:text-style-name="P2" draw:layer="layout" svg:width="6.613cm" svg:height="4.045cm" svg:x="1.695cm" svg:y="3.291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5" draw:text-style-name="P1" draw:layer="layout" svg:width="1.227cm" svg:height="2.979cm" svg:x="2.096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3.404cm" svg:height="0.73cm" svg:x="4.443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7" draw:text-style-name="P1" draw:layer="layout" svg:width="3.404cm" svg:height="0.74cm" svg:x="4.443cm" svg:y="4.8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6" draw:text-style-name="P1" draw:layer="layout" svg:width="3.404cm" svg:height="0.73cm" svg:x="4.443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6cm" svg:x="3.819cm" svg:y="3.69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62cm" svg:x="3.819cm" svg:y="4.18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5cm" svg:x="3.819cm" svg:y="4.8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49cm" svg:x="3.819cm" svg:y="5.31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56cm" svg:x="3.819cm" svg:y="5.94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 draw:layer="layout" svg:width="0.159cm" svg:height="0.163cm" svg:x="3.819cm" svg:y="6.43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2" draw:layer="layout" svg:width="0.834cm" svg:height="0.36cm" svg:x="2.283cm" svg:y="6.069cm">
              <text:p/>
              <draw:enhanced-geometry svg:viewBox="0 0 21600 21600" draw:mirror-horizontal="false" draw:mirror-vertical="false"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12" draw:style-name="dp1" draw:master-page-name="預設">
        <draw:g>
          <draw:g>
            <draw:custom-shape draw:style-name="gr38" draw:text-style-name="P1"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0" draw:text-style-name="P2" draw:layer="layout" svg:width="4.921cm" svg:height="4.914cm" draw:transform="skewX (0.00122173047639594) rotate (-0.784001899995854) translate (5.007cm 1.522cm)">
              <text:p/>
              <draw:enhanced-geometry svg:viewBox="0 0 21600 21600" draw:path-stretchpoint-x="10800" draw:path-stretchpoint-y="10800" draw:text-areas="?f3 ?f4 ?f5 ?f6" draw:type="round-rectangle" draw:modifiers="1969.0976514215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1" draw:text-style-name="P1" draw:layer="layout" svg:width="3.946cm" svg:height="0.569cm" draw:transform="rotate (-0.786445360948645) translate (4.173cm 2.3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2" draw:text-style-name="P1" draw:layer="layout" svg:width="2.734cm" svg:height="0.57cm" draw:transform="rotate (1.5707963267949) translate (4.727cm 6.2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3" draw:text-style-name="P1" draw:layer="layout" svg:width="1.344cm" svg:height="1.35cm" svg:x="4.333cm" svg:y="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4" draw:text-style-name="P1" draw:layer="layout" svg:width="1.347cm" svg:height="1.349cm" svg:x="5.929cm" svg:y="4.5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5" draw:text-style-name="P1" draw:layer="layout" svg:width="1.344cm" svg:height="1.349cm" svg:x="4.323cm" svg:y="5.3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ge>
      <draw:page draw:name="page13" draw:style-name="dp1" draw:master-page-name="預設">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56" draw:text-style-name="P2" draw:layer="layout" svg:width="6.666cm" svg:height="3.055cm" svg:x="1.686cm" svg:y="1.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6.675cm" svg:height="5.047cm" svg:x="1.679cm" svg:y="3.267cm" svg:viewBox="0 0 6676 5048" svg:d="M6233 2311c-292 232-714 425-1221 558-506 135-1082 205-1667 205-586 0-1161-70-1667-205-508-133-929-326-1222-558-258-206-408-436-440-672-6 37-8 74-8 110 0 268 153 532 446 764 292 231 714 425 1221 559 507 133 1082 205 1668 205 585 0 1160-72 1666-205 508-134 929-328 1222-559 251-201 401-423 437-653v1559c5 34 8 67 8 102 0 268-154 531-446 764-293 232-714 424-1222 559-506 134-1081 204-1666 204-587 0-1162-70-1668-204-508-135-929-327-1221-559-280-223-434-475-445-731h-8v-3554h35c-19 64-27 129-27 194 0 268 153 532 446 764 292 232 714 425 1221 558 507 135 1082 205 1668 205 585 0 1160-70 1666-205 508-133 929-326 1222-558 251-201 401-423 437-653v1368c-40 223-188 442-435 638zM6650 0h18v84c-5-29-10-57-18-84z">
              <text:p/>
            </draw:path>
          </draw:g>
        </draw:g>
      </draw:page>
      <draw:page draw:name="page14" draw:style-name="dp1" draw:master-page-name="預設">
        <draw:g>
          <draw:custom-shape draw:style-name="gr58"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layer="layout" svg:width="7cm" svg:height="4.5cm" svg:x="1.5cm" svg:y="4cm">
              <text:p/>
              <draw:enhanced-geometry svg:viewBox="0 0 21600 21600" draw:type="rectangle" draw:enhanced-path="M 0 0 L 21600 0 21600 21600 0 21600 0 0 Z N"/>
            </draw:custom-shape>
            <draw:custom-shape draw:style-name="gr60" draw:text-style-name="P9" draw:layer="layout" svg:width="2cm" svg:height="1.75cm" svg:x="2.375cm" svg:y="5.12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0" draw:text-style-name="P9" draw:layer="layout" svg:width="2cm" svg:height="1.75cm" svg:x="5.876cm" svg:y="5.1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layer="layout" svg:width="5.625cm" svg:height="0.75cm" svg:x="2.25cm" svg:y="2.925cm">
              <text:p/>
              <draw:enhanced-geometry svg:viewBox="0 0 21600 21600" draw:type="rectangle" draw:enhanced-path="M 0 0 L 21600 0 21600 21600 0 21600 0 0 Z N"/>
            </draw:custom-shape>
            <draw:custom-shape draw:style-name="gr61" draw:layer="layout" svg:width="5.625cm" svg:height="0.75cm" svg:x="2.25cm" svg:y="1.925cm">
              <text:p/>
              <draw:enhanced-geometry svg:viewBox="0 0 21600 21600" draw:type="rectangle" draw:enhanced-path="M 0 0 L 21600 0 21600 21600 0 21600 0 0 Z N"/>
            </draw:custom-shape>
          </draw:g>
        </draw:g>
      </draw:page>
      <draw:page draw:name="page15"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olygon draw:style-name="gr63" draw:layer="layout" svg:width="4.952cm" svg:height="1.499cm" svg:x="2.922cm" svg:y="3cm" svg:viewBox="0 0 4953 1500" draw:points="2418,958 2417,956 2400,934 2359,880 2322,823 2289,763 2258,704 2249,683 2218,647 2179,611 2139,572 2096,539 2052,506 2006,473 1958,446 1909,419 1859,395 1806,374 1753,353 1699,338 1644,323 1589,311 1532,302 1475,296 1418,290 1361,290 1304,290 1247,296 1189,302 1134,311 1078,323 1022,338 968,353 915,374 863,395 812,419 763,446 715,473 670,506 625,539 583,572 542,611 504,647 468,689 434,731 403,772 374,817 348,865 324,910 303,958 0,859 27,796 58,737 92,677 129,620 170,566 213,512 259,458 309,410 360,362 415,317 472,275 531,237 593,201 656,165 721,135 788,108 856,81 926,60 997,42 1069,27 1141,15 1214,6 1288,3 1361,0 1435,3 1508,6 1581,15 1654,27 1725,42 1796,60 1866,81 1934,108 2001,135 2066,165 2130,201 2191,237 2250,275 2308,317 2362,362 2414,410 2463,458 2510,512 2534,542 2535,542 2536,544 2553,566 2594,620 2631,677 2664,737 2695,796 2704,817 2735,853 2774,889 2814,928 2857,961 2901,994 2947,1027 2995,1054 3044,1081 3094,1105 3147,1126 3200,1147 3254,1162 3309,1177 3364,1189 3421,1198 3478,1204 3535,1210 3592,1210 3649,1210 3706,1204 3764,1198 3819,1189 3875,1177 3931,1162 3985,1147 4038,1126 4090,1105 4141,1081 4190,1054 4238,1027 4283,994 4328,961 4370,928 4411,889 4449,853 4485,811 4519,769 4550,728 4579,683 4605,635 4629,590 4650,542 4953,641 4926,704 4895,763 4861,823 4824,880 4783,934 4740,988 4694,1042 4644,1090 4593,1138 4538,1183 4481,1225 4422,1263 4360,1299 4297,1335 4232,1365 4165,1392 4097,1419 4027,1440 3956,1458 3884,1473 3812,1485 3739,1494 3665,1497 3592,1500 3518,1497 3445,1494 3372,1485 3299,1473 3228,1458 3157,1440 3087,1419 3019,1392 2952,1365 2887,1335 2823,1299 2762,1263 2703,1225 2645,1183 2591,1138 2539,1090 2490,1042 2443,988 2419,958">
          <text:p/>
        </draw:polygon>
      </draw:page>
      <draw:page draw:name="page16" draw:style-name="dp1" draw:master-page-name="預設">
        <draw:g>
          <draw:custom-shape draw:style-name="gr58" draw:layer="layout" svg:width="10cm" svg:height="10cm" svg:x="0cm" svg:y="0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64" draw:text-style-name="P10" draw:layer="layout" svg:width="1.256cm" svg:height="1.15cm" svg:x="1.743cm" svg:y="4.554cm" svg:viewBox="0 0 1257 1151" draw:points="0,1151 279,1151 279,504 517,974 735,974 978,474 978,1151 1257,1151 1257,0 983,0 640,672 277,0 0,0">
            <text:p/>
          </draw:polygon>
          <draw:path draw:style-name="gr64" draw:text-style-name="P10" draw:layer="layout" svg:width="0.898cm" svg:height="1.15cm" svg:x="3.205cm" svg:y="4.554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4" draw:text-style-name="P10" draw:layer="layout" svg:width="0.994cm" svg:height="1.15cm" svg:x="4.105cm" svg:y="4.554cm" svg:viewBox="0 0 995 1151" draw:points="355,1151 637,1151 637,252 995,252 995,0 0,0 0,252 355,252">
            <text:p/>
          </draw:polygon>
          <draw:path draw:style-name="gr64" draw:text-style-name="P10" draw:layer="layout" svg:width="0.982cm" svg:height="1.15cm" svg:x="5.199cm" svg:y="4.554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4" draw:text-style-name="P10" draw:layer="layout" svg:width="1.168cm" svg:height="1.15cm" svg:x="6.15cm" svg:y="4.554cm" svg:viewBox="0 0 1169 1151" svg:d="M0 1151h307l69-237h402l74 237h317l-393-1151h-366zM454 655l120-401 124 401z">
            <text:p/>
          </draw:path>
          <draw:polygon draw:style-name="gr64" draw:text-style-name="P10" draw:layer="layout" svg:width="0.961cm" svg:height="1.183cm" svg:x="7.338cm" svg:y="4.538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65" draw:layer="layout" svg:width="0.875cm" svg:height="0.875cm" svg:x="1.75cm" svg:y="1.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5.647cm" svg:height="0.749cm" svg:x="2.602cm" svg:y="1.7cm" svg:viewBox="0 0 5648 750" svg:d="M92 376c-25-40-56-75-92-107l105-27 186-43 191-39 197-35 200-31 205-27 208-22 209-18 213-14 213-9 214-4h215l214 4 213 9 213 14 210 18 207 22 204 27 200 30 197 36 191 39 168 39 113-238 1162 750-1501-36 87-185-41-12-151-39-156-37-160-32-165-30-167-26-171-22-174-19-176-15-177-11-178-8-180-4h-180l-179 4-179 8-177 11-176 15-173 19-171 22-169 26-164 29-161 33-155 36-151 40-141 41c-10-64-33-126-70-182z">
            <text:p/>
          </draw:path>
        </draw:g>
        <draw:g>
          <draw:custom-shape draw:style-name="gr65" draw:layer="layout" svg:width="0.875cm" svg:height="0.875cm" svg:x="2.75cm" svg:y="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4.647cm" svg:height="0.749cm" svg:x="3.602cm" svg:y="2.7cm" svg:viewBox="0 0 4648 750" svg:d="M76 376c-21-40-47-75-76-107l86-27 154-43 157-39 162-35 165-31 168-27 171-22 172-18 175-14 176-9 176-4h177l176 4 175 9 175 14 173 18 170 22 169 27 165 30 162 36 157 39 137 39 93-238 957 750-1235-36 72-185-34-12-124-39-129-37-131-32-136-30-138-26-141-22-142-19-146-15-145-11-147-8-148-4h-148l-147 4-147 8-147 11-144 15-143 19-140 22-139 26-135 29-132 33-128 36-125 40-115 41c-9-64-28-126-58-182z">
            <text:p/>
          </draw:path>
        </draw:g>
        <draw:g>
          <draw:custom-shape draw:style-name="gr65" draw:layer="layout" svg:width="0.875cm" svg:height="0.875cm" svg:x="1.68cm" svg:y="7.12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5.717cm" svg:height="0.749cm" draw:transform="rotate (-3.14159265358979) translate (8.25023543387812cm 8.25027080425783cm)" svg:viewBox="0 0 5718 750" svg:d="M5625 376c26-40 57-75 93-107l-106-27-189-43-193-39-199-35-203-31-207-27-211-22-211-18-216-14-216-9-216-4h-218l-217 4-215 9-215 14-213 18-210 22-207 27-203 30-199 36-193 39-170 39-114-238-1177 750 1520-36-89-185 42-12 153-39 158-37 162-32 167-30 170-26 173-22 175-19 179-15 178-11 181-8 183-4h182l181 4 181 8 180 11 177 15 175 19 174 22 170 26 166 29 163 33 157 36 154 40 142 41c10-64 34-126 71-182z">
            <text:p/>
          </draw:path>
        </draw:g>
        <draw:g>
          <draw:custom-shape draw:style-name="gr65" draw:layer="layout" svg:width="0.875cm" svg:height="0.875cm" svg:x="4.25cm" svg:y="6.62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946cm" svg:height="0.624cm" svg:x="5.25cm" svg:y="6.625cm" svg:viewBox="0 0 2947 625" svg:d="M22 475c0-30-3-60-9-89l158-9 177-12 173-16 171-18 168-22 165-25 160-27 156-30 151-33 41-10-88-154 1502-30-1163 625-113-198-167 32-191 33-197 30-200 25-205 22-207 18-210 15-212 12-82 3c14-46 22-93 22-142z">
            <text:p/>
          </draw:path>
        </draw:g>
      </draw:page>
      <draw:page draw:name="page17" draw:style-name="dp1" draw:master-page-name="預設">
        <draw:g>
          <draw:g>
            <draw:custom-shape draw:style-name="gr1"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67" draw:text-style-name="P11" draw:layer="layout" svg:width="6.62cm" svg:height="6.654cm" svg:x="1.697cm" svg:y="1.6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68" draw:text-style-name="P12" draw:layer="layout" svg:width="4.602cm" svg:height="3.003cm" draw:transform="skewX (-0.369311669722) rotate (-1.07215575950012) translate (5.43314440084498cm 1.75070416419607cm)" svg:viewBox="0 0 4603 3004" svg:d="M0 0c4285-1 4603 3004 4603 3004">
              <text:p/>
            </draw:path>
            <draw:path draw:style-name="gr68" draw:text-style-name="P12" draw:layer="layout" svg:width="6.244cm" svg:height="4.759cm" draw:transform="skewX (0.39706240482871) rotate (-0.687834258210965) translate (5.73431652619304cm 1.75070984906346cm)" svg:viewBox="0 0 6245 4760" svg:d="M0 0c5814-1 6245 4760 6245 4760">
              <text:p/>
            </draw:path>
            <draw:path draw:style-name="gr68" draw:text-style-name="P12" draw:layer="layout" svg:width="4.602cm" svg:height="3.004cm" draw:transform="skewX (0.369137136796801) rotate (1.07198122657492) translate (2.49992035688659cm 5.79269566802364cm)" svg:viewBox="0 0 4603 3005" svg:d="M4603 0c-4285 0-4603 3005-4603 3005">
              <text:p/>
            </draw:path>
            <draw:path draw:style-name="gr68" draw:text-style-name="P12" draw:layer="layout" svg:width="6.244cm" svg:height="4.76cm" draw:transform="skewX (-0.39706240482871) rotate (0.687659725285766) translate (-0.424982547561731cm 5.71455676146649cm)" svg:viewBox="0 0 6245 4761" svg:d="M6245 0c-5814 0-6245 4761-6245 4761">
              <text:p/>
            </draw:path>
            <draw:line draw:style-name="gr68" draw:text-style-name="P12" draw:layer="layout" svg:x1="5.051cm" svg:y1="1.626cm" svg:x2="5.051cm" svg:y2="8.251cm">
              <text:p/>
            </draw:line>
            <draw:path draw:style-name="gr68" draw:text-style-name="P12" draw:layer="layout" svg:width="4.602cm" svg:height="3.003cm" draw:transform="skewX (-0.369311669722) rotate (-2.64295208629501) translate (8.25529583580393cm 5.30514440084498cm)" svg:viewBox="0 0 4603 3004" svg:d="M0 0c4285-1 4603 3004 4603 3004">
              <text:p/>
            </draw:path>
            <draw:path draw:style-name="gr68" draw:text-style-name="P12" draw:layer="layout" svg:width="6.244cm" svg:height="4.759cm" draw:transform="skewX (0.39706240482871) rotate (-2.25863058500586) translate (8.25529015093654cm 5.60631652619305cm)" svg:viewBox="0 0 6245 4760" svg:d="M0 0c5814-1 6245 4760 6245 4760">
              <text:p/>
            </draw:path>
            <draw:path draw:style-name="gr68" draw:text-style-name="P12" draw:layer="layout" svg:width="4.602cm" svg:height="3.004cm" draw:transform="skewX (0.369137136796801) rotate (-0.49881510021998) translate (4.2133043319763cm 2.37192035688661cm)" svg:viewBox="0 0 4603 3005" svg:d="M4603 0c-4285 0-4603 3005-4603 3005">
              <text:p/>
            </draw:path>
            <draw:path draw:style-name="gr68" draw:text-style-name="P12" draw:layer="layout" svg:width="6.244cm" svg:height="4.76cm" draw:transform="skewX (-0.39706240482871) rotate (-0.883136601509131) translate (4.29144323853351cm -0.552982547561735cm)" svg:viewBox="0 0 6245 4761" svg:d="M6245 0c-5814 0-6245 4761-6245 4761">
              <text:p/>
            </draw:path>
            <draw:line draw:style-name="gr68" draw:text-style-name="P12" draw:layer="layout" svg:x1="8.38cm" svg:y1="4.923cm" svg:x2="1.755cm" svg:y2="4.923cm">
              <text:p/>
            </draw:line>
          </draw:g>
        </draw:g>
        <draw:g>
          <draw:polygon draw:style-name="gr69" draw:text-style-name="P13" draw:layer="layout" svg:width="1.256cm" svg:height="1.15cm" svg:x="1.743cm" svg:y="4.266cm" svg:viewBox="0 0 1257 1151" draw:points="0,1151 279,1151 279,504 517,974 735,974 978,474 978,1151 1257,1151 1257,0 983,0 640,672 277,0 0,0">
            <text:p/>
          </draw:polygon>
          <draw:path draw:style-name="gr69" draw:text-style-name="P13"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9" draw:text-style-name="P13" draw:layer="layout" svg:width="0.994cm" svg:height="1.15cm" svg:x="4.105cm" svg:y="4.266cm" svg:viewBox="0 0 995 1151" draw:points="355,1151 637,1151 637,252 995,252 995,0 0,0 0,252 355,252">
            <text:p/>
          </draw:polygon>
          <draw:path draw:style-name="gr69" draw:text-style-name="P13"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9" draw:text-style-name="P13" draw:layer="layout" svg:width="1.168cm" svg:height="1.15cm" svg:x="6.15cm" svg:y="4.266cm" svg:viewBox="0 0 1169 1151" svg:d="M0 1151h307l69-237h402l74 237h317l-393-1151h-366zM454 655l120-401 124 401z">
            <text:p/>
          </draw:path>
          <draw:polygon draw:style-name="gr69" draw:text-style-name="P13"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70"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71"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72"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72"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72"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72"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73"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72"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6.381cm" svg:y="5.95cm" svg:viewBox="0 0 1119 237" svg:d="M8 180c0-11-1-23-3-34l60-3 67-5 66-6 65-7 64-8 62-9 61-10 59-12 58-12 15-4-33-59 570-11-441 237-43-75-64 12-72 12-75 12-76 9-78 9-78 7-80 5-81 5-31 1c5-17 8-35 8-54z">
            <text:p/>
          </draw:path>
        </draw:g>
      </draw:page>
      <draw:page draw:name="page18" draw:style-name="dp1" draw:master-page-name="預設">
        <draw:g>
          <draw:custom-shape draw:style-name="gr74" draw:text-style-name="P14" draw:layer="layout" svg:width="6.62cm" svg:height="6.654cm" svg:x="1.698cm" svg:y="1.6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67" draw:text-style-name="P11" draw:layer="layout" svg:width="6.62cm" svg:height="6.654cm" svg:x="1.697cm" svg:y="1.65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path draw:style-name="gr68" draw:text-style-name="P12" draw:layer="layout" svg:width="4.602cm" svg:height="3.003cm" draw:transform="skewX (-0.369311669722) rotate (-1.07215575950012) translate (5.43314440084498cm 1.75070416419607cm)" svg:viewBox="0 0 4603 3004" svg:d="M0 0c4285-1 4603 3004 4603 3004">
              <text:p/>
            </draw:path>
            <draw:path draw:style-name="gr68" draw:text-style-name="P12" draw:layer="layout" svg:width="6.244cm" svg:height="4.759cm" draw:transform="skewX (0.39706240482871) rotate (-0.687834258210965) translate (5.73431652619304cm 1.75070984906346cm)" svg:viewBox="0 0 6245 4760" svg:d="M0 0c5814-1 6245 4760 6245 4760">
              <text:p/>
            </draw:path>
            <draw:path draw:style-name="gr68" draw:text-style-name="P12" draw:layer="layout" svg:width="4.602cm" svg:height="3.004cm" draw:transform="skewX (0.369137136796801) rotate (1.07198122657492) translate (2.49992035688659cm 5.79269566802364cm)" svg:viewBox="0 0 4603 3005" svg:d="M4603 0c-4285 0-4603 3005-4603 3005">
              <text:p/>
            </draw:path>
            <draw:path draw:style-name="gr68" draw:text-style-name="P12" draw:layer="layout" svg:width="6.244cm" svg:height="4.76cm" draw:transform="skewX (-0.39706240482871) rotate (0.687659725285766) translate (-0.424982547561731cm 5.71455676146649cm)" svg:viewBox="0 0 6245 4761" svg:d="M6245 0c-5814 0-6245 4761-6245 4761">
              <text:p/>
            </draw:path>
            <draw:line draw:style-name="gr68" draw:text-style-name="P12" draw:layer="layout" svg:x1="5.051cm" svg:y1="1.626cm" svg:x2="5.051cm" svg:y2="8.251cm">
              <text:p/>
            </draw:line>
            <draw:path draw:style-name="gr68" draw:text-style-name="P12" draw:layer="layout" svg:width="4.602cm" svg:height="3.003cm" draw:transform="skewX (-0.369311669722) rotate (-2.64295208629501) translate (8.25529583580393cm 5.30514440084498cm)" svg:viewBox="0 0 4603 3004" svg:d="M0 0c4285-1 4603 3004 4603 3004">
              <text:p/>
            </draw:path>
            <draw:path draw:style-name="gr68" draw:text-style-name="P12" draw:layer="layout" svg:width="6.244cm" svg:height="4.759cm" draw:transform="skewX (0.39706240482871) rotate (-2.25863058500586) translate (8.25529015093654cm 5.60631652619305cm)" svg:viewBox="0 0 6245 4760" svg:d="M0 0c5814-1 6245 4760 6245 4760">
              <text:p/>
            </draw:path>
            <draw:path draw:style-name="gr68" draw:text-style-name="P12" draw:layer="layout" svg:width="4.602cm" svg:height="3.004cm" draw:transform="skewX (0.369137136796801) rotate (-0.49881510021998) translate (4.2133043319763cm 2.37192035688661cm)" svg:viewBox="0 0 4603 3005" svg:d="M4603 0c-4285 0-4603 3005-4603 3005">
              <text:p/>
            </draw:path>
            <draw:path draw:style-name="gr68" draw:text-style-name="P12" draw:layer="layout" svg:width="6.244cm" svg:height="4.76cm" draw:transform="skewX (-0.39706240482871) rotate (-0.883136601509131) translate (4.29144323853351cm -0.552982547561735cm)" svg:viewBox="0 0 6245 4761" svg:d="M6245 0c-5814 0-6245 4761-6245 4761">
              <text:p/>
            </draw:path>
            <draw:line draw:style-name="gr68" draw:text-style-name="P12" draw:layer="layout" svg:x1="8.38cm" svg:y1="4.923cm" svg:x2="1.755cm" svg:y2="4.923cm">
              <text:p/>
            </draw:line>
          </draw:g>
        </draw:g>
        <draw:g>
          <draw:polygon draw:style-name="gr69" draw:text-style-name="P13" draw:layer="layout" svg:width="1.256cm" svg:height="1.15cm" svg:x="1.743cm" svg:y="4.266cm" svg:viewBox="0 0 1257 1151" draw:points="0,1151 279,1151 279,504 517,974 735,974 978,474 978,1151 1257,1151 1257,0 983,0 640,672 277,0 0,0">
            <text:p/>
          </draw:polygon>
          <draw:path draw:style-name="gr69" draw:text-style-name="P13" draw:layer="layout" svg:width="0.898cm" svg:height="1.15cm" svg:x="3.205cm" svg:y="4.266cm" svg:viewBox="0 0 899 1151" svg:d="M0 1151h287v-338h94l58-2 54-6 52-9 49-14 45-17 43-20 39-23 36-27 32-29 28-33 24-35 21-38 16-41 11-43 7-45 3-48-2-44-6-41-11-39-13-37-18-34-21-32-25-29-29-26-32-23-35-20-39-18-41-14-45-11-48-8-51-5-54-2h-429zM406 252l22 1 20 2 19 3 18 5 18 7 16 7 14 9 14 10 12 11 10 12 10 13 7 14 6 15 5 16 2 17 1 17-1 17-2 17-3 15-6 14-6 13-8 13-9 11-10 10-11 9-13 8-14 7-15 6-16 4-17 3-17 2-19 1h-146v-309z">
            <text:p/>
          </draw:path>
          <draw:polygon draw:style-name="gr69" draw:text-style-name="P13" draw:layer="layout" svg:width="0.994cm" svg:height="1.15cm" svg:x="4.105cm" svg:y="4.266cm" svg:viewBox="0 0 995 1151" draw:points="355,1151 637,1151 637,252 995,252 995,0 0,0 0,252 355,252">
            <text:p/>
          </draw:polygon>
          <draw:path draw:style-name="gr69" draw:text-style-name="P13" draw:layer="layout" svg:width="0.982cm" svg:height="1.15cm" svg:x="5.199cm" svg:y="4.266cm" svg:viewBox="0 0 983 1151" svg:d="M0 1151h287v-393h128l223 393h345l-287-453 24-14 22-15 22-16 19-17 19-19 17-19 15-21 14-22 13-22 11-24 10-25 7-25 7-27 4-27 3-28 1-29-2-40-6-39-9-35-12-34-17-31-19-29-23-26-26-23-29-21-32-18-35-16-39-13-41-10-44-7-46-5-50-1h-474zM434 250l20 1 19 2 17 3 17 4 15 5 14 6 13 7 11 9 11 9 9 11 7 11 7 12 5 13 3 14 2 15 1 16v14l-2 14-3 13-3 12-5 11-6 10-7 10-8 8-8 8-10 7-11 5-12 5-12 4-14 3-14 1-16 1h-187v-264z">
            <text:p/>
          </draw:path>
          <draw:path draw:style-name="gr69" draw:text-style-name="P13" draw:layer="layout" svg:width="1.168cm" svg:height="1.15cm" svg:x="6.15cm" svg:y="4.266cm" svg:viewBox="0 0 1169 1151" svg:d="M0 1151h307l69-237h402l74 237h317l-393-1151h-366zM454 655l120-401 124 401z">
            <text:p/>
          </draw:path>
          <draw:polygon draw:style-name="gr69" draw:text-style-name="P13" draw:layer="layout" svg:width="0.961cm" svg:height="1.183cm" svg:x="7.338cm" svg:y="4.25cm" svg:viewBox="0 0 962 1184" draw:points="592,1184 639,1182 687,1178 736,1171 783,1161 829,1150 872,1136 911,1120 947,1103 884,896 858,904 831,911 803,917 774,922 746,927 717,930 689,931 662,932 619,930 580,926 542,918 508,907 475,894 445,877 418,858 394,836 372,811 353,784 336,755 323,723 312,688 305,652 300,613 298,572 300,534 304,498 311,465 320,433 332,405 347,379 364,355 383,334 405,315 430,299 457,285 486,274 517,265 551,259 587,255 625,254 659,254 694,257 729,260 764,265 797,271 828,279 857,287 882,297 962,71 920,54 879,40 838,28 796,18 755,10 713,4 671,1 628,0 560,3 495,11 433,24 374,43 319,66 267,95 219,127 176,165 136,206 101,251 71,301 46,354 26,411 12,471 3,534 0,600 3,665 11,726 25,784 43,839 67,891 95,939 128,983 165,1023 206,1060 251,1092 300,1119 352,1142 407,1160 466,1173 528,1181">
            <text:p/>
          </draw:polygon>
        </draw:g>
        <draw:g>
          <draw:custom-shape draw:style-name="gr70" draw:layer="layout" svg:width="0.441cm" svg:height="0.429cm" draw:transform="skewX (0.231256125889249) rotate (0.231256125889249) translate (2.999cm 3.4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3.115cm" svg:height="0.367cm" draw:transform="skewX (0.232826922216044) rotate (0.232128790515246) translate (3.41716282548537cm 3.21897451302556cm)" svg:viewBox="0 0 3116 368" svg:d="M51 185c-14-20-31-37-51-52l58-14 103-21 105-19 109-17 110-15 113-14 115-10 115-9 117-7 118-5 118-2h119l118 2 117 5 117 7 116 8 115 11 113 13 110 15 109 18 105 19 92 19 62-117 642 368-828-18 48-90-23-6-83-19-86-19-88-15-91-15-93-13-94-10-96-10-97-7-97-5-99-4-99-2h-100l-98 2-99 4-98 5-97 7-95 10-94 11-93 12-91 15-89 16-85 17-84 20-77 20c-6-32-19-62-39-89z">
            <text:p/>
          </draw:path>
        </draw:g>
        <draw:g>
          <draw:custom-shape draw:style-name="gr71" draw:layer="layout" svg:width="0.524cm" svg:height="0.468cm" svg:x="4.35cm" svg:y="3.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2.788cm" svg:height="0.4cm" svg:x="4.861cm" svg:y="3.349cm" svg:viewBox="0 0 2789 401" svg:d="M46 201c-13-21-28-40-46-57l52-15 92-23 94-20 97-19 99-17 101-14 103-12 103-9 105-8 106-5 105-2h106l106 2 105 5 105 8 104 9 102 12 101 14 99 16 97 20 95 20 83 21 55-127 574 401-741-20 43-98-20-7-75-21-77-19-79-17-81-16-83-14-84-12-86-10-87-8-87-6-89-4-88-2h-89l-89 2-88 4-88 6-86 8-86 10-84 12-84 14-81 15-79 18-77 19-75 21-69 22c-5-34-16-67-34-97z">
            <text:p/>
          </draw:path>
        </draw:g>
        <draw:g>
          <draw:custom-shape draw:style-name="gr72" draw:layer="layout" svg:width="0.432cm" svg:height="0.318cm" draw:transform="skewX (-0.296007841138238) rotate (-0.296182374063438) translate (2.386cm 6.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454cm" svg:height="0.226cm" draw:transform="skewX (-0.295135176512241) rotate (-0.297055038689435) translate (2.85891031693442cm 6.69455335298547cm)" svg:viewBox="0 0 1455 227" svg:d="M11 173c0-11-2-22-5-33l79-3 87-4 85-6 85-7 82-8 82-9 79-10 77-11 74-12 21-3-44-56 742-11-574 227-56-72-82 12-95 11-97 11-99 9-101 9-102 6-104 6-105 4-40 1c7-17 11-34 11-51z">
            <text:p/>
          </draw:path>
        </draw:g>
        <draw:g>
          <draw:custom-shape draw:style-name="gr72" draw:layer="layout" svg:width="0.332cm" svg:height="0.332cm" svg:x="4.601cm" svg:y="6.7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981cm" svg:y="6.75cm" svg:viewBox="0 0 1119 237" svg:d="M8 180c0-11-1-23-3-34l60-3 67-5 66-6 65-7 64-8 62-9 61-10 59-12 58-12 15-4-33-59 570-11-441 237-43-75-64 12-72 12-75 12-76 9-78 9-78 7-80 5-81 5-31 1c5-17 8-35 8-54z">
            <text:p/>
          </draw:path>
        </draw:g>
        <draw:g>
          <draw:custom-shape draw:style-name="gr72" draw:layer="layout" svg:width="0.333cm" svg:height="0.321cm" draw:transform="skewX (-0.253072741539178) rotate (-0.25220007691318) translate (3.15cm 6.1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9cm" svg:height="0.229cm" draw:transform="skewX (-0.251152879361984) rotate (-0.250978346436785) translate (3.51774023987694cm 6.2447310658639cm)" svg:viewBox="0 0 1120 230" svg:d="M8 175c0-11-1-23-3-33l60-3 67-5 66-6 65-7 64-7 62-10 61-9 59-12 58-12 15-3-33-57 571-11-442 230-43-73-64 12-72 12-75 11-76 9-78 8-78 7-80 5-81 5-31 1c5-17 8-35 8-52z">
            <text:p/>
          </draw:path>
        </draw:g>
        <draw:g>
          <draw:custom-shape draw:style-name="gr72" draw:layer="layout" svg:width="0.332cm" svg:height="0.332cm" svg:x="4.25cm" svg:y="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4.63cm" svg:y="5.9cm" svg:viewBox="0 0 1119 237" svg:d="M8 180c0-11-1-23-3-34l60-3 67-5 66-6 65-7 64-8 62-9 61-10 59-12 58-12 15-4-33-59 570-11-441 237-43-75-64 12-72 12-75 12-76 9-78 9-78 7-80 5-81 5-31 1c5-17 8-35 8-54z">
            <text:p/>
          </draw:path>
        </draw:g>
        <draw:g>
          <draw:custom-shape draw:style-name="gr73" draw:layer="layout" svg:width="0.393cm" svg:height="0.355cm" draw:transform="skewX (-0.444360827557756) rotate (-0.444360827557756) translate (2.445cm 2.988cm)">
            <text:p/>
            <draw:enhanced-geometry svg:viewBox="0 0 21600 21600" draw:mirror-horizontal="false" draw:mirror-vertical="tru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324cm" svg:height="0.253cm" draw:transform="skewX (0.441393767829366) rotate (-2.69984981991003) translate (4.04982232448875cm 2.78913295852187cm)" svg:viewBox="0 0 1325 254" svg:d="M1316 192c0-12 1-24 4-36l-72-4-79-5-78-6-77-7-75-9-75-10-71-11-71-13-67-13-19-4 39-62-675-12 523 254 51-81 75 13 86 13 88 12 90 10 93 9 93 8 94 6 96 4 36 2c-6-19-9-38-9-58z">
            <text:p/>
          </draw:path>
        </draw:g>
        <draw:g>
          <draw:custom-shape draw:style-name="gr72" draw:layer="layout" svg:width="0.332cm" svg:height="0.332cm" svg:x="6.001cm" svg:y="5.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66" draw:text-style-name="P3" draw:layer="layout" svg:width="1.118cm" svg:height="0.236cm" svg:x="6.381cm" svg:y="5.95cm" svg:viewBox="0 0 1119 237" svg:d="M8 180c0-11-1-23-3-34l60-3 67-5 66-6 65-7 64-8 62-9 61-10 59-12 58-12 15-4-33-59 570-11-441 237-43-75-64 12-72 12-75 12-76 9-78 9-78 7-80 5-81 5-31 1c5-17 8-35 8-54z">
            <text:p/>
          </draw:path>
        </draw:g>
      </draw:page>
      <draw:page draw:name="page19" draw:style-name="dp1" draw:master-page-name="預設">
        <draw:g>
          <draw:g>
            <draw:custom-shape draw:style-name="gr75" draw:layer="layout" svg:width="10cm" svg:height="10cm" svg:x="0cm" svg:y="0cm">
              <text:p/>
              <draw:enhanced-geometry svg:viewBox="0 0 21600 21600" draw:path-stretchpoint-x="10800" draw:path-stretchpoint-y="10800" draw:text-areas="?f3 ?f4 ?f5 ?f6" draw:type="round-rectangle" draw:modifiers="166.30336966303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olygon draw:style-name="gr76" draw:text-style-name="P15" draw:layer="layout" svg:width="0.831cm" svg:height="1.481cm" svg:x="0.075cm" svg:y="0.204cm" svg:viewBox="0 0 832 1482" draw:points="324,1482 383,1480 439,1473 491,1462 540,1446 585,1426 626,1402 665,1374 699,1342 729,1306 756,1266 779,1222 798,1175 813,1124 823,1069 830,1011 832,949 832,0 465,0 465,970 465,993 463,1015 459,1035 454,1053 448,1070 441,1086 432,1100 421,1113 410,1124 397,1133 382,1141 367,1148 350,1153 331,1157 312,1159 291,1160 268,1159 244,1157 220,1153 195,1149 171,1143 147,1136 125,1128 103,1120 0,1406 36,1424 73,1439 112,1452 152,1463 193,1471 236,1477 280,1481">
              <text:p/>
            </draw:polygon>
            <draw:polygon draw:style-name="gr76" draw:text-style-name="P15" draw:layer="layout" svg:width="1.275cm" svg:height="1.481cm" svg:x="1.148cm" svg:y="0.204cm" svg:viewBox="0 0 1276 1482" draw:points="621,1482 694,1479 764,1471 829,1457 892,1438 950,1413 1003,1384 1053,1350 1098,1312 1138,1268 1174,1221 1204,1170 1230,1114 1250,1055 1264,992 1273,926 1276,857 1276,0 916,0 916,899 915,930 912,959 906,986 899,1012 889,1035 878,1057 864,1078 849,1096 831,1112 812,1126 791,1138 769,1148 744,1156 718,1162 691,1165 661,1166 627,1165 595,1161 564,1154 536,1145 509,1133 485,1119 463,1103 443,1084 425,1063 409,1040 395,1014 384,987 376,957 369,926 366,892 364,857 364,0 0,0 0,878 3,947 11,1012 24,1074 43,1131 66,1185 94,1235 128,1280 165,1321 208,1358 254,1390 305,1418 361,1441 420,1459 483,1472 550,1479">
              <text:p/>
            </draw:polygon>
            <draw:path draw:style-name="gr76" draw:text-style-name="P15" draw:layer="layout" svg:width="1.248cm" svg:height="1.46cm" svg:x="2.694cm" svg:y="0.204cm" svg:viewBox="0 0 1249 1461" svg:d="M0 1461h364v-498h162l285 498h438l-364-574 30-17 28-19 27-21 25-22 23-23 22-25 20-27 18-27 16-29 14-30 12-32 10-32 8-34 5-34 4-36 1-37-3-51-7-49-11-45-16-43-21-39-24-37-29-33-33-30-37-26-41-23-45-20-49-17-52-12-56-10-59-5-63-2h-602zM552 318l25 1 23 2 23 4 20 5 20 7 18 7 16 10 15 10 13 12 11 13 10 15 8 15 6 17 5 18 3 19 1 20-1 18-2 17-3 17-5 15-6 14-8 13-8 12-10 11-11 10-13 9-14 7-14 6-16 5-18 3-18 2-20 1h-238v-335z">
              <text:p/>
            </draw:path>
            <draw:path draw:style-name="gr76" draw:text-style-name="P15" draw:layer="layout" svg:width="1.484cm" svg:height="1.46cm" svg:x="3.939cm" svg:y="0.204cm" svg:viewBox="0 0 1485 1461" svg:d="M0 1461h390l88-301h510l94 301h403l-499-1461h-466zM577 831l152-509 158 509z">
              <text:p/>
            </draw:path>
            <draw:polygon draw:style-name="gr76" draw:text-style-name="P15" draw:layer="layout" svg:width="1.126cm" svg:height="1.502cm" svg:x="5.469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76" draw:text-style-name="P15" draw:layer="layout" svg:width="1.126cm" svg:height="1.502cm" svg:x="6.713cm" svg:y="0.184cm" svg:viewBox="0 0 1127 1503" draw:points="524,1503 595,1501 662,1494 724,1484 782,1469 836,1451 885,1429 930,1403 971,1374 1007,1341 1038,1305 1065,1266 1087,1223 1104,1178 1117,1130 1124,1079 1127,1025 1125,977 1119,932 1109,892 1096,854 1079,821 1060,790 1038,762 1014,737 987,714 959,694 898,659 833,632 766,609 517,542 471,523 452,512 435,499 422,486 412,470 406,453 404,434 405,420 408,408 413,396 419,385 428,375 438,365 450,357 463,349 479,343 495,337 514,332 534,328 579,322 630,320 674,321 720,324 766,329 811,335 856,343 899,353 941,364 981,377 1082,86 1035,67 984,50 931,35 876,23 819,13 762,6 705,1 649,0 581,2 515,9 453,20 395,35 340,54 289,77 241,103 198,134 159,167 125,204 95,245 71,288 51,334 37,383 28,434 25,488 27,533 33,574 43,612 56,647 72,678 92,707 113,733 137,757 164,779 192,798 253,831 317,858 384,881 516,917 577,935 631,953 677,975 696,987 713,1000 726,1015 735,1031 741,1049 743,1069 743,1082 740,1093 737,1104 731,1114 724,1123 716,1132 706,1140 694,1147 681,1153 666,1159 649,1164 631,1167 588,1173 539,1174 488,1173 435,1170 381,1163 325,1154 269,1142 212,1127 156,1109 101,1088 0,1387 58,1412 120,1434 184,1453 250,1470 318,1484 387,1494 456,1501">
              <text:p/>
            </draw:polygon>
            <draw:polygon draw:style-name="gr76" draw:text-style-name="P15" draw:layer="layout" svg:width="0.37cm" svg:height="1.46cm" svg:x="8.047cm" svg:y="0.204cm" svg:viewBox="0 0 371 1461" draw:points="0,1461 371,1461 371,0 0,0">
              <text:p/>
            </draw:polygon>
            <draw:polygon draw:style-name="gr76" draw:text-style-name="P15" draw:layer="layout" svg:width="1.22cm" svg:height="1.502cm" svg:x="8.645cm" svg:y="0.184cm" svg:viewBox="0 0 1221 1503" draw:points="752,1503 812,1501 873,1495 934,1486 995,1474 1052,1459 1107,1442 1158,1422 1202,1400 1122,1137 1090,1147 1056,1156 1020,1164 984,1171 947,1176 911,1180 875,1182 840,1183 787,1181 736,1175 689,1165 645,1151 604,1134 566,1113 531,1089 500,1061 472,1030 448,996 427,958 410,917 397,874 387,827 381,778 379,726 381,678 386,632 395,590 407,550 422,514 440,481 462,451 487,424 515,400 546,380 580,362 617,348 657,337 700,329 746,324 794,322 837,323 882,326 926,331 970,337 1012,345 1052,354 1088,365 1120,377 1221,91 1169,69 1116,51 1064,35 1011,22 959,13 906,6 852,1 798,0 712,4 629,14 550,31 475,55 405,84 339,120 278,162 223,209 173,262 129,319 91,382 59,449 33,521 15,598 4,678 0,762 4,844 14,921 31,995 55,1065 85,1131 121,1192 162,1248 209,1299 261,1345 319,1386 381,1421 447,1450 517,1473 592,1489 670,1500">
              <text:p/>
            </draw:polygon>
          </draw:g>
          <draw:g>
            <draw:g>
              <draw:path draw:style-name="gr77" draw:text-style-name="P3" draw:layer="layout" svg:width="9.387cm" svg:height="3.417cm" svg:x="0.321cm" svg:y="6.507cm" svg:viewBox="0 0 9388 3418" svg:d="M0 3418c106-325 245-640 416-939 435-754 1059-1379 1809-1815 751-434 1602-664 2469-664s1719 230 2470 664c751 436 1373 1061 1808 1815 171 299 310 614 416 939z">
                <text:p/>
              </draw:path>
              <draw:path draw:style-name="gr15" draw:text-style-name="P1" draw:layer="layout" svg:width="8.538cm" svg:height="1.88cm" svg:x="0.675cm" svg:y="8.045cm" svg:viewBox="0 0 8539 1881" svg:d="M4452 1881c-15-160-130-254-179-420-130-444 475-213 973-213 491 0 235-891 594-1021 360-131 699 294 1079 34 144-100 305-129 469-144 313 297 584 635 802 1010 140 240 256 494 349 754zM0 1881c93-261 210-515 351-757 64-113 136-224 212-330 53 2 128-12 231-43 407-127 440-530 866-546 301-14 598-351 939-130 262 168 629 209 913 77 692-316 87 402 0 521-197 279-482 445-715 678-524 524-125-228-324-391-303-248-616 166-369 495 57 78 160 268 200 426z">
                <text:p/>
              </draw:path>
            </draw:g>
            <draw:path draw:style-name="gr78" draw:text-style-name="P16" draw:layer="layout" svg:width="9.85cm" svg:height="5.672cm" svg:x="0.073cm" svg:y="4.252cm" svg:viewBox="0 0 9851 5673" svg:d="M9851 5673h-215c-106-325-245-640-417-939-434-753-1056-1379-1809-1815-750-434-1601-664-2468-664s-1718 230-2470 664c-365 212-699 469-997 763l-63 54-130 122-122 127-112 131-103 136-94 139-84 143-74 145-14 30c-4 9-9 18-15 25-171 299-310 614-416 939h-248v-4534l143-78 158-80 160-78 163-75 166-71 168-70 170-66 172-63 175-58 176-57 177-53 181-50 182-46 182-43 185-41 185-35 187-33 188-30 189-27 190-22 191-20 191-15 191-12 193-9 191-6 192-1 193 1 192 6 191 9 191 12 191 15 192 20 189 22 190 27 188 30 186 33 185 35 185 41 182 43 183 46 180 50 178 53 176 57 175 58 171 63 170 66 169 70 166 71 162 75 162 78 156 80 155 84 153 86 149 90 146 91 99 66z">
              <text:p/>
            </draw:path>
          </draw:g>
          <draw:g>
            <draw:custom-shape draw:style-name="gr79" draw:text-style-name="P3" draw:layer="layout" svg:width="0.001cm" svg:height="0.074cm" svg:x="5.075cm" svg:y="4.4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0" draw:layer="layout" svg:width="0.672cm" svg:height="0.672cm" svg:x="8.776cm" svg:y="4.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81" draw:text-style-name="P17" draw:layer="layout" svg:width="0.892cm" svg:height="2.567cm" svg:x="8.136cm" svg:y="4.883cm" svg:viewBox="0 0 893 2568" svg:d="M893 30l-33 103c-3 7-6 13-12 18-5 4-11 7-18 9-7 1-14 1-20-1-7-2-13-6-17-11-5-6-8-12-10-19-1-6-1-13 1-20l36-109c23 12 48 22 73 30zM736 259c2-7 6-13 11-18 5-4 11-7 18-9 7-1 14-1 21 1 6 2 12 6 17 11 4 6 8 12 9 19 1 6 1 13-1 20l-49 151c-2 7-6 13-11 17-6 5-12 8-19 10-6 1-13 1-20-1s-13-6-17-11c-5-6-8-12-10-19-1-6-1-14 2-20zM638 560c2-7 6-13 11-18 5-4 11-7 18-9 7-1 14-1 21 1 6 2 12 6 17 11s8 12 9 19c2 6 1 13-1 20l-49 151c-2 7-6 13-11 17-5 5-12 8-18 10-7 1-14 1-21-1-6-3-12-6-17-12-5-5-8-11-9-18-2-7-1-14 1-20zM540 860c2-6 6-12 11-17 5-4 12-8 18-9 7-1 14-1 21 1s12 6 17 11 8 12 9 19c2 6 1 13-1 20l-49 151c-2 7-6 13-11 17-5 5-11 8-18 10-7 1-14 1-21-1-6-3-12-6-17-12-4-5-8-11-9-18-2-7-1-14 1-20zM442 1161c2-6 6-12 11-17 6-4 12-8 19-9 6-1 14-1 20 1 7 2 13 6 17 11 5 5 8 12 10 18 1 7 1 14-1 21l-50 151c-2 7-6 13-11 17-5 5-11 8-18 10-7 1-14 1-20-2-7-2-13-6-18-11-4-5-7-11-9-18-1-7-1-14 1-20zM344 1462c3-6 6-12 12-17 5-4 11-8 18-9 7-2 14-1 20 1 7 2 13 6 17 11 5 5 8 12 10 18 1 7 1 14-1 21l-49 151c-3 7-6 13-12 17-5 5-11 8-18 9-7 2-14 2-20-1-7-2-13-6-17-11-5-5-8-11-10-18-1-7-1-14 1-20zM247 1763c2-6 6-12 11-17s11-8 18-9c7-2 14-1 21 1 6 2 12 6 17 11 4 5 8 11 9 18s1 14-1 21l-49 151c-2 7-6 12-11 17-6 5-12 8-19 9-6 2-13 1-20-1s-13-6-17-11c-5-5-8-11-10-18-1-7-1-14 2-21zM149 2064c2-6 6-12 11-17s11-8 18-9c7-2 14-1 21 1 6 2 12 6 17 11s8 11 9 18c2 7 1 14-1 21l-49 151c-2 6-6 12-11 17s-12 8-18 9c-7 2-14 1-21-1-6-2-12-6-17-11s-8-11-9-18c-2-7-1-14 1-21zM51 2365c2-6 6-12 11-17s12-8 18-9c7-2 14-1 21 1s12 6 17 11 8 11 9 18c2 7 1 14-1 21l-49 151c-2 6-6 12-11 17s-11 8-18 9c-7 2-14 1-21-1-6-2-12-6-17-11-4-5-8-11-9-18-2-7-1-14 1-21z">
              <text:p/>
            </draw:path>
            <draw:path draw:style-name="gr81" draw:text-style-name="P17" draw:layer="layout" svg:width="1.124cm" svg:height="2.484cm" svg:x="7.872cm" svg:y="4.866cm" svg:viewBox="0 0 1125 2485" svg:d="M1068 9c19 10 37 19 57 27l-44 102c-3 7-8 12-13 16-6 4-12 7-19 8s-14 0-20-3c-7-3-12-7-16-13-5-6-7-12-8-19s0-14 3-20l46-107c5 3 10 6 14 9zM945 251c3-6 8-12 13-16 6-4 12-7 19-7 7-1 14 0 20 3 7 2 12 7 17 12 4 6 6 13 7 19 1 7 0 14-3 21l-63 146c-3 6-7 12-13 16-5 4-12 6-19 7s-14 0-20-3-12-7-16-13c-4-5-7-12-8-19 0-6 1-13 3-20zM820 542c3-7 7-12 13-16 5-4 12-7 19-8s14 0 20 3 12 7 16 13c4 5 7 12 7 19 1 7 0 14-2 20l-64 146c-2 6-7 12-12 16-6 4-12 7-19 8-7 0-14-1-21-3-6-3-12-8-16-13-4-6-6-12-7-19s0-14 3-20zM694 832c3-6 7-12 13-16s12-7 19-7c7-1 14 0 20 3 7 2 12 7 16 12 4 6 7 12 8 19s0 14-3 21l-63 145c-3 7-7 12-13 17-5 4-12 6-19 7s-14 0-20-3c-7-3-12-7-16-13-4-5-7-12-8-19s0-14 3-20zM569 1123c2-7 7-12 12-17 6-4 13-6 19-7 7-1 14 0 21 3 6 3 12 7 16 13 4 5 7 12 7 19 1 7 0 14-3 20l-63 146c-3 6-7 12-12 16-6 4-13 7-20 7-6 1-13 0-20-3-6-2-12-7-16-12-4-6-7-12-7-19-1-7 0-14 3-21zM443 1413c3-6 7-12 13-16 5-4 12-7 19-8 7 0 14 1 20 3 7 3 12 8 16 13 4 6 7 12 8 19s-1 14-3 20l-63 146c-3 7-8 12-13 16-6 4-12 7-19 8s-14 0-20-3c-7-3-12-7-16-13-5-5-7-12-8-19s0-14 3-20zM318 1703c2-6 7-12 12-16 6-4 12-6 19-7s14 0 21 3c6 3 11 7 16 13 4 5 6 12 7 19 1 6 0 13-3 20l-63 146c-3 6-7 12-13 16-5 4-12 7-19 7-7 1-14 0-20-3-6-2-12-7-16-12-4-6-7-13-8-19 0-7 1-14 3-21zM192 1994c3-7 7-12 13-16 5-4 12-7 19-8s14 0 20 3 12 7 16 13 7 12 8 19c0 7-1 14-3 20l-64 146c-2 7-7 12-12 16-6 4-12 7-19 8s-14 0-21-3c-6-3-11-7-16-13-4-6-6-12-7-19s0-14 3-20zM66 2284c3-6 7-12 13-16s12-7 19-7c7-1 14 0 20 3 7 2 12 7 16 12 5 6 7 12 8 19s0 14-3 21l-63 146c-3 6-7 11-13 16-5 4-12 6-19 7s-14 0-20-3c-7-3-12-7-16-13-4-5-7-12-8-19-1-6 0-13 3-20z">
              <text:p/>
            </draw:path>
            <draw:path draw:style-name="gr81" draw:text-style-name="P17" draw:layer="layout" svg:width="1.319cm" svg:height="2.355cm" svg:x="7.647cm" svg:y="4.848cm" svg:viewBox="0 0 1320 2356" svg:d="M1293 27c9 5 18 10 27 14l-55 100c-3 6-8 11-14 15s-12 6-19 6-14-2-20-5-11-8-15-14-6-13-6-20 2-13 5-20l56-103c13 10 27 19 41 27zM1121 242c3-6 8-11 14-15s13-6 20-6c6 0 13 2 19 5 7 3 12 8 15 14 4 6 6 13 6 20s-1 13-5 19l-76 140c-3 6-8 11-14 15s-12 6-19 6-14-2-20-5-11-8-15-14-6-13-6-20 2-13 5-20zM970 520c3-6 8-11 14-15s13-6 20-6c6 0 13 2 19 5 7 3 12 8 15 14 4 6 6 13 6 20s-1 13-5 20l-76 139c-3 6-8 12-14 15-6 4-12 6-19 6s-14-1-20-5c-6-3-11-8-15-14s-6-13-6-20c0-6 2-13 5-19zM819 798c3-6 8-11 14-15s13-6 20-6 13 2 19 5c7 3 12 8 15 14 4 6 6 13 6 20s-1 14-5 20l-75 139c-4 7-9 12-15 15-5 4-12 6-19 6s-14-1-20-5c-6-3-11-8-15-14s-6-12-6-19 2-14 5-20zM668 1076c3-6 8-11 14-15 6-3 13-5 20-6 7 0 13 2 20 5 6 3 11 8 14 14 4 6 6 13 6 20s-1 14-5 20l-75 139c-4 7-9 12-15 15-5 4-12 6-19 6s-14-1-20-5c-6-3-11-8-15-14s-6-12-6-19 2-14 5-20zM517 1354c3-6 8-11 14-15 6-3 13-5 20-6 7 0 13 2 20 5 6 4 11 8 14 14 4 6 6 13 6 20s-1 14-5 20l-75 140c-4 6-9 11-14 14-6 4-13 6-20 6s-14-1-20-5c-6-3-11-8-15-14s-6-12-6-19 2-14 5-20zM366 1632c3-6 8-11 14-15 6-3 13-5 20-5 7-1 14 1 20 4 6 4 11 8 14 14 4 6 6 13 6 20s-1 14-4 20l-76 140c-4 6-9 11-14 15-6 3-13 5-20 5-7 1-14-1-20-4-6-4-11-9-15-15-3-5-5-12-6-19 0-7 2-14 5-20zM215 1910c3-6 8-11 14-15 6-3 13-5 20-5 7-1 14 1 20 4 6 4 11 9 15 14 3 6 5 13 5 20 1 7-1 14-4 20l-76 140c-4 6-8 11-14 15-6 3-13 5-20 5-7 1-14-1-20-4-6-4-11-9-15-14-3-6-5-13-6-20 0-7 2-14 5-20zM64 2188c3-6 8-11 14-14 6-4 13-6 20-6s14 1 20 4c6 4 11 9 15 15 3 5 5 12 5 19 1 7-1 14-4 20l-60 109c-3 6-8 11-14 15s-12 6-19 6-14-2-20-5-12-8-15-14c-4-6-6-13-6-20s1-13 5-19z">
              <text:p/>
            </draw:path>
            <draw:path draw:style-name="gr81" draw:text-style-name="P17" draw:layer="layout" svg:width="7.618cm" svg:height="2.36cm" svg:x="1.154cm" svg:y="4.619cm" svg:viewBox="0 0 7619 2361" svg:d="M7619 75l-113 34c-6 2-13 2-20 0-7-1-13-5-18-9-5-5-9-11-11-18-2-6-2-14-1-20 2-7 5-13 10-18s11-9 17-11l109-33c7 26 16 51 27 75zM7333 78c6-2 13-2 20 0 7 1 13 5 18 9 5 5 9 11 11 18 2 6 2 13 1 20-2 7-5 13-10 18s-11 9-17 11l-153 46c-6 2-13 2-20 1-7-2-13-5-18-10s-9-11-11-17c-2-7-2-14-1-21 2-7 5-13 10-18s11-9 18-11zM7030 170c6-2 14-2 20-1 7 2 13 5 18 10s9 11 11 17c2 7 2 14 1 21-2 6-5 13-10 18s-11 9-17 11l-153 45c-6 2-13 3-20 1-7-1-13-5-18-10-5-4-9-10-11-17s-2-14 0-20c1-7 4-13 9-18 5-6 11-9 18-11zM6727 261c7-2 14-2 20 0 7 1 13 5 18 9 5 5 9 11 11 18 2 6 2 13 1 20-2 7-5 13-10 18s-11 9-17 11l-152 46c-7 2-14 2-21 1-7-2-13-5-18-10s-9-11-11-18c-2-6-2-13 0-20 1-7 5-13 9-18 5-5 11-9 18-11zM6424 353c7-2 14-3 20-1 7 2 13 5 18 10 6 4 9 10 11 17s3 14 1 21c-2 6-5 13-10 18-4 5-11 8-17 10l-152 46c-7 2-14 3-21 1s-13-5-18-10c-5-4-9-10-11-17s-2-14 0-21c1-6 5-13 9-18 5-5 11-8 18-10zM6121 444c7-2 14-2 21-1 6 2 13 5 18 10s8 11 10 18c2 6 3 13 1 20s-5 13-10 18c-4 5-10 9-17 11l-152 46c-7 2-14 2-21 0-7-1-13-4-18-9s-9-11-11-18c-2-6-2-13 0-20 1-7 5-13 9-18 5-5 11-9 18-11zM5818 536c7-2 14-3 21-1 6 2 13 5 18 10 5 4 8 10 10 17s3 14 1 20c-1 7-5 13-10 19-4 5-10 8-17 10l-152 46c-7 2-14 2-21 1-6-2-13-5-18-10s-8-11-10-17c-2-7-3-14-1-21 1-6 5-13 10-18 4-5 10-8 17-10zM5515 627c7-2 14-2 21-1 6 2 13 5 18 10s9 11 11 17c2 7 2 14 0 21-1 7-5 13-9 18-5 5-11 9-18 11l-152 46c-7 2-14 2-21 0-6-1-13-5-18-9-5-5-8-11-10-18-2-6-3-13-1-20s5-13 10-18c4-5 10-9 17-11zM5212 718c7-2 14-2 21 0 7 1 13 5 18 10 5 4 9 10 11 17s2 14 0 20c-1 7-5 13-9 18-5 5-11 9-18 11l-152 46c-7 2-14 2-20 1-7-2-13-5-19-10-5-5-8-11-10-17-2-7-3-14-1-21s5-13 10-18c4-5 10-9 17-11zM4909 810c7-2 14-2 21-1 7 2 13 5 18 10s9 11 11 17c2 7 2 14 0 21-1 7-5 13-9 18-5 5-11 9-18 11l-152 46c-7 2-14 2-20 0-7-1-13-5-18-9-6-5-9-11-11-18-2-6-2-14-1-20 2-7 5-13 10-18s11-9 17-11zM4606 901c7-2 14-2 21 0 7 1 13 5 18 9 5 5 9 11 11 18 2 6 2 14 0 20-1 7-4 13-9 18s-11 9-18 11l-152 46c-7 2-14 2-20 1-7-2-13-5-18-10s-9-11-11-17c-2-7-2-14-1-21 2-7 5-13 10-18s11-9 17-11zM4304 993c6-2 13-2 20-1 7 2 13 5 18 10s9 11 11 17c2 7 2 14 1 21-2 6-5 13-10 18s-11 9-18 11l-152 45c-6 2-13 3-20 1-7-1-13-5-18-10-5-4-9-10-11-17s-2-14-1-20c2-7 5-13 10-18 5-6 11-9 17-11zM4001 1084c6-2 13-2 20 0 7 1 13 5 18 9 5 5 9 11 11 18 2 6 2 13 1 20-2 7-5 13-10 18s-11 9-17 11l-153 46c-6 2-13 2-20 1-7-2-13-5-18-10s-9-11-11-17c-2-7-2-14-1-21 2-7 5-13 10-18s11-9 17-11zM3698 1176c6-2 13-3 20-1s13 5 18 10c5 4 9 10 11 17s2 14 1 21c-2 6-5 13-10 18s-11 8-17 10l-153 46c-6 2-13 3-20 1s-13-5-18-10c-5-4-9-10-11-17s-2-14-1-21c2-6 5-12 10-18 5-5 11-8 18-10zM3395 1267c6-2 14-2 20 0 7 1 13 4 18 9s9 11 11 18c2 6 2 13 1 20-2 7-5 13-10 18s-11 9-17 11l-153 46c-6 2-13 2-20 0-7-1-13-4-18-9s-9-11-11-18c-2-6-2-13 0-20 1-7 4-13 9-18s11-9 18-11zM3092 1359c7-2 14-3 20-1 7 2 13 5 18 10 5 4 9 10 11 17s2 14 1 20c-2 7-5 13-10 19-5 5-11 8-17 10l-152 46c-7 2-14 3-21 1s-13-5-18-10-9-11-11-17c-2-7-2-14 0-21 1-6 5-13 9-18 5-5 11-8 18-10zM2789 1450c7-2 14-2 20-1 7 2 13 5 19 10 5 5 8 11 10 17 2 7 3 14 1 21s-5 13-10 18c-4 5-10 9-17 11l-152 46c-7 2-14 2-21 0-7-1-13-5-18-9-5-5-9-11-11-18-2-6-2-13 0-20 1-7 5-13 9-18 5-5 11-9 18-11zM2486 1541c7-2 14-2 21 0 6 1 13 5 18 10 5 4 8 10 10 17s3 14 1 20c-2 7-5 13-10 18-4 5-10 9-17 11l-152 46c-7 2-14 2-21 1-6-2-13-5-18-10s-9-11-11-17c-2-7-2-14 0-21 1-6 5-13 9-18 5-5 11-9 18-11zM2183 1633c7-2 14-2 21-1 6 2 13 5 18 10s8 11 10 17c2 7 3 14 1 21-1 7-5 13-10 18-4 5-10 9-17 11l-152 46c-7 2-14 2-21 0-6-1-13-5-18-9-5-5-8-11-10-18-2-6-3-14-1-20 1-7 5-13 10-18 4-5 10-9 17-11zM1880 1724c7-2 14-2 21 0 6 1 13 5 18 9 5 5 9 11 11 18 2 6 2 14 0 20-1 7-5 13-9 18-5 5-11 9-18 11l-152 46c-7 2-14 2-21 1-6-2-13-5-18-10s-8-11-10-17c-2-7-3-14-1-21s5-13 10-18c4-5 10-9 17-11zM1577 1816c7-2 14-2 21-1 7 2 13 5 18 10s9 11 11 17c2 7 2 14 0 21-1 6-5 13-9 18-5 5-11 9-18 11l-152 46c-7 2-14 2-20 0-7-1-13-5-19-10-5-4-8-10-10-17s-3-14-1-20c2-7 5-13 10-18 4-5 10-9 17-11zM1274 1907c7-2 14-2 21 0 7 1 13 5 18 9 5 5 9 11 11 18 2 6 2 13 0 20-1 7-5 13-9 18-5 5-11 9-18 11l-152 46c-7 2-14 2-20 1-7-2-13-5-18-10s-9-11-11-17c-2-7-2-14-1-21 2-7 5-13 10-18s11-9 17-11zM972 1999c6-2 13-3 20-1s13 5 18 10 9 11 11 17c2 7 2 14 0 21-1 6-4 13-9 18s-11 8-18 10l-152 46c-6 2-14 3-20 1-7-2-13-5-18-10-5-4-9-10-11-17s-2-14-1-20c2-7 5-13 10-19 5-5 11-8 17-10zM669 2090c6-2 13-2 20 0 7 1 13 4 18 9s9 11 11 18c2 6 2 13 1 20-2 7-5 13-10 18s-11 9-18 11l-152 46c-6 2-13 2-20 0-7-1-13-4-18-9s-9-11-11-18c-2-6-2-13-1-20 2-7 5-13 10-18s11-9 17-11zM366 2182c6-2 13-3 20-1s13 5 18 10c5 4 9 10 11 17s2 14 1 21c-2 6-5 12-10 18-5 5-11 8-17 10l-153 46c-6 2-13 3-20 1s-13-5-18-10c-5-4-9-10-11-17s-2-14-1-21c2-6 5-13 10-18s11-8 17-10zM63 2273c6-2 13-2 20-1 7 2 13 5 18 10s9 11 11 17c2 7 2 14 1 21-2 7-5 13-10 18s-11 9-17 11l-35 10c-7 2-14 2-20 1-7-2-13-5-19-10-5-5-8-11-10-17-2-7-3-14-1-21 2-6 5-13 10-18 4-5 10-8 17-10z">
              <text:p/>
            </draw:path>
            <draw:path draw:style-name="gr81" draw:text-style-name="P17" draw:layer="layout" svg:width="7.568cm" svg:height="1.779cm" svg:x="1.195cm" svg:y="4.594cm" svg:viewBox="0 0 7569 1780" svg:d="M7569 76l-114 26c-7 1-14 1-21-1-6-2-12-6-17-11s-8-11-9-18c-2-7-2-14 0-20 2-7 6-13 11-18 5-4 12-8 18-9l110-25c4 26 12 52 22 76zM7284 59c7-1 14-1 20 1 7 2 13 6 18 11 4 5 8 12 9 18 2 7 1 14-1 21-2 6-5 12-11 17-5 5-11 8-18 10l-155 35c-7 1-14 1-20-1-7-2-13-6-18-11-4-5-8-11-9-18-2-7-1-14 1-21 2-6 6-12 11-17s11-8 18-9zM6975 129c7-1 14-1 21 1 6 2 12 6 17 11s8 11 10 18c1 7 1 14-1 21-2 6-6 12-11 17s-12 8-18 10l-155 35c-7 1-14 1-21-1-6-2-12-6-17-11s-8-11-10-18c-1-7-1-14 1-21 2-6 6-12 11-17s11-8 18-10zM6667 199c6-1 13-1 20 1s13 6 17 11c5 5 8 11 10 18 1 7 1 14-1 21-2 6-6 12-11 17s-11 8-18 9l-155 35c-7 2-14 2-20 0-7-2-13-6-18-11-4-5-8-12-9-18-2-7-2-14 1-21 2-6 5-12 10-17 6-5 12-8 19-10zM6358 269c7-1 14-1 20 1 7 2 13 6 18 11s8 11 9 18c2 7 2 14 0 20-3 7-6 13-11 18-5 4-12 8-19 9l-155 35c-6 2-13 2-20 0s-13-6-17-11c-5-5-8-12-10-18-1-7-1-14 1-21s6-13 11-17c5-5 11-8 18-10zM6049 339c7-2 14-1 21 1s12 6 17 11 8 11 10 18c1 7 1 14-1 20-2 7-6 13-11 18-5 4-11 8-18 9l-155 35c-7 2-14 2-21-1-6-2-12-5-17-10-5-6-8-12-9-19-2-6-2-13 0-20s6-13 11-17c5-5 12-8 18-10zM5741 409c7-2 14-1 20 1 7 2 13 5 18 11 4 5 8 11 9 18 2 6 1 14-1 20-2 7-6 13-11 17-5 5-11 8-18 10l-155 35c-7 2-14 1-20-1-7-2-13-6-18-11-4-5-8-11-9-18-2-6-1-14 1-20 2-7 6-13 11-17 5-5 11-8 18-10zM5432 479c7-2 14-2 21 1 6 2 12 5 17 10 5 6 8 12 10 19 1 6 1 13-1 20s-6 13-11 17c-5 5-12 8-18 10l-155 35c-7 2-14 1-21-1-6-2-12-6-17-11s-8-11-10-18c-1-7-1-14 1-20 2-7 6-13 11-18 5-4 11-8 18-9zM5124 549c6-2 13-2 20 0s13 6 17 11c5 5 8 12 10 18 1 7 1 14-1 21s-6 13-11 17c-5 5-11 8-18 10l-155 35c-7 1-14 1-20-1-7-2-13-6-18-11-4-5-8-11-9-18-2-7-2-14 0-20 3-7 6-13 11-18 6-4 12-8 19-9zM4815 618c7-1 14-1 20 1 7 2 13 6 18 11 4 5 8 12 9 18 2 7 2 14 0 21-3 6-6 12-11 17-6 5-12 8-19 10l-155 35c-6 1-13 1-20-1s-13-6-17-11c-5-5-8-11-10-18-1-7-1-14 1-21 2-6 6-12 11-17s11-8 18-9zM4506 688c7-1 14-1 21 1 6 2 12 6 17 11s8 11 10 18c1 7 1 14-1 21-2 6-6 12-11 17s-11 8-18 10l-155 35c-7 1-14 1-21-1-6-2-12-6-17-11s-8-11-10-18c-1-7-1-14 1-21 2-6 6-12 11-17s12-8 18-10zM4198 758c7-1 14-1 20 1 7 2 13 6 18 11 4 5 8 11 9 18 2 7 1 14-1 21-2 6-6 12-11 17s-11 8-18 9l-155 35c-7 2-14 2-20 0-7-2-13-6-18-11-4-5-8-12-9-18-2-7-1-14 1-21 2-6 5-12 11-17 5-5 11-8 18-10zM3889 828c7-1 14-1 21 1 6 2 12 6 17 11s8 11 9 18c2 7 2 14 0 20-2 7-6 13-11 18-5 4-12 8-18 9l-155 35c-7 2-14 2-21 0-7-3-12-6-17-11s-8-12-10-18c-1-7-1-14 1-21s6-13 11-17c5-5 11-8 18-10zM3581 898c6-2 13-1 20 1s13 6 17 11c5 5 8 11 10 18 1 7 1 14-1 20-2 7-6 13-11 18-5 4-11 8-18 9l-155 35c-7 2-14 1-20-1-7-2-13-5-18-10-5-6-8-12-9-19-2-6-2-13 0-20 3-7 6-13 11-17 5-5 12-8 18-10zM3272 968c7-2 14-1 20 1 7 2 13 5 18 11 4 5 8 11 9 18 2 6 2 14-1 20-2 7-5 13-10 17-6 5-12 8-19 10l-155 35c-6 2-13 1-20-1s-13-6-17-11c-5-5-8-11-10-18-1-7-1-14 1-20 2-7 6-13 11-18 5-4 11-8 18-9zM2963 1038c7-2 14-2 21 1 6 2 12 5 17 10 5 6 8 12 10 19 1 6 1 13-1 20s-6 13-11 17c-5 5-11 8-18 10l-155 35c-7 2-14 1-21-1-6-2-12-6-17-11s-8-11-10-18c-1-7-1-14 1-20 2-7 6-13 11-18 5-4 12-8 18-9zM2655 1108c7-2 14-2 20 0 7 2 13 6 18 11 4 5 8 12 9 18 2 7 1 14-1 21s-6 12-11 17-11 8-18 10l-155 35c-7 1-14 1-20-1-7-2-13-6-18-11-4-5-8-11-9-18-2-7-1-14 1-20 2-7 5-13 11-18 5-4 11-8 18-9zM2346 1177c7-1 14-1 21 1 6 2 12 6 17 11s8 12 9 18c2 7 2 14 0 21-2 6-6 12-11 17s-12 8-18 10l-155 35c-7 1-14 1-21-1s-13-6-17-11c-5-5-8-11-10-18-1-7-1-14 1-21 2-6 6-12 11-17s11-8 18-9zM2038 1247c6-1 13-1 20 1s13 6 17 11c5 5 8 11 10 18 1 7 1 14-1 21-2 6-6 12-11 17s-11 8-18 9l-155 36c-7 1-14 1-21-1-6-2-12-6-17-11s-8-11-9-18c-2-7-2-14 0-21 2-6 6-12 11-17s12-8 18-10zM1729 1317c7-1 14-1 20 1 7 2 13 6 18 11 4 5 8 11 9 18 2 7 1 14-1 21-2 6-5 12-10 17-6 5-12 8-19 9l-155 35c-6 2-14 2-20 0-7-2-13-6-17-11-5-5-8-12-10-18-2-7-1-14 1-21 2-6 6-12 11-17s11-8 18-10zM1420 1387c7-1 14-1 21 1 6 2 12 6 17 11s8 11 10 18c1 7 1 14-1 20-2 7-6 13-11 18-5 4-11 8-18 9l-155 35c-7 2-14 2-21 0-6-3-12-6-17-11s-8-12-10-18c-1-7-1-14 1-21s6-13 11-17c5-5 11-8 18-10zM1112 1457c6-2 14-1 20 1 7 2 13 6 17 11 5 5 8 11 10 18s1 14-1 20c-2 7-6 13-11 18-5 4-11 8-18 9l-155 35c-7 2-14 1-20-1-7-2-13-5-18-11-4-5-8-11-9-18-2-6-1-13 1-20s5-13 11-17c5-5 11-8 18-10zM803 1527c7-2 14-1 21 1 6 2 12 5 17 11 5 5 8 11 9 18 2 6 2 13 0 20s-6 13-11 17c-5 5-12 8-18 10l-156 35c-6 2-13 1-20-1s-13-6-17-11c-5-5-8-11-10-18-1-7-1-14 1-20 2-7 6-13 11-18 5-4 11-8 18-9zM494 1597c7-2 14-2 21 1 7 2 13 5 17 10 5 6 8 12 10 19 1 6 1 13-1 20s-6 13-11 17c-5 5-11 8-18 10l-155 35c-7 1-14 1-21-1-6-2-12-6-17-11s-8-11-9-18c-2-7-2-14 0-20 2-7 6-13 11-18 5-4 12-8 18-9zM186 1667c7-2 14-2 20 0 7 2 13 6 18 11 4 5 8 12 9 18 2 7 1 14-1 21s-5 12-11 17c-5 5-11 8-18 10l-155 35c-6 1-14 1-20-1-7-2-13-6-17-11-5-5-8-11-10-18s-1-14 1-20c2-7 6-13 11-18 5-4 11-8 18-9z">
              <text:p/>
            </draw:path>
            <draw:path draw:style-name="gr81" draw:text-style-name="P17" draw:layer="layout" svg:width="7.659cm" svg:height="1.286cm" svg:x="1.095cm" svg:y="4.57cm" svg:viewBox="0 0 7660 1287" svg:d="M7660 77l-114 18c-7 2-14 1-21-2-6-2-12-6-16-12-5-5-7-12-9-18-1-7 0-14 3-21 2-6 6-12 12-16 5-5 11-8 18-9l109-17c4 26 9 52 18 77zM7378 42c7-1 14 0 20 2 7 3 12 7 17 12 4 6 7 12 8 19s0 14-2 20c-3 7-7 12-12 17-5 4-12 7-19 8l-157 25c-7 1-14 0-20-2-7-3-12-7-17-12-4-5-7-12-8-19s0-14 2-20c3-7 7-12 12-17 6-4 12-7 19-8zM7065 92c7-1 14-1 21 2 6 2 12 6 16 12 5 5 8 12 9 19 1 6 0 13-3 20-2 6-6 12-12 16-5 5-11 8-18 9l-157 25c-7 1-14 0-21-2-6-3-12-7-16-12-5-6-7-12-9-19-1-7 0-14 3-20 2-7 6-13 12-17 5-4 11-7 18-8zM6753 141c7-1 14 0 20 2 7 3 12 7 17 12 4 6 7 12 8 19s0 14-2 21c-3 6-7 12-12 16s-12 7-19 8l-157 25c-7 1-14 1-20-2-7-2-12-6-17-12-4-5-7-12-8-18-1-7 0-14 2-21 3-6 7-12 12-16 6-5 12-8 19-9zM6440 191c7-1 14 0 21 2 6 3 12 7 16 12 5 5 8 12 9 19s0 14-3 20c-2 7-6 12-12 17-5 4-11 7-18 8l-157 25c-7 1-14 0-21-2-6-3-12-7-16-12-5-6-7-12-9-19-1-7 0-14 3-20 2-7 6-12 12-17 5-4 11-7 18-8zM6128 241c7-1 14-1 20 2 7 2 12 6 17 12 4 5 7 12 8 18 1 7 0 14-2 21-3 6-7 12-12 16-5 5-12 8-19 9l-157 25c-7 1-14 0-20-2-7-3-12-7-17-12-4-6-7-12-8-19s0-14 2-21c3-6 7-12 12-16 6-4 12-7 19-8zM5815 290c7-1 14 0 21 2 6 3 12 7 16 12 5 6 8 12 9 19s0 14-3 20c-2 7-6 13-12 17-5 4-11 7-18 8l-157 25c-7 1-14 1-21-2-6-2-12-6-16-12-5-5-7-12-9-19-1-6 0-13 3-20 2-6 6-12 12-16 5-5 11-8 18-9zM5503 340c7-1 14 0 20 2 7 3 12 7 17 12 4 5 7 12 8 19s0 14-2 20c-2 7-7 12-12 17-5 4-12 7-19 8l-157 25c-7 1-14 0-20-2-7-3-12-7-17-12-4-6-7-12-8-19s0-14 2-20c3-7 7-12 12-17 6-4 12-7 19-8zM5190 390c7-2 14-1 21 2 6 2 12 6 16 12 5 5 8 12 9 18 1 7 0 14-3 21-2 6-6 12-12 16-5 5-11 8-18 9l-157 25c-7 1-14 0-21-3-6-2-12-6-16-12-5-5-7-11-9-18-1-7 0-14 3-21 2-6 6-12 12-16 5-5 11-7 18-9zM4878 439c7-1 14 0 20 2 7 3 12 7 17 12 4 6 7 12 8 19s0 14-2 20c-2 7-7 13-12 17s-12 7-19 8l-157 25c-7 1-14 1-20-2-7-2-12-6-17-12-4-5-7-12-8-19-1-6 0-13 2-20 3-6 7-12 12-17 6-4 12-7 19-8zM4565 489c7-1 14-1 21 2 6 2 12 7 16 12 5 5 8 12 9 19s0 14-3 20c-2 7-6 12-12 17-5 4-11 7-18 8l-157 25c-7 1-14 0-21-2-6-3-12-7-16-12-5-6-7-12-9-19-1-7 0-14 3-20 2-7 6-13 12-17 5-4 11-7 18-8zM4253 538c7-1 14 0 20 3 7 2 12 6 17 12 4 5 7 11 8 18s0 14-2 21c-2 6-7 12-12 16-5 5-12 8-19 9l-157 25c-7 1-14 0-20-3-7-2-12-6-17-12-4-5-7-11-8-18s0-14 2-21c3-6 7-12 12-16 6-5 12-7 19-9zM3940 588c7-1 14 0 21 2 6 3 12 7 16 12 5 6 8 12 9 19s0 14-3 20c-2 7-6 13-12 17-5 4-11 7-18 8l-157 25c-7 1-14 1-21-2-6-2-12-7-16-12-5-5-7-12-9-19-1-7 0-14 3-20 2-6 6-12 12-17 5-4 11-7 18-8zM3628 638c7-1 14-1 20 2 7 2 12 7 17 12 4 5 7 12 8 19s0 14-2 20-7 12-12 17c-5 4-12 7-19 8l-157 25c-7 1-14 0-20-2-7-3-12-7-17-12-4-6-7-12-8-19s0-14 2-20c3-7 7-13 12-17 6-4 12-7 19-8zM3315 687c7-1 14 0 21 3 6 2 12 6 16 12 5 5 8 11 9 18s0 14-3 21c-2 6-6 12-12 16-5 5-11 7-18 9l-157 25c-7 1-14 0-21-3-6-2-12-6-16-12-5-5-7-11-9-18-1-7 0-14 3-21 2-6 6-12 12-16 5-5 11-8 18-9zM3003 737c7-1 14 0 20 2 7 3 12 7 17 12 4 6 7 12 8 19s0 14-2 20c-2 7-7 13-12 17s-12 7-19 8l-157 25c-7 1-14 1-20-2-7-2-12-7-17-12-4-5-7-12-8-19s0-14 2-20c3-7 7-12 12-17 6-4 12-7 19-8zM2690 787c7-1 14-1 21 2 6 2 12 6 16 12 5 5 8 12 9 19 1 6 0 13-2 20-3 6-7 12-13 17-5 4-11 7-18 8l-157 25c-7 1-14 0-21-2-6-3-12-7-16-12-5-6-7-12-9-19-1-7 0-14 3-20 2-7 6-13 12-17 5-4 11-7 18-8zM2378 836c7-1 14 0 20 3 7 2 12 6 17 12 4 5 7 11 8 18s0 14-2 21c-2 6-7 12-12 16-5 5-12 7-19 9l-157 24c-7 2-14 1-20-2-7-2-12-6-17-12-4-5-7-12-8-18-1-7 0-14 2-21 3-6 7-12 12-16 6-5 12-8 19-9zM2065 886c7-1 14 0 21 2 6 3 12 7 16 12 5 6 8 12 9 19s0 14-2 20c-3 7-7 12-13 17-5 4-11 7-18 8l-157 25c-7 1-14 0-21-2-6-3-12-7-16-12-5-5-7-12-9-19-1-7 0-14 3-20 2-7 6-12 12-17 5-4 11-7 18-8zM1753 936c7-1 14-1 20 2 7 2 12 6 17 12 4 5 7 12 8 19 1 6 0 13-2 20-2 6-7 12-12 16-5 5-12 8-19 9l-157 25c-7 1-14 0-20-2-7-3-12-7-17-12-4-6-7-12-8-19s0-14 2-20c3-7 7-13 12-17 6-4 12-7 19-8zM1440 985c7-1 14 0 21 2 6 3 12 7 16 12 5 6 8 12 9 19s0 14-2 21c-3 6-7 12-13 16-5 4-11 7-18 8l-157 25c-7 1-14 1-21-2-6-2-12-6-16-12-5-5-7-12-9-18-1-7 0-14 3-21 2-6 6-12 12-16 5-5 11-8 18-9zM1128 1035c7-1 14 0 20 2 7 3 12 7 17 12 4 6 7 12 8 19s0 14-2 20c-2 7-7 12-12 17-5 4-12 7-19 8l-157 25c-7 1-14 0-20-2-7-3-12-7-17-12-4-5-7-12-8-19s0-14 2-20c3-7 7-12 12-17 6-4 12-7 19-8zM815 1085c7-1 14-1 21 2 6 2 12 6 16 12 5 5 8 12 9 18 1 7 0 14-2 21-3 6-7 12-13 16-5 5-11 8-18 9l-157 25c-7 1-14 0-21-2-6-3-12-7-16-12-5-6-7-12-9-19-1-7 0-14 3-21 2-6 6-12 12-16 5-4 11-7 18-8zM503 1134c7-1 14 0 20 2 7 3 12 7 17 12 4 6 7 12 8 19s0 14-2 21c-2 6-7 12-12 16s-12 7-19 8l-157 25c-7 1-14 1-20-2-7-2-12-6-17-12-4-5-7-12-8-19-1-6 0-13 2-20 3-6 7-12 12-16 6-5 12-8 19-9zM190 1184c7-1 14 0 21 2 6 3 12 7 16 12 5 5 8 12 9 19s0 14-2 20c-3 7-7 12-13 17-5 4-11 7-18 8l-157 25c-7 1-14 0-21-2-6-3-12-7-16-12-5-6-7-12-9-19-1-7 0-14 3-20 2-7 6-12 12-17 5-4 11-7 18-8z">
              <text:p/>
            </draw:path>
            <draw:path draw:style-name="gr81" draw:text-style-name="P17" draw:layer="layout" svg:width="7.711cm" svg:height="0.858cm" svg:x="1.037cm" svg:y="4.55cm" svg:viewBox="0 0 7712 859" svg:d="M7712 78l-113 12c-7 0-14-1-21-4-6-2-12-7-16-13-4-5-6-12-7-19s1-14 3-20c3-6 8-12 13-16 6-4 13-6 19-7l109-11c2 26 6 53 13 78zM7434 27c7-1 14 0 20 3s12 8 16 13c4 6 7 12 7 19 1 7 0 14-3 21-3 6-7 11-13 15s-12 7-19 8l-158 16c-7 0-14-1-20-4-7-2-12-7-16-12-4-6-7-13-8-20 0-6 1-13 4-20 2-6 7-12 13-16 5-4 12-6 19-7zM7119 59c7-1 14 0 20 3 7 3 12 8 16 13 4 6 7 12 7 19 1 7 0 14-3 21-3 6-7 11-13 15-5 5-12 7-19 8l-158 16c-7 1-14-1-20-3-7-3-12-8-16-13-4-6-7-13-7-20-1-6 0-13 3-20 3-6 7-12 13-16 5-4 12-6 19-7zM6804 91c7-1 14 1 21 3 6 3 11 8 15 13 4 6 7 13 8 19 0 7-1 14-4 21-2 6-7 11-13 15-5 5-12 7-19 8l-158 16c-7 1-14-1-20-3-6-3-12-8-16-13-4-6-7-13-7-19-1-7 0-14 3-21 3-6 7-11 13-16 6-4 12-6 19-7zM6490 123c6-1 13 1 20 3 6 3 12 8 16 13 4 6 6 13 7 19 1 7-1 14-3 21-3 6-8 11-13 16-6 4-13 6-19 7l-159 16c-7 1-14 0-20-3s-12-8-16-13c-4-6-6-12-7-19s0-14 3-21c3-6 8-11 13-15 6-5 12-7 19-8zM6175 155c7-1 14 1 20 3 6 3 12 8 16 13 4 6 6 13 7 20 1 6 0 13-3 20-3 6-7 12-13 16s-12 6-19 7l-158 16c-7 1-14 0-21-3-6-3-11-8-16-13-4-6-6-12-7-19s1-14 3-21c3-6 8-11 13-15 6-4 13-7 20-8zM5860 187c7 0 14 1 20 4 6 2 12 7 16 12 4 6 7 13 7 20 1 7 0 13-3 20-3 6-7 12-13 16s-12 6-19 7l-158 16c-7 1-14 0-20-3-7-3-12-8-16-13-4-6-7-12-8-19 0-7 1-14 4-20 3-7 7-12 13-16 5-4 12-7 19-8zM5545 219c7 0 14 1 20 4 7 2 12 7 16 13 4 5 7 12 8 19 0 7-1 14-4 20s-7 12-13 16c-5 4-12 6-19 7l-158 16c-7 1-14 0-20-3-7-3-12-7-16-13s-7-12-7-19c-1-7 0-14 3-20 3-7 7-12 13-16 5-4 12-7 19-8zM5230 251c7 0 14 1 21 4 6 2 11 7 15 13 4 5 7 12 8 19 0 7-1 14-4 20-2 6-7 12-12 16-6 4-13 6-20 7l-158 16c-7 1-14 0-20-3s-12-7-16-13-6-12-7-19 0-14 3-20c3-7 7-12 13-16s12-7 19-8zM4916 283c6 0 13 1 20 4 6 3 12 7 16 13 4 5 6 12 7 19s-1 14-3 20c-3 6-8 12-13 16-6 4-13 6-19 7l-159 16c-7 1-13 0-20-3-6-3-12-7-16-13s-6-12-7-19 0-14 3-20c3-7 8-12 13-16 6-4 12-7 19-7zM4601 316c7-1 14 0 20 3s12 7 16 13c4 5 6 12 7 19s0 14-3 20-7 12-13 16-12 7-19 7l-158 16c-7 1-14 0-21-3-6-3-11-7-15-13-5-6-7-12-8-19 0-7 1-14 4-20 2-7 7-12 12-16 6-4 13-7 20-7zM4286 348c7-1 14 0 20 3 7 3 12 7 16 13 4 5 7 12 7 19 1 7 0 14-3 20s-7 12-13 16c-5 4-12 7-19 7l-158 16c-7 1-14 0-20-3-7-3-12-7-16-13-4-5-7-12-8-19 0-7 1-14 4-20 3-7 7-12 13-16 5-4 12-7 19-7zM3971 380c7-1 14 0 20 3 7 3 12 7 16 13 4 5 7 12 8 19 0 7-1 14-4 20-3 7-7 12-13 16-5 4-12 7-19 7l-158 16c-7 1-14 0-20-3-7-3-12-7-16-13-4-5-7-12-7-19-1-7 0-14 3-20s7-12 13-16 12-7 19-7zM3656 412c7-1 14 0 21 3 6 3 11 7 15 13 5 6 7 12 8 19 0 7-1 14-4 20-2 7-7 12-12 16-6 4-13 7-20 7l-158 17c-7 0-14-1-20-4s-12-7-16-13c-4-5-6-12-7-19s0-14 3-20 7-12 13-16 12-6 19-7zM3342 444c7-1 13 0 20 3 6 3 12 7 16 13s6 12 7 19 0 14-3 20c-3 7-8 12-13 16-6 4-12 7-19 7l-159 17c-6 0-13-1-20-4-6-3-12-7-16-13-4-5-6-12-7-19s1-14 3-20c3-6 8-12 13-16 6-4 13-6 19-7zM3027 476c7-1 14 0 20 3s12 7 16 13 6 12 7 19 0 14-3 20c-3 7-7 12-13 16s-12 7-19 8l-158 16c-7 0-14-1-21-4-6-2-11-7-15-13-4-5-7-12-8-19 0-7 1-14 4-20 2-6 7-12 13-16 5-4 12-6 19-7zM2712 508c7-1 14 0 20 3 7 3 12 7 16 13s7 12 7 19c1 7 0 14-3 20-3 7-7 12-13 16-5 4-12 7-19 8l-158 16c-7 0-14-1-20-4-7-2-12-7-16-13-4-5-7-12-7-19-1-7 0-14 3-20s7-12 13-16c5-4 12-6 19-7zM2397 540c7-1 14 0 20 3 7 3 12 8 16 13 4 6 7 12 8 19 0 7-1 14-4 20-3 7-7 12-13 16-5 4-12 7-19 8l-158 16c-7 0-14-1-20-4-6-2-12-7-16-12-4-6-7-13-7-20-1-6 0-13 3-20 3-6 7-12 13-16s12-6 19-7zM2082 572c7-1 14 0 21 3 6 3 11 8 16 13 4 6 6 12 7 19s-1 14-3 21c-3 6-8 11-13 15-6 4-13 7-20 8l-158 16c-7 1-14-1-20-3-6-3-12-8-16-13-4-6-6-13-7-20-1-6 0-13 3-20 3-6 8-12 13-16 6-4 12-6 19-7zM1768 604c7-1 14 0 20 3s12 8 16 13c4 6 6 13 7 19 1 7 0 14-3 21-3 6-8 11-13 15-6 5-12 7-19 8l-158 16c-7 1-14-1-21-3-6-3-12-8-16-13-4-6-6-13-7-19-1-7 1-14 3-21 3-6 8-11 13-16 6-4 13-6 19-7zM1453 636c7-1 14 1 20 3 6 3 12 8 16 13 4 6 7 13 7 19 1 7 0 14-3 21-3 6-7 11-13 16-6 4-12 6-19 7l-158 16c-7 1-14 0-20-3-7-3-12-8-16-13-4-6-7-12-8-19 0-7 1-14 4-21 2-6 7-11 13-15 5-5 12-7 19-8zM1138 668c7-1 14 1 20 3 7 3 12 8 16 13 4 6 7 13 7 20 1 6 0 13-3 20-3 6-7 12-13 16-5 4-12 6-19 7l-158 16c-7 1-14 0-20-3-7-3-12-8-16-13-4-6-7-12-7-19-1-7 0-14 3-21 3-6 7-11 13-15 5-4 12-7 19-8zM823 700c7 0 14 1 21 4 6 2 11 7 15 12 4 6 7 13 8 20 0 7-1 13-4 20-2 6-7 12-13 16-5 4-12 6-19 7l-158 16c-7 1-14 0-20-3s-12-8-16-13c-4-6-7-12-7-19-1-7 0-14 3-20 3-7 7-12 13-16s12-7 19-8zM509 732c6 0 13 1 20 4 6 2 12 7 16 13 4 5 6 12 7 19s-1 14-3 20c-3 6-8 12-13 16-6 4-13 6-19 7l-159 16c-7 1-14 0-20-3s-12-7-16-13-6-12-7-19 0-14 3-20c3-7 8-12 13-16 6-4 12-7 19-8zM194 764c7 0 14 1 20 4 6 2 12 7 16 13 4 5 6 12 7 19s0 14-3 20-7 12-13 16-12 6-19 7l-158 16c-7 1-14 0-21-3-6-3-11-7-16-13-4-6-6-12-7-19 0-7 1-14 3-20 3-7 8-12 13-16 6-4 13-7 20-8z">
              <text:p/>
            </draw:path>
          </draw:g>
        </draw:g>
      </draw:page>
      <draw:page draw:name="page20"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ath draw:style-name="gr82" draw:text-style-name="P3" draw:layer="layout" svg:width="6.62cm" svg:height="6.654cm" svg:x="1.68cm" svg:y="1.68cm" svg:viewBox="0 0 6621 6655" svg:d="M6106 4862c65-108 123-221 173-337-44-73-89-147-113-222-147-486-257-4-595-220-215-136-461 177-704 278-198 84-573 687-191 659 347-27 657-7 725 258l147 140 192-119c30-18 63-36 97-51 98-121 190-250 269-386zM2657 2251l-144 65 185 161 144 161c107 118 247 384 553 210 427-241-521-346 102-257 244 34 449 207 453 402 5 298 439 139 411-63-62-416 417-40 512 112 300 480-8-13 165-161 170-148 331-219 410-469 76-236-97-331-82-501 15-172-105-236-369-387-258-146 532-193 533-387 2-200-405-230-636-210-252 21-491-21-739 0-222 20-460 14-658 96-241 101-518 13-738 130-225 119-423-76-636-16-212 60-61 468-350 468-294 0-650-106-574 97 50 132 213 165 0 419-23 27-39 50-50 69-91 14-180 39-266 73-365 144-270 505-372 778-124 328 133 797 471 726 346-74 562 236 545 545-15 292-73 544-50 857 29 363 300 553 546 699h100l-25-130 149-260c166-308 439-529 645-803 222-295-620-509 100-623 268-43 504-688 247-778-391-136-499-319-620-570-172-357-547-184-794-363-105-77-221-124-341-147 114-45 222-97 268-120 265-135 461 139 679-65 183-171 708 129 226 242zM6621 3328c0 584-153 1157-444 1663-290 506-708 926-1211 1218-504 292-1074 446-1655 446-582 0-1152-154-1656-446-503-292-921-712-1211-1218-291-506-444-1079-444-1663 0-585 153-1158 444-1664 290-506 708-926 1211-1218 504-292 1074-446 1655-446 582 0 1152 154 1656 446 503 292 921 712 1211 1218 291 506 444 1079 444 1663z">
          <text:p/>
        </draw:path>
      </draw:page>
      <draw:page draw:name="page21"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g>
          <draw:custom-shape draw:style-name="gr83" draw:text-style-name="P2" draw:layer="layout" svg:width="1.968cm" svg:height="0.967cm" svg:x="1.7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3" draw:text-style-name="P2" draw:layer="layout" svg:width="1.968cm" svg:height="0.967cm" svg:x="3.981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3.979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3" draw:text-style-name="P2" draw:layer="layout" svg:width="1.968cm" svg:height="0.967cm" svg:x="6.302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1.97cm" svg:height="1.598cm" svg:x="6.3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84" draw:text-style-name="P2" draw:layer="layout" svg:width="6.59cm" svg:height="1.681cm" svg:x="1.707cm" svg:y="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6.599cm" svg:height="2.778cm" svg:x="1.7cm" svg:y="5.521cm" svg:viewBox="0 0 6600 2779" svg:d="M6162 1272c-289 128-706 234-1207 307-500 75-1070 113-1648 113-579 0-1148-38-1648-113-502-73-919-179-1208-307-255-113-404-240-435-370-6 21-8 41-8 61 0 147 151 293 441 420 289 128 706 234 1207 308 501 73 1070 113 1649 113 578 0 1147-40 1647-113 502-74 918-180 1208-308 248-110 397-232 432-359v858c5 19 8 37 8 56 0 148-152 293-441 421-290 128-706 233-1208 308-500 74-1069 112-1647 112-580 0-1149-38-1649-112-502-75-918-180-1207-308-277-123-429-261-440-402h-8v-1957h35c-19 35-27 71-27 107 0 147 151 293 441 420 289 128 706 234 1207 308s1070 112 1649 112c578 0 1147-38 1647-112 502-74 918-180 1208-308 248-110 397-232 432-359v753c-39 123-186 243-430 351zM6574 0h18v46c-5-16-10-31-18-46z">
            <text:p/>
          </draw:path>
        </draw:g>
        <draw:path draw:style-name="gr85" draw:text-style-name="P3" draw:layer="layout" svg:width="0.649cm" svg:height="1.045cm" svg:x="2.3cm" svg:y="3.961cm" svg:viewBox="0 0 650 1046" svg:d="M0 1046v-1046c122 25 253 39 387 39 89 0 178-6 263-18v849c-249 50-468 110-650 176z">
          <text:p/>
        </draw:path>
        <draw:path draw:style-name="gr86" draw:text-style-name="P3" draw:layer="layout" svg:width="0.649cm" svg:height="0.79cm" svg:x="4.7cm" svg:y="3.862cm" svg:viewBox="0 0 650 791" svg:d="M302 786c-101 0-202 1-302 4v-770c86 12 175 18 266 18 132 0 263-13 384-38v791c-115-3-231-5-348-5z">
          <text:p/>
        </draw:path>
        <draw:path draw:style-name="gr86" draw:text-style-name="P3" draw:layer="layout" svg:width="0.649cm" svg:height="1.121cm" svg:x="7cm" svg:y="3.866cm" svg:viewBox="0 0 650 1122" svg:d="M0 954v-941c92 14 189 21 287 21 125 0 248-12 363-34v1122c-185-63-403-120-650-168z">
          <text:p/>
        </draw:path>
        <draw:path draw:style-name="gr87" draw:text-style-name="P3" draw:layer="layout" svg:width="0.649cm" svg:height="0.567cm" svg:x="2.3cm" svg:y="4.832cm" svg:viewBox="0 0 650 568" svg:d="M650 0v568h-650v-391c182-67 401-126 650-177z">
          <text:p/>
        </draw:path>
        <draw:path draw:style-name="gr87" draw:text-style-name="P3" draw:layer="layout" svg:width="0.649cm" svg:height="0.651cm" svg:x="4.7cm" svg:y="4.648cm" svg:viewBox="0 0 650 652" svg:d="M302 0c117 0 233 2 348 5v647h-650v-648c100-3 201-4 302-4z">
          <text:p/>
        </draw:path>
        <draw:path draw:style-name="gr87" draw:text-style-name="P3" draw:layer="layout" svg:width="0.649cm" svg:height="0.679cm" svg:x="7cm" svg:y="4.82cm" svg:viewBox="0 0 650 680" svg:d="M650 168v512h-650v-680c247 48 465 105 650 168z">
          <text:p/>
        </draw:path>
        <draw:custom-shape draw:style-name="gr88" draw:text-style-name="P3" draw:layer="layout" svg:width="0.95cm" svg:height="0.95cm" svg:x="2.1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 draw:layer="layout" svg:width="0.95cm" svg:height="0.95cm" svg:x="4.55cm" svg:y="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8" draw:text-style-name="P3" draw:layer="layout" svg:width="0.95cm" svg:height="0.95cm" svg:x="6.85cm" svg:y="4.9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ge>
      <draw:page draw:name="page22"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g>
          <draw:custom-shape draw:style-name="gr89" draw:text-style-name="P2" draw:layer="layout" svg:width="2.617cm" svg:height="1.151cm" svg:x="5.653cm" svg:y="5.8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2.62cm" svg:height="1.902cm" svg:x="5.65cm" svg:y="6.397cm" svg:viewBox="0 0 2621 1903" svg:d="M2447 871c-115 88-280 161-479 211-199 51-425 77-655 77s-456-26-654-77c-200-50-365-123-480-211-101-77-160-164-173-253-2 14-3 28-3 42 0 101 60 200 175 288 115 87 281 160 480 210 199 51 424 78 654 78s456-27 655-78c199-50 364-123 479-210 99-76 158-160 172-247v588c2 13 3 25 3 39 0 101-60 200-175 288-115 87-280 160-480 211-199 50-424 76-654 76s-456-26-655-76c-199-51-365-124-479-211-110-84-171-179-175-276h-3v-1340h14c-8 24-11 49-11 73 0 101 60 201 175 288 115 88 281 160 480 211s424 77 654 77 456-26 655-77 364-123 479-211c99-76 158-159 172-246v516c-16 84-74 167-171 240zM2611 0h7v32c-2-11-4-22-7-32z">
            <text:p/>
          </draw:path>
        </draw:g>
        <draw:g>
          <draw:frame draw:style-name="gr90" draw:text-style-name="P18" draw:layer="layout" svg:width="7.382cm" svg:height="1.95cm" svg:x="1.45cm" svg:y="5.5cm">
            <draw:text-box>
              <text:p><text:span text:style-name="T1">DATA</text:span></text:p>
            </draw:text-box>
          </draw:frame>
          <draw:g>
            <draw:frame draw:style-name="gr91" draw:text-style-name="P19" draw:layer="layout" svg:width="6.75cm" svg:height="2.368cm" svg:x="1.45cm" svg:y="6.435cm">
              <draw:text-box>
                <text:p><text:span text:style-name="T2">HUB</text:span></text:p>
              </draw:text-box>
            </draw:frame>
            <draw:g>
              <draw:custom-shape draw:style-name="gr92" draw:text-style-name="P2" draw:layer="layout" svg:width="1.968cm" svg:height="0.967cm" svg:x="1.703cm" svg:y="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3" draw:text-style-name="P2" draw:layer="layout" svg:width="1.97cm" svg:height="1.598cm" svg:x="1.701cm" svg:y="4.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g>
              <draw:custom-shape draw:style-name="gr92" draw:text-style-name="P2" draw:layer="layout" svg:width="1.968cm" svg:height="0.967cm" svg:x="1.702cm" svg:y="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93" draw:text-style-name="P2" draw:layer="layout" svg:width="1.97cm" svg:height="1.598cm" svg:x="1.7cm" svg:y="2.201cm" svg:viewBox="0 0 1971 1599" svg:d="M1840 732c-86 73-211 135-360 177-150 42-320 65-492 65-173 0-343-23-493-65s-274-104-360-177c-77-65-121-138-130-213-2 12-3 24-3 35 0 85 46 168 132 242 86 73 211 135 361 177 149 42 319 65 492 65s342-23 492-65 274-104 361-177c74-64 118-134 129-207v494c1 11 2 21 2 32 0 85-45 168-132 242-86 74-210 135-360 177-150 43-320 65-492 65-174 0-343-22-493-65-150-42-274-103-360-177-83-70-128-150-132-231h-2v-1126h10c-5 20-8 41-8 61 0 85 46 169 132 242 86 74 211 135 361 177 149 43 319 65 492 65s342-22 492-65c150-42 274-103 361-177 74-63 118-134 129-206v433c-12 71-56 140-129 202zM1963 0h6v27c-2-10-3-18-6-27z">
                <text:p/>
              </draw:path>
            </draw:g>
            <draw:line draw:style-name="gr94" draw:text-style-name="P3" draw:layer="layout" svg:x1="3.9cm" svg:y1="2.8cm" svg:x2="8cm" svg:y2="2.8cm">
              <text:p/>
            </draw:line>
            <draw:line draw:style-name="gr94" draw:text-style-name="P3" draw:layer="layout" svg:x1="3.9cm" svg:y1="4.8cm" svg:x2="7.65cm" svg:y2="4.8cm">
              <text:p/>
            </draw:line>
          </draw:g>
        </draw:g>
        <draw:line draw:style-name="gr94" draw:text-style-name="P3" draw:layer="layout" svg:x1="7.65cm" svg:y1="5.65cm" svg:x2="7.65cm" svg:y2="4.8cm">
          <text:p/>
        </draw:line>
        <draw:line draw:style-name="gr94" draw:text-style-name="P3" draw:layer="layout" svg:x1="8cm" svg:y1="5.75cm" svg:x2="8cm" svg:y2="2.8cm">
          <text:p/>
        </draw:line>
      </draw:page>
      <draw:page draw:name="page23" draw:style-name="dp1" draw:master-page-name="預設">
        <draw:g>
          <draw:g>
            <draw:custom-shape draw:style-name="gr38" draw:text-style-name="P1"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ge>
      <draw:page draw:name="page24"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frame draw:style-name="gr91" draw:text-style-name="P19" draw:layer="layout" svg:width="6.75cm" svg:height="2.368cm" svg:x="1.32cm" svg:y="4.432cm">
          <draw:text-box>
            <text:p><text:span text:style-name="T2">HUB</text:span></text:p>
          </draw:text-box>
        </draw:frame>
        <draw:frame draw:style-name="gr90" draw:text-style-name="P18" draw:layer="layout" svg:width="7.382cm" svg:height="1.95cm" svg:x="1.34cm" svg:y="3.5cm">
          <draw:text-box>
            <text:p><text:span text:style-name="T1">DATA</text:span></text:p>
          </draw:text-box>
        </draw:frame>
        <draw:g>
          <draw:custom-shape draw:style-name="gr95" draw:text-style-name="P2" draw:layer="layout" svg:width="2.617cm" svg:height="1.058cm" svg:x="5.554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57" draw:text-style-name="P2" draw:layer="layout" svg:width="2.62cm" svg:height="1.749cm" svg:x="5.551cm" svg:y="4.549cm" svg:viewBox="0 0 2621 1750" svg:d="M2447 801c-115 81-280 148-479 194-199 47-425 71-655 71s-456-24-654-71c-200-46-365-113-480-194-101-71-160-151-173-233-2 13-3 26-3 38 0 93 60 185 175 265 115 81 281 148 480 194s424 71 654 71 456-25 655-71 364-113 479-194c99-69 158-146 172-226v541c2 11 3 23 3 35 0 93-60 184-175 265-115 80-280 147-480 194-199 46-424 70-654 70s-456-24-655-70c-199-47-365-114-479-194-110-77-171-165-175-254h-3v-1232h14c-8 22-11 45-11 67 0 93 60 185 175 265 115 81 281 148 480 194s424 71 654 71 456-25 655-71 364-113 479-194c99-70 158-146 172-226v474c-16 77-74 153-171 221zM2611 0h7v29c-2-10-4-20-7-29z">
            <text:p/>
          </draw:path>
        </draw:g>
        <draw:custom-shape draw:style-name="gr96" draw:layer="layout" svg:width="0.65cm" svg:height="0.6cm" svg:x="1.7cm" svg:y="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layer="layout" svg:width="0.65cm" svg:height="0.6cm" svg:x="2.8cm" svg:y="2.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layer="layout" svg:width="0.65cm" svg:height="0.6cm" svg:x="2.3cm" svg:y="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layer="layout" svg:width="0.65cm" svg:height="0.6cm" svg:x="7.60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layer="layout" svg:width="0.65cm" svg:height="0.6cm" svg:x="5.901cm" svg:y="3.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6" draw:layer="layout" svg:width="0.65cm" svg:height="0.6cm" svg:x="6.902cm" svg:y="3.302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97" draw:text-style-name="P3" draw:layer="layout" svg:width="3.625cm" svg:height="0.63cm" svg:x="3.45cm" svg:y="2.83cm" svg:viewBox="0 0 3626 631" svg:d="M31 122c0-42-9-84-28-122h3147l476 461c-15 6-29 12-43 19-49 27-91 65-119 110-8 13-16 27-22 41l-393-381h-3049c21-40 31-84 31-128z">
          <text:p/>
        </draw:path>
        <draw:path draw:style-name="gr98" draw:text-style-name="P3" draw:layer="layout" svg:width="3.55cm" svg:height="0.249cm" svg:x="2.35cm" svg:y="3.48cm" svg:viewBox="0 0 3551 250" svg:d="M33 122c0-42-10-84-29-122h3544c-19 38-30 80-30 123 0 44 12 87 33 127h-3551c22-40 33-84 33-128z">
          <text:p/>
        </draw:path>
        <draw:path draw:style-name="gr99" draw:text-style-name="P3" draw:layer="layout" svg:width="4.65cm" svg:height="0.249cm" svg:x="2.95cm" svg:y="6.58cm" svg:viewBox="0 0 4651 250" svg:d="M4620 123c0 44 11 87 31 127h-4651c35-40 54-84 54-128 0-42-16-84-48-122h4643c-19 38-29 80-29 123z">
          <text:p/>
        </draw:path>
      </draw:page>
      <draw:page draw:name="page25" draw:style-name="dp1" draw:master-page-name="預設">
        <draw:custom-shape draw:style-name="gr38"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6" draw:style-name="dp1" draw:master-page-name="預設">
        <draw:custom-shape draw:style-name="gr38" draw:text-style-name="P1" draw:layer="layout" svg:width="10cm" svg:height="10cm" svg:x="0.001cm" svg:y="0.0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7" draw:style-name="dp1" draw:master-page-name="預設">
        <draw:g>
          <draw:custom-shape draw:style-name="gr58" draw:layer="layout" svg:width="10cm" svg:height="10cm" svg:x="0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2" draw:layer="layout" svg:width="6.625cm" svg:height="6.625cm" svg:x="1.688cm" svg:y="1.688cm">
            <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ntarell Extra Bold" svg:font-family="'Cantarell Extra Bold'" style:font-pitch="variable"/>
    <style:font-face style:name="Cantarell Extra Bold1" svg:font-family="'Cantarell Extra Bold'" style:font-adornments="Extra Bold" style:font-pitch="variable"/>
    <style:font-face style:name="DejaVu Sans" svg:font-family="'DejaVu Sans'" style:font-family-generic="system" style:font-pitch="variable"/>
    <style:font-face style:name="Liberation Sans" svg:font-family="'Liberation Sans'" style:font-family-generic="roman" style:font-pitch="variable"/>
    <style:font-face style:name="Liberation Sans1" svg:font-family="'Liberation Sans'" style:font-pitch="variable"/>
    <style:font-face style:name="Liberation Serif" svg:font-family="'Liberation Serif'" style:font-family-generic="roman" style:font-pitch="variable"/>
    <style:font-face style:name="Liberation Serif1" svg:font-family="'Liberation Serif'" style:font-pitch="variable"/>
    <style:font-face style:name="Linux Biolinum O" svg:font-family="'Linux Biolinum O'" style:font-pitch="variable"/>
    <style:font-face style:name="Linux Biolinum O1" svg:font-family="'Linux Biolinum O'" style:font-adornments="Regular"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Mono" svg:font-family="'Noto Mono'" style:font-pitch="fixed"/>
    <style:font-face style:name="Noto Mono1" svg:font-family="'Noto Mono'" style:font-pitch="variable"/>
    <style:font-face style:name="Noto Sans" svg:font-family="'Noto Sans'" style:font-family-generic="roman" style:font-pitch="variable"/>
    <style:font-face style:name="Noto Sans CJK SC" svg:font-family="'Noto Sans CJK SC'" style:font-family-generic="system" style:font-pitch="variable"/>
    <style:font-face style:name="微軟正黑體" svg:font-family="微軟正黑體"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_28_Rounded_29_" draw:display-name="Dash (Rounded)" draw:style="round" draw:dots1="1" draw:dots1-length="201%" draw:distance="199%"/>
    <draw:stroke-dash draw:name="Dash_20_Dot_20_4" draw:display-name="Dash Dot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none" draw:stroke-dash="Dot" svg:stroke-width="0cm" svg:stroke-color="#f0f0f0" draw:marker-start-width="0.2cm" draw:marker-start-center="false" draw:marker-end-width="0.2cm" draw:marker-end-center="false" draw:fill="solid" draw:fill-color="#ffffff" draw:textarea-horizontal-align="justify" fo:padding-top="0.125cm" fo:padding-bottom="0.125cm" fo:padding-left="0.25cm" fo:padding-right="0.25cm" draw:shadow="hidden" draw:shadow-offset-x="0.203cm" draw:shadow-offset-y="0.203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font-variant="normal" fo:text-transform="none" style:use-window-font-color="true" loext:opacity="0%" style:text-outline="false" style:text-line-through-style="none" style:text-line-through-type="none" style:font-name="Linux Biolinum O1" fo:font-family="'Linux Biolinum O'" style:font-style-name="Regular" style:font-pitch="variable" fo:font-size="18pt" fo:font-style="normal" fo:text-shadow="none" style:text-underline-style="none" fo:font-weight="normal" style:letter-kerning="true" style:font-name-asian="微軟正黑體" style:font-family-asian="微軟正黑體"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_5f_Inner" style:display-name="Obj_Inner" style:family="graphic" style:parent-style-name="standard">
      <style:graphic-properties draw:stroke="none" draw:stroke-dash="Dash_20_Dot_20_4" draw:fill="solid" draw:fill-color="#ffffff" draw:textarea-horizontal-align="justify" draw:textarea-vertical-align="middle" draw:auto-grow-height="false" fo:min-height="3.375cm" fo:min-width="3.875cm"/>
      <style:paragraph-properties fo:text-align="center"/>
      <style:text-properties fo:color="#1c527f" loext:opacity="100%" style:font-name="Cantarell Extra Bold1" fo:font-family="'Cantarell Extra Bold'" style:font-style-name="Extra Bold" style:font-pitch="variable" fo:font-size="40pt" fo:font-weight="800"/>
    </style:style>
    <style:style style:name="Obj_5f_Background" style:display-name="Obj_Background" style:family="graphic" style:parent-style-name="standard">
      <style:graphic-properties draw:stroke="none" draw:fill-color="#1c527f" draw:textarea-horizontal-align="justify" draw:textarea-vertical-align="middle" draw:auto-grow-height="false" fo:min-height="8.774cm" fo:min-width="8.524cm"/>
      <style:paragraph-properties fo:text-align="center"/>
    </style:style>
    <style:style style:name="Obj_5f_Inner2" style:display-name="Obj_Inner2" style:family="graphic" style:parent-style-name="standard">
      <style:graphic-properties draw:stroke="none" draw:stroke-dash="Dash_20_Dot_20_4" draw:fill="solid" draw:fill-color="#1c527f" fo:min-height="1.33cm" fo:min-width="1.33cm"/>
    </style:style>
    <style:style style:name="Obj_5f_Boundary" style:display-name="Obj_Boundary" style:family="graphic" style:parent-style-name="standard">
      <style:graphic-properties draw:stroke="dash" draw:stroke-dash="Dot" svg:stroke-color="#ffffff" svg:stroke-linecap="butt" draw:fill="none" draw:textarea-horizontal-align="justify" draw:textarea-vertical-align="middle" draw:auto-grow-height="false" fo:min-height="6.375cm" fo:min-width="6.125cm"/>
      <style:paragraph-properties fo:text-align="center"/>
    </style:style>
    <style:style style:name="Obj_5f_Line2" style:display-name="Obj_Line2" style:family="graphic" style:parent-style-name="standard">
      <style:graphic-properties draw:stroke="dash" draw:stroke-dash="Dash_20__28_Rounded_29_" svg:stroke-width="0.159cm" svg:stroke-color="#1c527f" draw:marker-start-width="0.438cm" draw:marker-end-width="0.438cm" svg:stroke-linecap="round" fo:padding-top="0.204cm" fo:padding-bottom="0.204cm" fo:padding-left="0.329cm" fo:padding-right="0.329cm"/>
    </style:style>
    <style:style style:name="Obj_5f_Line1" style:display-name="Obj_Line1" style:family="graphic" style:parent-style-name="standard">
      <style:graphic-properties draw:stroke="dash" draw:stroke-dash="Dash_20__28_Rounded_29_" svg:stroke-width="0.16cm" svg:stroke-color="#ffffff" draw:marker-start-width="0.44cm" draw:marker-end-width="0.44cm" svg:stroke-linecap="round"/>
    </style:style>
  </office:styles>
  <office:automatic-styles>
    <style:page-layout style:name="PM0">
      <style:page-layout-properties fo:margin-top="0cm" fo:margin-bottom="0cm" fo:margin-left="0cm" fo:margin-right="0cm" fo:page-width="10cm" fo:page-height="10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預設"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initial-creator>Yen-Sen Lu</meta:initial-creator>
    <meta:creation-date>2023-03-15T11:16:17.046409167</meta:creation-date>
    <dc:date>2023-03-17T11:26:51.485701636</dc:date>
    <dc:creator>Yen-Sen Lu</dc:creator>
    <meta:editing-duration>PT22H5M47S</meta:editing-duration>
    <meta:editing-cycles>17</meta:editing-cycles>
    <meta:generator>LibreOffice/7.3.7.2$Linux_X86_64 LibreOffice_project/30$Build-2</meta:generator>
    <meta:document-statistic meta:object-count="417"/>
  </office:meta>
</office:document-meta>
</file>